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1.7291in"/>
    </style:style>
    <style:style style:name="co5" style:family="table-column">
      <style:table-column-properties fo:break-before="auto" style:column-width="1.6972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2791in"/>
    </style:style>
    <style:style style:name="co8" style:family="table-column">
      <style:table-column-properties fo:break-before="auto" style:column-width="1.2362in"/>
    </style:style>
    <style:style style:name="co9" style:family="table-column">
      <style:table-column-properties fo:break-before="auto" style:column-width="0.9783in"/>
    </style:style>
    <style:style style:name="co10" style:family="table-column">
      <style:table-column-properties fo:break-before="auto" style:column-width="0.9898in"/>
    </style:style>
    <style:style style:name="co11" style:family="table-column">
      <style:table-column-properties fo:break-before="auto" style:column-width="1.5362in"/>
    </style:style>
    <style:style style:name="co12" style:family="table-column">
      <style:table-column-properties fo:break-before="auto" style:column-width="1.5043in"/>
    </style:style>
    <style:style style:name="co13" style:family="table-column">
      <style:table-column-properties fo:break-before="auto" style:column-width="1.4634in"/>
    </style:style>
    <style:style style:name="co14" style:family="table-column">
      <style:table-column-properties fo:break-before="auto" style:column-width="1.472in"/>
    </style:style>
    <style:style style:name="co15" style:family="table-column">
      <style:table-column-properties fo:break-before="auto" style:column-width="1.5165in"/>
    </style:style>
    <style:style style:name="co16" style:family="table-column">
      <style:table-column-properties fo:break-before="auto" style:column-width="1.5256in"/>
    </style:style>
    <style:style style:name="co17" style:family="table-column">
      <style:table-column-properties fo:break-before="auto" style:column-width="1.2146in"/>
    </style:style>
    <style:style style:name="co18" style:family="table-column">
      <style:table-column-properties fo:break-before="auto" style:column-width="1.7937in"/>
    </style:style>
    <style:style style:name="co19" style:family="table-column">
      <style:table-column-properties fo:break-before="auto" style:column-width="1.5898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0.4874in"/>
    </style:style>
    <style:style style:name="co22" style:family="table-column">
      <style:table-column-properties fo:break-before="auto" style:column-width="0.702in"/>
    </style:style>
    <style:style style:name="co23" style:family="table-column">
      <style:table-column-properties fo:break-before="auto" style:column-width="1.4134in"/>
    </style:style>
    <style:style style:name="co24" style:family="table-column">
      <style:table-column-properties fo:break-before="auto" style:column-width="1.9299in"/>
    </style:style>
    <style:style style:name="co25" style:family="table-column">
      <style:table-column-properties fo:break-before="auto" style:column-width="1.3744in"/>
    </style:style>
    <style:style style:name="co26" style:family="table-column">
      <style:table-column-properties fo:break-before="auto" style:column-width="1.6862in"/>
    </style:style>
    <style:style style:name="co27" style:family="table-column">
      <style:table-column-properties fo:break-before="auto" style:column-width="1.2575in"/>
    </style:style>
    <style:style style:name="co28" style:family="table-column">
      <style:table-column-properties fo:break-before="auto" style:column-width="1.2965in"/>
    </style:style>
    <style:style style:name="co29" style:family="table-column">
      <style:table-column-properties fo:break-before="auto" style:column-width="1.4811in"/>
    </style:style>
    <style:style style:name="co30" style:family="table-column">
      <style:table-column-properties fo:break-before="auto" style:column-width="1.4543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1.3291in"/>
    </style:style>
    <style:style style:name="co33" style:family="table-column">
      <style:table-column-properties fo:break-before="auto" style:column-width="1.8291in"/>
    </style:style>
    <style:style style:name="co34" style:family="table-column">
      <style:table-column-properties fo:break-before="auto" style:column-width="1.4098in"/>
    </style:style>
    <style:style style:name="co35" style:family="table-column">
      <style:table-column-properties fo:break-before="auto" style:column-width="1.2756in"/>
    </style:style>
    <style:style style:name="co36" style:family="table-column">
      <style:table-column-properties fo:break-before="auto" style:column-width="1.5075in"/>
    </style:style>
    <style:style style:name="co37" style:family="table-column">
      <style:table-column-properties fo:break-before="auto" style:column-width="1.302in"/>
    </style:style>
    <style:style style:name="co38" style:family="table-column">
      <style:table-column-properties fo:break-before="auto" style:column-width="1.1953in"/>
    </style:style>
    <style:style style:name="co39" style:family="table-column">
      <style:table-column-properties fo:break-before="auto" style:column-width="1.0791in"/>
    </style:style>
    <style:style style:name="co40" style:family="table-column">
      <style:table-column-properties fo:break-before="auto" style:column-width="2.0528in"/>
    </style:style>
    <style:style style:name="co41" style:family="table-column">
      <style:table-column-properties fo:break-before="auto" style:column-width="1.6598in"/>
    </style:style>
    <style:style style:name="co42" style:family="table-column">
      <style:table-column-properties fo:break-before="auto" style:column-width="1.5346in"/>
    </style:style>
    <style:style style:name="co43" style:family="table-column">
      <style:table-column-properties fo:break-before="auto" style:column-width="1.6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6" style:family="table-cell" style:parent-style-name="Default" style:data-style-name="N2"/>
    <style:style style:name="ce7" style:family="table-cell" style:parent-style-name="Default" style:data-style-name="N121"/>
    <style:style style:name="ce10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 style:data-style-name="N122"/>
    <style:style style:name="ce9" style:family="table-cell" style:parent-style-name="Default" style:data-style-name="N1"/>
    <style:style style:name="ce11" style:family="table-cell" style:parent-style-name="Default" style:data-style-name="N123"/>
    <style:style style:name="ce5" style:family="table-cell" style:parent-style-name="Default" style:data-style-name="N61"/>
    <style:style style:name="ce8" style:family="table-cell" style:parent-style-name="Default" style:data-style-name="N0"/>
    <style:style style:name="ce1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s_laps_old" table:style-name="ta1">
        <table:table-column table:style-name="co1" table:number-columns-repeated="8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n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RNS Enc</text:p>
          </table:table-cell>
          <table:table-cell office:value-type="string" calcext:value-type="string">
            <text:p>RNS Dec</text:p>
          </table:table-cell>
          <table:table-cell office:value-type="string" calcext:value-type="string">
            <text:p>RNS Total</text:p>
          </table:table-cell>
          <table:table-cell office:value-type="string" calcext:value-type="string">
            <text:p>NTL Enc</text:p>
          </table:table-cell>
          <table:table-cell office:value-type="string" calcext:value-type="string">
            <text:p>NTL Dec</text:p>
          </table:table-cell>
          <table:table-cell office:value-type="string" calcext:value-type="string">
            <text:p>NTL Total</text:p>
          </table:table-cell>
          <table:table-cell table:style-name="ce10" office:value-type="string" calcext:value-type="string">
            <text:p>Plain Total (N*n)</text:p>
          </table:table-cell>
          <table:table-cell office:value-type="string" calcext:value-type="string">
            <text:p>Ctext deg</text:p>
          </table:table-cell>
          <table:table-cell office:value-type="string" calcext:value-type="string">
            <text:p>RNS vs. Plain (slowdown)</text:p>
          </table:table-cell>
          <table:table-cell office:value-type="string" calcext:value-type="string">
            <text:p>NTL vs. Plain (slowdown)</text:p>
          </table:table-cell>
          <table:table-cell office:value-type="string" calcext:value-type="string">
            <text:p>Enc. RNS vs. LaPS</text:p>
          </table:table-cell>
          <table:table-cell office:value-type="string" calcext:value-type="string">
            <text:p>Dec. RNS vs. LaPS</text:p>
          </table:table-cell>
          <table:table-cell office:value-type="string" calcext:value-type="string">
            <text:p>Total RNS vs. NTL </text:p>
          </table:table-cell>
          <table:table-cell office:value-type="string" calcext:value-type="string">
            <text:p>Enc RNS vs. NTL</text:p>
          </table:table-cell>
          <table:table-cell office:value-type="string" calcext:value-type="string">
            <text:p>Dec RNS vs. NTL</text:p>
          </table:table-cell>
        </table:table-row>
        <table:table-row table:style-name="ro1">
          <table:table-cell office:value-type="string" calcext:value-type="string">
            <text:p>BGV</text:p>
          </table:table-cell>
          <table:table-cell office:value-type="float" office:value="1000" calcext:value-type="float">
            <text:p>1000</text:p>
          </table:table-cell>
          <table:table-cell office:value-type="float" office:value="1167486.9" calcext:value-type="float">
            <text:p>1167486.9</text:p>
          </table:table-cell>
          <table:table-cell office:value-type="float" office:value="1009267.7" calcext:value-type="float">
            <text:p>1009267.7</text:p>
          </table:table-cell>
          <table:table-cell table:formula="of:=[.D2]+([.$B2]*[.C2])" office:value-type="float" office:value="1168496167.7" calcext:value-type="float">
            <text:p>1168496167.7</text:p>
          </table:table-cell>
          <table:table-cell office:value-type="float" office:value="42562624" calcext:value-type="float">
            <text:p>42562624</text:p>
          </table:table-cell>
          <table:table-cell office:value-type="float" office:value="42652249" calcext:value-type="float">
            <text:p>42652249</text:p>
          </table:table-cell>
          <table:table-cell table:formula="of:=[.G2]+([.F2]*[.$B2])" office:value-type="float" office:value="42605276249" calcext:value-type="float">
            <text:p>42605276249</text:p>
          </table:table-cell>
          <table:table-cell table:style-name="Default" office:value-type="float" office:value="31913.4667529297" calcext:value-type="float">
            <text:p>31913.4667529297</text:p>
          </table:table-cell>
          <table:table-cell table:formula="of:=2^11" office:value-type="float" office:value="2048" calcext:value-type="float">
            <text:p>2048</text:p>
          </table:table-cell>
          <table:table-cell table:formula="of:=[.E2]/[.I2]" office:value-type="float" office:value="36614.5168980343" calcext:value-type="float">
            <text:p>36614.5168980343</text:p>
          </table:table-cell>
          <table:table-cell table:formula="of:=[.H2]/[.I2]" office:value-type="float" office:value="1335025.00931174" calcext:value-type="float">
            <text:p>1335025.00931174</text:p>
          </table:table-cell>
          <table:table-cell table:formula="of:=77330400/[.C2]" office:value-type="float" office:value="66.23663186285" calcext:value-type="float">
            <text:p>66.23663186285</text:p>
          </table:table-cell>
          <table:table-cell table:formula="of:=67624300/[.D2]" office:value-type="float" office:value="67.0033332088206" calcext:value-type="float">
            <text:p>67.0033332088206</text:p>
          </table:table-cell>
          <table:table-cell table:formula="of:=[.H2]/[.E2]" office:value-type="float" office:value="36.4616311347103" calcext:value-type="float">
            <text:p>36.4616311347103</text:p>
          </table:table-cell>
          <table:table-cell table:formula="of:=[.F2]/[.C2]" office:value-type="float" office:value="36.4566180571277" calcext:value-type="float">
            <text:p>36.4566180571277</text:p>
          </table:table-cell>
          <table:table-cell table:formula="of:=[.G2]/[.D2]" office:value-type="float" office:value="42.2605905251897" calcext:value-type="float">
            <text:p>42.2605905251897</text:p>
          </table:table-cell>
        </table:table-row>
        <table:table-row table:style-name="ro1">
          <table:table-cell office:value-type="string" calcext:value-type="string">
            <text:p>BFV</text:p>
          </table:table-cell>
          <table:table-cell office:value-type="float" office:value="1000" calcext:value-type="float">
            <text:p>1000</text:p>
          </table:table-cell>
          <table:table-cell office:value-type="float" office:value="5871323.9" calcext:value-type="float">
            <text:p>5871323.9</text:p>
          </table:table-cell>
          <table:table-cell office:value-type="float" office:value="5595628.3" calcext:value-type="float">
            <text:p>5595628.3</text:p>
          </table:table-cell>
          <table:table-cell table:formula="of:=[.D3]+([.$B3]*[.C3])" office:value-type="float" office:value="5876919528.3" calcext:value-type="float">
            <text:p>5876919528.3</text:p>
          </table:table-cell>
          <table:table-cell office:value-type="float" office:value="164426010" calcext:value-type="float">
            <text:p>164426010</text:p>
          </table:table-cell>
          <table:table-cell office:value-type="float" office:value="164786210" calcext:value-type="float">
            <text:p>164786210</text:p>
          </table:table-cell>
          <table:table-cell table:formula="of:=[.G3]+([.F3]*[.$B3])" office:value-type="float" office:value="164590796210" calcext:value-type="float">
            <text:p>164590796210</text:p>
          </table:table-cell>
          <table:table-cell table:style-name="Default" office:value-type="float" office:value="31925.0625878906" calcext:value-type="float">
            <text:p>31925.0625878906</text:p>
          </table:table-cell>
          <table:table-cell table:formula="of:=2^11" office:value-type="float" office:value="2048" calcext:value-type="float">
            <text:p>2048</text:p>
          </table:table-cell>
          <table:table-cell table:formula="of:=[.E3]/[.I3]" office:value-type="float" office:value="184084.824019395" calcext:value-type="float">
            <text:p>184084.824019395</text:p>
          </table:table-cell>
          <table:table-cell table:formula="of:=[.H3]/[.I3]" office:value-type="float" office:value="5155535.58452319" calcext:value-type="float">
            <text:p>5155535.58452319</text:p>
          </table:table-cell>
          <table:table-cell table:formula="of:=77330400/[.C3]" office:value-type="float" office:value="13.1708625374935" calcext:value-type="float">
            <text:p>13.1708625374935</text:p>
          </table:table-cell>
          <table:table-cell table:formula="of:=67624300/[.D3]" office:value-type="float" office:value="12.0852022998025" calcext:value-type="float">
            <text:p>12.0852022998025</text:p>
          </table:table-cell>
          <table:table-cell table:formula="of:=[.H3]/[.E3]" office:value-type="float" office:value="28.0063042240789" calcext:value-type="float">
            <text:p>28.0063042240789</text:p>
          </table:table-cell>
          <table:table-cell table:formula="of:=[.F3]/[.C3]" office:value-type="float" office:value="28.004929177898" calcext:value-type="float">
            <text:p>28.004929177898</text:p>
          </table:table-cell>
          <table:table-cell table:formula="of:=[.G3]/[.D3]" office:value-type="float" office:value="29.4490986829844" calcext:value-type="float">
            <text:p>29.4490986829844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table:number-columns-repeated="7"/>
          <table:table-cell table:style-name="Default"/>
          <table:table-cell office:value-type="string" calcext:value-type="string">
            <text:p>Slowdown vs. Pla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S_TERM</text:p>
          </table:table-cell>
          <table:table-cell/>
          <table:table-cell table:style-name="ce6" table:formula="of:=[.C2]/[.$A$6]" office:value-type="float" office:value="1.1674869" calcext:value-type="float">
            <text:p>1.17</text:p>
          </table:table-cell>
          <table:table-cell table:style-name="ce6" table:formula="of:=[.D2]/[.$A$6]" office:value-type="float" office:value="1.0092677" calcext:value-type="float">
            <text:p>1.01</text:p>
          </table:table-cell>
          <table:table-cell table:style-name="ce6" table:formula="of:=[.E2]/[.$A$6]" office:value-type="float" office:value="1168.4961677" calcext:value-type="float">
            <text:p>1168.50</text:p>
          </table:table-cell>
          <table:table-cell table:style-name="ce6" table:formula="of:=[.F2]/[.$A$6]" office:value-type="float" office:value="42.562624" calcext:value-type="float">
            <text:p>42.56</text:p>
          </table:table-cell>
          <table:table-cell table:style-name="ce6" table:formula="of:=[.G2]/[.$A$6]" office:value-type="float" office:value="42.652249" calcext:value-type="float">
            <text:p>42.65</text:p>
          </table:table-cell>
          <table:table-cell table:style-name="ce6" table:formula="of:=[.H2]/[.$A$6]" office:value-type="float" office:value="42605.276249" calcext:value-type="float">
            <text:p>42605.28</text:p>
          </table:table-cell>
          <table:table-cell table:formula="of:=[.I2]/[.$A$6]" office:value-type="float" office:value="0.0319134667529297" calcext:value-type="float">
            <text:p>0.03</text:p>
          </table:table-cell>
          <table:table-cell table:number-columns-repeated="8"/>
        </table:table-row>
        <table:table-row table:style-name="ro1">
          <table:table-cell office:value-type="float" office:value="1000000" calcext:value-type="float">
            <text:p>1000000</text:p>
          </table:table-cell>
          <table:table-cell/>
          <table:table-cell table:style-name="ce6" table:formula="of:=[.C3]/[.$A$6]" office:value-type="float" office:value="5.8713239" calcext:value-type="float">
            <text:p>5.87</text:p>
          </table:table-cell>
          <table:table-cell table:style-name="ce6" table:formula="of:=[.D3]/[.$A$6]" office:value-type="float" office:value="5.5956283" calcext:value-type="float">
            <text:p>5.60</text:p>
          </table:table-cell>
          <table:table-cell table:style-name="ce6" table:formula="of:=[.E3]/[.$A$6]" office:value-type="float" office:value="5876.9195283" calcext:value-type="float">
            <text:p>5876.92</text:p>
          </table:table-cell>
          <table:table-cell table:style-name="ce6" table:formula="of:=[.F3]/[.$A$6]" office:value-type="float" office:value="164.42601" calcext:value-type="float">
            <text:p>164.43</text:p>
          </table:table-cell>
          <table:table-cell table:style-name="ce6" table:formula="of:=[.G3]/[.$A$6]" office:value-type="float" office:value="164.78621" calcext:value-type="float">
            <text:p>164.79</text:p>
          </table:table-cell>
          <table:table-cell table:style-name="ce6" table:formula="of:=[.H3]/[.$A$6]" office:value-type="float" office:value="164590.79621" calcext:value-type="float">
            <text:p>164590.80</text:p>
          </table:table-cell>
          <table:table-cell table:formula="of:=[.I3]/[.$A$6]" office:value-type="float" office:value="0.0319250625878906" calcext:value-type="float">
            <text:p>0.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ith packing</text:p>
          </table:table-cell>
          <table:table-cell/>
          <table:table-cell table:style-name="ce7" table:formula="of:=[.C5]/[.$J2]" office:value-type="float" office:value="0.000570061962890625" calcext:value-type="float">
            <text:p>0.0006</text:p>
          </table:table-cell>
          <table:table-cell table:style-name="ce7" table:formula="of:=[.D5]/[.$J2]" office:value-type="float" office:value="0.000492806494140625" calcext:value-type="float">
            <text:p>0.0005</text:p>
          </table:table-cell>
          <table:table-cell table:style-name="ce7" table:formula="of:=[.E5]/[.$J2]" office:value-type="float" office:value="0.570554769384766" calcext:value-type="float">
            <text:p>0.5706</text:p>
          </table:table-cell>
          <table:table-cell table:number-columns-repeated="3"/>
          <table:table-cell table:formula="of:=[.I5]" office:value-type="float" office:value="0.0319134667529297" calcext:value-type="float">
            <text:p>0.03</text:p>
          </table:table-cell>
          <table:table-cell table:style-name="ce6" table:formula="of:=[.E7]/[.I7]" office:value-type="float" office:value="17.8781820791183" calcext:value-type="float">
            <text:p>17.88</text:p>
          </table:table-cell>
          <table:table-cell table:formula="of:=[.E7]/[.I7]" office:value-type="float" office:value="17.8781820791183" calcext:value-type="float">
            <text:p>17.8781820791183</text:p>
          </table:table-cell>
          <table:table-cell/>
          <table:table-cell table:style-name="ce12" table:formula="of:=77.3304/[.C7]" office:value-type="float" office:value="135652.622055117" calcext:value-type="float">
            <text:p>135652.6</text:p>
          </table:table-cell>
          <table:table-cell table:style-name="ce12" table:formula="of:=67.6243/[.D7]" office:value-type="float" office:value="137222.826411665" calcext:value-type="float">
            <text:p>137222.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table:formula="of:=[.C6]/[.$J3]" office:value-type="float" office:value="0.00286685737304688" calcext:value-type="float">
            <text:p>0.0029</text:p>
          </table:table-cell>
          <table:table-cell table:style-name="ce7" table:formula="of:=[.D6]/[.$J3]" office:value-type="float" office:value="0.00273224038085937" calcext:value-type="float">
            <text:p>0.0027</text:p>
          </table:table-cell>
          <table:table-cell table:style-name="ce7" table:formula="of:=[.E6]/[.$J3]" office:value-type="float" office:value="2.86958961342773" calcext:value-type="float">
            <text:p>2.8696</text:p>
          </table:table-cell>
          <table:table-cell table:number-columns-repeated="3"/>
          <table:table-cell table:formula="of:=[.I6]" office:value-type="float" office:value="0.0319250625878906" calcext:value-type="float">
            <text:p>0.03</text:p>
          </table:table-cell>
          <table:table-cell table:style-name="ce6" table:formula="of:=[.E8]/[.I8]" office:value-type="float" office:value="89.88516797822" calcext:value-type="float">
            <text:p>89.89</text:p>
          </table:table-cell>
          <table:table-cell table:formula="of:=[.E8]/[.I8]" office:value-type="float" office:value="89.88516797822" calcext:value-type="float">
            <text:p>89.88516797822</text:p>
          </table:table-cell>
          <table:table-cell/>
          <table:table-cell table:style-name="ce12" table:formula="of:=77.3304/[.C8]" office:value-type="float" office:value="26973.9264767866" calcext:value-type="float">
            <text:p>26973.9</text:p>
          </table:table-cell>
          <table:table-cell table:style-name="ce12" table:formula="of:=67.6243/[.D8]" office:value-type="float" office:value="24750.4943099955" calcext:value-type="float">
            <text:p>24750.5</text:p>
          </table:table-cell>
          <table:table-cell table:number-columns-repeated="3"/>
        </table:table-row>
      </table:table>
      <table:table table:name="incr_t_old" table:style-name="ta1">
        <table:table-column table:style-name="co1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10" table:number-columns-repeated="5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ariant/bits</text:p>
          </table:table-cell>
          <table:table-cell office:value-type="string" calcext:value-type="string">
            <text:p>RNS Enc (ns)</text:p>
          </table:table-cell>
          <table:table-cell office:value-type="string" calcext:value-type="string">
            <text:p>RNS Dec (ns)</text:p>
          </table:table-cell>
          <table:table-cell office:value-type="string" calcext:value-type="string">
            <text:p>Plain (ns)</text:p>
          </table:table-cell>
          <table:table-cell office:value-type="string" calcext:value-type="string">
            <text:p>NTL Enc (ns)</text:p>
          </table:table-cell>
          <table:table-cell office:value-type="string" calcext:value-type="string">
            <text:p>NTL Dec (n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GV/128</text:p>
          </table:table-cell>
          <table:table-cell office:value-type="float" office:value="23421430" calcext:value-type="float">
            <text:p>23421430</text:p>
          </table:table-cell>
          <table:table-cell office:value-type="float" office:value="24544338" calcext:value-type="float">
            <text:p>24544338</text:p>
          </table:table-cell>
          <table:table-cell office:value-type="float" office:value="31916.0031005859" calcext:value-type="float">
            <text:p>31916.0031005859</text:p>
          </table:table-cell>
          <table:table-cell office:value-type="float" office:value="658012560" calcext:value-type="float">
            <text:p>658012560</text:p>
          </table:table-cell>
          <table:table-cell office:value-type="float" office:value="650384460" calcext:value-type="float">
            <text:p>6503844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FV/128</text:p>
          </table:table-cell>
          <table:table-cell table:formula="of:=89565818" office:value-type="float" office:value="89565818" calcext:value-type="float">
            <text:p>89565818</text:p>
          </table:table-cell>
          <table:table-cell office:value-type="float" office:value="93282620" calcext:value-type="float">
            <text:p>93282620</text:p>
          </table:table-cell>
          <table:table-cell office:value-type="float" office:value="31921.4084960937" calcext:value-type="float">
            <text:p>31921.4084960937</text:p>
          </table:table-cell>
          <table:table-cell office:value-type="float" office:value="2614352400" calcext:value-type="float">
            <text:p>2614352400</text:p>
          </table:table-cell>
          <table:table-cell office:value-type="float" office:value="2589912000" calcext:value-type="float">
            <text:p>2589912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GV/196</text:p>
          </table:table-cell>
          <table:table-cell office:value-type="float" office:value="24940952" calcext:value-type="float">
            <text:p>24940952</text:p>
          </table:table-cell>
          <table:table-cell office:value-type="float" office:value="26191296" calcext:value-type="float">
            <text:p>26191296</text:p>
          </table:table-cell>
          <table:table-cell office:value-type="float" office:value="31914.3224584961" calcext:value-type="float">
            <text:p>31914.3224584961</text:p>
          </table:table-cell>
          <table:table-cell office:value-type="float" office:value="650591540" calcext:value-type="float">
            <text:p>650591540</text:p>
          </table:table-cell>
          <table:table-cell office:value-type="float" office:value="655141260" calcext:value-type="float">
            <text:p>6551412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FV/196</text:p>
          </table:table-cell>
          <table:table-cell office:value-type="float" office:value="95602472" calcext:value-type="float">
            <text:p>95602472</text:p>
          </table:table-cell>
          <table:table-cell office:value-type="float" office:value="99680210" calcext:value-type="float">
            <text:p>99680210</text:p>
          </table:table-cell>
          <table:table-cell office:value-type="float" office:value="31936.7723193359" calcext:value-type="float">
            <text:p>31936.7723193359</text:p>
          </table:table-cell>
          <table:table-cell office:value-type="float" office:value="2623776000" calcext:value-type="float">
            <text:p>2623776000</text:p>
          </table:table-cell>
          <table:table-cell office:value-type="float" office:value="2764347000" calcext:value-type="float">
            <text:p>2764347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GV/32</text:p>
          </table:table-cell>
          <table:table-cell office:value-type="float" office:value="1177686" calcext:value-type="float">
            <text:p>1177686</text:p>
          </table:table-cell>
          <table:table-cell office:value-type="float" office:value="1014947.8" calcext:value-type="float">
            <text:p>1014947.8</text:p>
          </table:table-cell>
          <table:table-cell office:value-type="float" office:value="42924.8983105469" calcext:value-type="float">
            <text:p>42924.8983105469</text:p>
          </table:table-cell>
          <table:table-cell office:value-type="float" office:value="42660226" calcext:value-type="float">
            <text:p>42660226</text:p>
          </table:table-cell>
          <table:table-cell office:value-type="float" office:value="42778716" calcext:value-type="float">
            <text:p>427787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FV/32</text:p>
          </table:table-cell>
          <table:table-cell office:value-type="float" office:value="5935508.6" calcext:value-type="float">
            <text:p>5935508.6</text:p>
          </table:table-cell>
          <table:table-cell office:value-type="float" office:value="5638269" calcext:value-type="float">
            <text:p>5638269</text:p>
          </table:table-cell>
          <table:table-cell office:value-type="float" office:value="31920.1787695312" calcext:value-type="float">
            <text:p>31920.1787695312</text:p>
          </table:table-cell>
          <table:table-cell office:value-type="float" office:value="167732940" calcext:value-type="float">
            <text:p>167732940</text:p>
          </table:table-cell>
          <table:table-cell office:value-type="float" office:value="165190180" calcext:value-type="float">
            <text:p>1651901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GV/64</text:p>
          </table:table-cell>
          <table:table-cell office:value-type="float" office:value="6136781.8" calcext:value-type="float">
            <text:p>6136781.8</text:p>
          </table:table-cell>
          <table:table-cell office:value-type="float" office:value="6043139.4" calcext:value-type="float">
            <text:p>6043139.4</text:p>
          </table:table-cell>
          <table:table-cell office:value-type="float" office:value="31921.7312304688" calcext:value-type="float">
            <text:p>31921.7312304688</text:p>
          </table:table-cell>
          <table:table-cell office:value-type="float" office:value="163793100" calcext:value-type="float">
            <text:p>163793100</text:p>
          </table:table-cell>
          <table:table-cell office:value-type="float" office:value="164155760" calcext:value-type="float">
            <text:p>1641557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FV/64</text:p>
          </table:table-cell>
          <table:table-cell office:value-type="float" office:value="22251842" calcext:value-type="float">
            <text:p>22251842</text:p>
          </table:table-cell>
          <table:table-cell office:value-type="float" office:value="22295796" calcext:value-type="float">
            <text:p>22295796</text:p>
          </table:table-cell>
          <table:table-cell office:value-type="float" office:value="31923.9066918945" calcext:value-type="float">
            <text:p>31923.9066918945</text:p>
          </table:table-cell>
          <table:table-cell office:value-type="float" office:value="650647720" calcext:value-type="float">
            <text:p>650647720</text:p>
          </table:table-cell>
          <table:table-cell office:value-type="float" office:value="651833480" calcext:value-type="float">
            <text:p>651833480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Variant/bits</text:p>
          </table:table-cell>
          <table:table-cell office:value-type="string" calcext:value-type="string">
            <text:p>Packed</text:p>
          </table:table-cell>
          <table:table-cell office:value-type="string" calcext:value-type="string">
            <text:p>Ctext Deg</text:p>
          </table:table-cell>
          <table:table-cell office:value-type="string" calcext:value-type="string">
            <text:p>RNS Enc (ms)</text:p>
          </table:table-cell>
          <table:table-cell office:value-type="string" calcext:value-type="string">
            <text:p>RNS Dec (ms)</text:p>
          </table:table-cell>
          <table:table-cell office:value-type="string" calcext:value-type="string">
            <text:p>Total (ms)</text:p>
          </table:table-cell>
          <table:table-cell office:value-type="string" calcext:value-type="string">
            <text:p>Plain (ms)</text:p>
          </table:table-cell>
          <table:table-cell office:value-type="string" calcext:value-type="string">
            <text:p>NTL Enc (ms)</text:p>
          </table:table-cell>
          <table:table-cell office:value-type="string" calcext:value-type="string">
            <text:p>NTL Dec (ms)</text:p>
          </table:table-cell>
          <table:table-cell office:value-type="string" calcext:value-type="string">
            <text:p>Packed Enc RNS</text:p>
          </table:table-cell>
          <table:table-cell office:value-type="string" calcext:value-type="string">
            <text:p>P. Dec RNS</text:p>
          </table:table-cell>
          <table:table-cell office:value-type="string" calcext:value-type="string">
            <text:p>Packed RNS total</text:p>
          </table:table-cell>
          <table:table-cell office:value-type="string" calcext:value-type="string">
            <text:p>Packed vs. Plain</text:p>
          </table:table-cell>
        </table:table-row>
        <table:table-row table:style-name="ro1">
          <table:table-cell office:value-type="string" calcext:value-type="string">
            <text:p>BGV/128</text:p>
          </table:table-cell>
          <table:table-cell office:value-type="float" office:value="4" calcext:value-type="float">
            <text:p>4</text:p>
          </table:table-cell>
          <table:table-cell table:formula="of:=2^13" office:value-type="float" office:value="8192" calcext:value-type="float">
            <text:p>8192</text:p>
          </table:table-cell>
          <table:table-cell table:style-name="ce6" table:formula="of:=[.B2]/[.$A$25]" office:value-type="float" office:value="23.42143" calcext:value-type="float">
            <text:p>23.42</text:p>
          </table:table-cell>
          <table:table-cell table:style-name="ce6" table:formula="of:=[.C2]/[.$A$25]" office:value-type="float" office:value="24.544338" calcext:value-type="float">
            <text:p>24.54</text:p>
          </table:table-cell>
          <table:table-cell table:formula="of:=[.$A$23]*[.D12]+[.E12]" office:value-type="float" office:value="23445.974338" calcext:value-type="float">
            <text:p>23445.974338</text:p>
          </table:table-cell>
          <table:table-cell table:style-name="ce6" table:formula="of:=[.D2]/[.$A$25]" office:value-type="float" office:value="0.0319160031005859" calcext:value-type="float">
            <text:p>0.03</text:p>
          </table:table-cell>
          <table:table-cell table:style-name="ce6" table:formula="of:=[.E2]/[.$A$25]" office:value-type="float" office:value="658.01256" calcext:value-type="float">
            <text:p>658.01</text:p>
          </table:table-cell>
          <table:table-cell table:style-name="ce6" table:formula="of:=[.F2]/[.$A$25]" office:value-type="float" office:value="650.38446" calcext:value-type="float">
            <text:p>650.38</text:p>
          </table:table-cell>
          <table:table-cell table:style-name="ce7" table:formula="of:=[.D12]/([.$C12]*[.$B12])" office:value-type="float" office:value="0.000714765319824219" calcext:value-type="float">
            <text:p>0.0007</text:p>
          </table:table-cell>
          <table:table-cell table:style-name="ce7" table:formula="of:=[.E12]/([.$C12]*[.$B12])" office:value-type="float" office:value="0.000749033752441406" calcext:value-type="float">
            <text:p>0.0007</text:p>
          </table:table-cell>
          <table:table-cell table:style-name="ce7" table:formula="of:=[.$A$23]*[.J12]+[.K12]" office:value-type="float" office:value="0.71551435357666" calcext:value-type="float">
            <text:p>0.7155</text:p>
          </table:table-cell>
          <table:table-cell table:style-name="ce12" table:formula="of:=[.L12]/[.G12]" office:value-type="float" office:value="22.4186703868169" calcext:value-type="float">
            <text:p>22.4</text:p>
          </table:table-cell>
        </table:table-row>
        <table:table-row table:style-name="ro1">
          <table:table-cell office:value-type="string" calcext:value-type="string">
            <text:p>BFV/128</text:p>
          </table:table-cell>
          <table:table-cell office:value-type="float" office:value="4" calcext:value-type="float">
            <text:p>4</text:p>
          </table:table-cell>
          <table:table-cell table:formula="of:=2^14" office:value-type="float" office:value="16384" calcext:value-type="float">
            <text:p>16384</text:p>
          </table:table-cell>
          <table:table-cell table:style-name="ce6" table:formula="of:=[.B3]/[.$A$25]" office:value-type="float" office:value="89.565818" calcext:value-type="float">
            <text:p>89.57</text:p>
          </table:table-cell>
          <table:table-cell table:style-name="ce6" table:formula="of:=[.C3]/[.$A$25]" office:value-type="float" office:value="93.28262" calcext:value-type="float">
            <text:p>93.28</text:p>
          </table:table-cell>
          <table:table-cell table:formula="of:=[.$A$23]*[.D13]+[.E13]" office:value-type="float" office:value="89659.10062" calcext:value-type="float">
            <text:p>89659.10062</text:p>
          </table:table-cell>
          <table:table-cell table:style-name="ce6" table:formula="of:=[.D3]/[.$A$25]" office:value-type="float" office:value="0.0319214084960937" calcext:value-type="float">
            <text:p>0.03</text:p>
          </table:table-cell>
          <table:table-cell table:style-name="ce6" table:formula="of:=[.E3]/[.$A$25]" office:value-type="float" office:value="2614.3524" calcext:value-type="float">
            <text:p>2614.35</text:p>
          </table:table-cell>
          <table:table-cell table:style-name="ce6" table:formula="of:=[.F3]/[.$A$25]" office:value-type="float" office:value="2589.912" calcext:value-type="float">
            <text:p>2589.91</text:p>
          </table:table-cell>
          <table:table-cell table:style-name="ce7" table:formula="of:=[.D13]/([.$C13]*[.$B13])" office:value-type="float" office:value="0.00136666592407227" calcext:value-type="float">
            <text:p>0.0014</text:p>
          </table:table-cell>
          <table:table-cell table:style-name="ce7" table:formula="of:=[.E13]/([.$C13]*[.$B13])" office:value-type="float" office:value="0.00142337982177734" calcext:value-type="float">
            <text:p>0.0014</text:p>
          </table:table-cell>
          <table:table-cell table:style-name="ce7" table:formula="of:=[.$A$23]*[.J13]+[.K13]" office:value-type="float" office:value="1.36808930389404" calcext:value-type="float">
            <text:p>1.3681</text:p>
          </table:table-cell>
          <table:table-cell table:style-name="ce12" table:formula="of:=[.L13]/[.G13]" office:value-type="float" office:value="42.858049451717" calcext:value-type="float">
            <text:p>42.9</text:p>
          </table:table-cell>
        </table:table-row>
        <table:table-row table:style-name="ro1">
          <table:table-cell office:value-type="string" calcext:value-type="string">
            <text:p>BGV/196</text:p>
          </table:table-cell>
          <table:table-cell office:value-type="float" office:value="7" calcext:value-type="float">
            <text:p>7</text:p>
          </table:table-cell>
          <table:table-cell table:formula="of:=2^13" office:value-type="float" office:value="8192" calcext:value-type="float">
            <text:p>8192</text:p>
          </table:table-cell>
          <table:table-cell table:style-name="ce6" table:formula="of:=[.B4]/[.$A$25]" office:value-type="float" office:value="24.940952" calcext:value-type="float">
            <text:p>24.94</text:p>
          </table:table-cell>
          <table:table-cell table:style-name="ce6" table:formula="of:=[.C4]/[.$A$25]" office:value-type="float" office:value="26.191296" calcext:value-type="float">
            <text:p>26.19</text:p>
          </table:table-cell>
          <table:table-cell table:formula="of:=[.$A$23]*[.D14]+[.E14]" office:value-type="float" office:value="24967.143296" calcext:value-type="float">
            <text:p>24967.143296</text:p>
          </table:table-cell>
          <table:table-cell table:style-name="ce6" table:formula="of:=[.D4]/[.$A$25]" office:value-type="float" office:value="0.0319143224584961" calcext:value-type="float">
            <text:p>0.03</text:p>
          </table:table-cell>
          <table:table-cell table:style-name="ce6" table:formula="of:=[.E4]/[.$A$25]" office:value-type="float" office:value="650.59154" calcext:value-type="float">
            <text:p>650.59</text:p>
          </table:table-cell>
          <table:table-cell table:style-name="ce6" table:formula="of:=[.F4]/[.$A$25]" office:value-type="float" office:value="655.14126" calcext:value-type="float">
            <text:p>655.14</text:p>
          </table:table-cell>
          <table:table-cell table:style-name="ce7" table:formula="of:=[.D14]/([.$C14]*[.$B14])" office:value-type="float" office:value="0.000434935686383929" calcext:value-type="float">
            <text:p>0.0004</text:p>
          </table:table-cell>
          <table:table-cell table:style-name="ce7" table:formula="of:=[.E14]/([.$C14]*[.$B14])" office:value-type="float" office:value="0.000456739955357143" calcext:value-type="float">
            <text:p>0.0005</text:p>
          </table:table-cell>
          <table:table-cell table:style-name="ce7" table:formula="of:=[.$A$23]*[.J14]+[.K14]" office:value-type="float" office:value="0.435392426339286" calcext:value-type="float">
            <text:p>0.4354</text:p>
          </table:table-cell>
          <table:table-cell table:style-name="ce12" table:formula="of:=[.L14]/[.G14]" office:value-type="float" office:value="13.6425401762956" calcext:value-type="float">
            <text:p>13.6</text:p>
          </table:table-cell>
        </table:table-row>
        <table:table-row table:style-name="ro1">
          <table:table-cell office:value-type="string" calcext:value-type="string">
            <text:p>BFV/196</text:p>
          </table:table-cell>
          <table:table-cell office:value-type="float" office:value="7" calcext:value-type="float">
            <text:p>7</text:p>
          </table:table-cell>
          <table:table-cell table:formula="of:=2^14" office:value-type="float" office:value="16384" calcext:value-type="float">
            <text:p>16384</text:p>
          </table:table-cell>
          <table:table-cell table:style-name="ce6" table:formula="of:=[.B5]/[.$A$25]" office:value-type="float" office:value="95.602472" calcext:value-type="float">
            <text:p>95.60</text:p>
          </table:table-cell>
          <table:table-cell table:style-name="ce6" table:formula="of:=[.C5]/[.$A$25]" office:value-type="float" office:value="99.68021" calcext:value-type="float">
            <text:p>99.68</text:p>
          </table:table-cell>
          <table:table-cell table:formula="of:=[.$A$23]*[.D15]+[.E15]" office:value-type="float" office:value="95702.15221" calcext:value-type="float">
            <text:p>95702.15221</text:p>
          </table:table-cell>
          <table:table-cell table:style-name="ce6" table:formula="of:=[.D5]/[.$A$25]" office:value-type="float" office:value="0.0319367723193359" calcext:value-type="float">
            <text:p>0.03</text:p>
          </table:table-cell>
          <table:table-cell table:style-name="ce6" table:formula="of:=[.E5]/[.$A$25]" office:value-type="float" office:value="2623.776" calcext:value-type="float">
            <text:p>2623.78</text:p>
          </table:table-cell>
          <table:table-cell table:style-name="ce6" table:formula="of:=[.F5]/[.$A$25]" office:value-type="float" office:value="2764.347" calcext:value-type="float">
            <text:p>2764.35</text:p>
          </table:table-cell>
          <table:table-cell table:style-name="ce7" table:formula="of:=[.D15]/([.$C15]*[.$B15])" office:value-type="float" office:value="0.00083358740234375" calcext:value-type="float">
            <text:p>0.0008</text:p>
          </table:table-cell>
          <table:table-cell table:style-name="ce7" table:formula="of:=[.E15]/([.$C15]*[.$B15])" office:value-type="float" office:value="0.000869142456054687" calcext:value-type="float">
            <text:p>0.0009</text:p>
          </table:table-cell>
          <table:table-cell table:style-name="ce7" table:formula="of:=[.$A$23]*[.J15]+[.K15]" office:value-type="float" office:value="0.834456544799805" calcext:value-type="float">
            <text:p>0.8345</text:p>
          </table:table-cell>
          <table:table-cell table:style-name="ce12" table:formula="of:=[.L15]/[.G15]" office:value-type="float" office:value="26.1283932031725" calcext:value-type="float">
            <text:p>26.1</text:p>
          </table:table-cell>
        </table:table-row>
        <table:table-row table:style-name="ro1">
          <table:table-cell office:value-type="string" calcext:value-type="string">
            <text:p>BGV/32</text:p>
          </table:table-cell>
          <table:table-cell office:value-type="float" office:value="1" calcext:value-type="float">
            <text:p>1</text:p>
          </table:table-cell>
          <table:table-cell table:formula="of:=2^11" office:value-type="float" office:value="2048" calcext:value-type="float">
            <text:p>2048</text:p>
          </table:table-cell>
          <table:table-cell table:style-name="ce6" table:formula="of:=[.B6]/[.$A$25]" office:value-type="float" office:value="1.177686" calcext:value-type="float">
            <text:p>1.18</text:p>
          </table:table-cell>
          <table:table-cell table:style-name="ce6" table:formula="of:=[.C6]/[.$A$25]" office:value-type="float" office:value="1.0149478" calcext:value-type="float">
            <text:p>1.01</text:p>
          </table:table-cell>
          <table:table-cell table:formula="of:=[.$A$23]*[.D16]+[.E16]" office:value-type="float" office:value="1178.7009478" calcext:value-type="float">
            <text:p>1178.7009478</text:p>
          </table:table-cell>
          <table:table-cell table:style-name="ce6" table:formula="of:=[.D6]/[.$A$25]" office:value-type="float" office:value="0.0429248983105469" calcext:value-type="float">
            <text:p>0.04</text:p>
          </table:table-cell>
          <table:table-cell table:style-name="ce6" table:formula="of:=[.E6]/[.$A$25]" office:value-type="float" office:value="42.660226" calcext:value-type="float">
            <text:p>42.66</text:p>
          </table:table-cell>
          <table:table-cell table:style-name="ce6" table:formula="of:=[.F6]/[.$A$25]" office:value-type="float" office:value="42.778716" calcext:value-type="float">
            <text:p>42.78</text:p>
          </table:table-cell>
          <table:table-cell table:style-name="ce7" table:formula="of:=[.D16]/([.$C16]*[.$B16])" office:value-type="float" office:value="0.0005750419921875" calcext:value-type="float">
            <text:p>0.0006</text:p>
          </table:table-cell>
          <table:table-cell table:style-name="ce7" table:formula="of:=[.E16]/([.$C16]*[.$B16])" office:value-type="float" office:value="0.00049557998046875" calcext:value-type="float">
            <text:p>0.0005</text:p>
          </table:table-cell>
          <table:table-cell table:style-name="ce7" table:formula="of:=[.$A$23]*[.J16]+[.K16]" office:value-type="float" office:value="0.575537572167969" calcext:value-type="float">
            <text:p>0.5755</text:p>
          </table:table-cell>
          <table:table-cell table:style-name="ce12" table:formula="of:=[.L16]/[.G16]" office:value-type="float" office:value="13.4080124780763" calcext:value-type="float">
            <text:p>13.4</text:p>
          </table:table-cell>
        </table:table-row>
        <table:table-row table:style-name="ro1">
          <table:table-cell office:value-type="string" calcext:value-type="string">
            <text:p>BFV/32</text:p>
          </table:table-cell>
          <table:table-cell office:value-type="float" office:value="1" calcext:value-type="float">
            <text:p>1</text:p>
          </table:table-cell>
          <table:table-cell table:formula="of:=2^12" office:value-type="float" office:value="4096" calcext:value-type="float">
            <text:p>4096</text:p>
          </table:table-cell>
          <table:table-cell table:style-name="ce6" table:formula="of:=[.B7]/[.$A$25]" office:value-type="float" office:value="5.9355086" calcext:value-type="float">
            <text:p>5.94</text:p>
          </table:table-cell>
          <table:table-cell table:style-name="ce6" table:formula="of:=[.C7]/[.$A$25]" office:value-type="float" office:value="5.638269" calcext:value-type="float">
            <text:p>5.64</text:p>
          </table:table-cell>
          <table:table-cell table:formula="of:=[.$A$23]*[.D17]+[.E17]" office:value-type="float" office:value="5941.146869" calcext:value-type="float">
            <text:p>5941.146869</text:p>
          </table:table-cell>
          <table:table-cell table:style-name="ce6" table:formula="of:=[.D7]/[.$A$25]" office:value-type="float" office:value="0.0319201787695312" calcext:value-type="float">
            <text:p>0.03</text:p>
          </table:table-cell>
          <table:table-cell table:style-name="ce6" table:formula="of:=[.E7]/[.$A$25]" office:value-type="float" office:value="167.73294" calcext:value-type="float">
            <text:p>167.73</text:p>
          </table:table-cell>
          <table:table-cell table:style-name="ce6" table:formula="of:=[.F7]/[.$A$25]" office:value-type="float" office:value="165.19018" calcext:value-type="float">
            <text:p>165.19</text:p>
          </table:table-cell>
          <table:table-cell table:style-name="ce7" table:formula="of:=[.D17]/([.$C17]*[.$B17])" office:value-type="float" office:value="0.00144909877929687" calcext:value-type="float">
            <text:p>0.0014</text:p>
          </table:table-cell>
          <table:table-cell table:style-name="ce7" table:formula="of:=[.E17]/([.$C17]*[.$B17])" office:value-type="float" office:value="0.00137653051757813" calcext:value-type="float">
            <text:p>0.0014</text:p>
          </table:table-cell>
          <table:table-cell table:style-name="ce7" table:formula="of:=[.$A$23]*[.J17]+[.K17]" office:value-type="float" office:value="1.45047530981445" calcext:value-type="float">
            <text:p>1.4505</text:p>
          </table:table-cell>
          <table:table-cell table:style-name="ce12" table:formula="of:=[.L17]/[.G17]" office:value-type="float" office:value="45.4407013283703" calcext:value-type="float">
            <text:p>45.4</text:p>
          </table:table-cell>
        </table:table-row>
        <table:table-row table:style-name="ro1">
          <table:table-cell office:value-type="string" calcext:value-type="string">
            <text:p>BGV/64</text:p>
          </table:table-cell>
          <table:table-cell office:value-type="float" office:value="2" calcext:value-type="float">
            <text:p>2</text:p>
          </table:table-cell>
          <table:table-cell table:formula="of:=2^11" office:value-type="float" office:value="2048" calcext:value-type="float">
            <text:p>2048</text:p>
          </table:table-cell>
          <table:table-cell table:style-name="ce6" table:formula="of:=[.B8]/[.$A$25]" office:value-type="float" office:value="6.1367818" calcext:value-type="float">
            <text:p>6.14</text:p>
          </table:table-cell>
          <table:table-cell table:style-name="ce6" table:formula="of:=[.C8]/[.$A$25]" office:value-type="float" office:value="6.0431394" calcext:value-type="float">
            <text:p>6.04</text:p>
          </table:table-cell>
          <table:table-cell table:formula="of:=[.$A$23]*[.D18]+[.E18]" office:value-type="float" office:value="6142.8249394" calcext:value-type="float">
            <text:p>6142.8249394</text:p>
          </table:table-cell>
          <table:table-cell table:style-name="ce6" table:formula="of:=[.D8]/[.$A$25]" office:value-type="float" office:value="0.0319217312304688" calcext:value-type="float">
            <text:p>0.03</text:p>
          </table:table-cell>
          <table:table-cell table:style-name="ce6" table:formula="of:=[.E8]/[.$A$25]" office:value-type="float" office:value="163.7931" calcext:value-type="float">
            <text:p>163.79</text:p>
          </table:table-cell>
          <table:table-cell table:style-name="ce6" table:formula="of:=[.F8]/[.$A$25]" office:value-type="float" office:value="164.15576" calcext:value-type="float">
            <text:p>164.16</text:p>
          </table:table-cell>
          <table:table-cell table:style-name="ce7" table:formula="of:=[.D18]/([.$C18]*[.$B18])" office:value-type="float" office:value="0.00149823774414063" calcext:value-type="float">
            <text:p>0.0015</text:p>
          </table:table-cell>
          <table:table-cell table:style-name="ce7" table:formula="of:=[.E18]/([.$C18]*[.$B18])" office:value-type="float" office:value="0.00147537583007813" calcext:value-type="float">
            <text:p>0.0015</text:p>
          </table:table-cell>
          <table:table-cell table:style-name="ce7" table:formula="of:=[.$A$23]*[.J18]+[.K18]" office:value-type="float" office:value="1.4997131199707" calcext:value-type="float">
            <text:p>1.4997</text:p>
          </table:table-cell>
          <table:table-cell table:style-name="ce12" table:formula="of:=[.L18]/[.G18]" office:value-type="float" office:value="46.9809456493152" calcext:value-type="float">
            <text:p>47.0</text:p>
          </table:table-cell>
        </table:table-row>
        <table:table-row table:style-name="ro1">
          <table:table-cell office:value-type="string" calcext:value-type="string">
            <text:p>BFV/64</text:p>
          </table:table-cell>
          <table:table-cell office:value-type="float" office:value="2" calcext:value-type="float">
            <text:p>2</text:p>
          </table:table-cell>
          <table:table-cell table:formula="of:=2^12" office:value-type="float" office:value="4096" calcext:value-type="float">
            <text:p>4096</text:p>
          </table:table-cell>
          <table:table-cell table:style-name="ce6" table:formula="of:=[.B9]/[.$A$25]" office:value-type="float" office:value="22.251842" calcext:value-type="float">
            <text:p>22.25</text:p>
          </table:table-cell>
          <table:table-cell table:style-name="ce6" table:formula="of:=[.C9]/[.$A$25]" office:value-type="float" office:value="22.295796" calcext:value-type="float">
            <text:p>22.30</text:p>
          </table:table-cell>
          <table:table-cell table:formula="of:=[.$A$23]*[.D19]+[.E19]" office:value-type="float" office:value="22274.137796" calcext:value-type="float">
            <text:p>22274.137796</text:p>
          </table:table-cell>
          <table:table-cell table:style-name="ce6" table:formula="of:=[.D9]/[.$A$25]" office:value-type="float" office:value="0.0319239066918945" calcext:value-type="float">
            <text:p>0.03</text:p>
          </table:table-cell>
          <table:table-cell table:style-name="ce6" table:formula="of:=[.E9]/[.$A$25]" office:value-type="float" office:value="650.64772" calcext:value-type="float">
            <text:p>650.65</text:p>
          </table:table-cell>
          <table:table-cell table:style-name="ce6" table:formula="of:=[.F9]/[.$A$25]" office:value-type="float" office:value="651.83348" calcext:value-type="float">
            <text:p>651.83</text:p>
          </table:table-cell>
          <table:table-cell table:style-name="ce7" table:formula="of:=[.D19]/([.$C19]*[.$B19])" office:value-type="float" office:value="0.00271628930664062" calcext:value-type="float">
            <text:p>0.0027</text:p>
          </table:table-cell>
          <table:table-cell table:style-name="ce7" table:formula="of:=[.E19]/([.$C19]*[.$B19])" office:value-type="float" office:value="0.00272165478515625" calcext:value-type="float">
            <text:p>0.0027</text:p>
          </table:table-cell>
          <table:table-cell table:style-name="ce7" table:formula="of:=[.$A$23]*[.J19]+[.K19]" office:value-type="float" office:value="2.71901096142578" calcext:value-type="float">
            <text:p>2.7190</text:p>
          </table:table-cell>
          <table:table-cell table:style-name="ce12" table:formula="of:=[.L19]/[.G19]" office:value-type="float" office:value="85.1716235004577" calcext:value-type="float">
            <text:p>85.2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USERS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S_TO_MS</text:p>
          </table:table-cell>
          <table:table-cell table:number-columns-repeated="1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number-columns-repeated="12"/>
        </table:table-row>
      </table:table>
      <table:table table:name="vs_laps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RNS Enc</text:p>
          </table:table-cell>
          <table:table-cell office:value-type="string" calcext:value-type="string">
            <text:p>RNS Dec</text:p>
          </table:table-cell>
          <table:table-cell office:value-type="string" calcext:value-type="string">
            <text:p>NTL Enc</text:p>
          </table:table-cell>
          <table:table-cell office:value-type="string" calcext:value-type="string">
            <text:p>NTL Dec</text:p>
          </table:table-cell>
          <table:table-cell table:style-name="ce10" office:value-type="string" calcext:value-type="string">
            <text:p>Plain Total (N*n)</text:p>
          </table:table-cell>
          <table:table-cell office:value-type="string" calcext:value-type="string">
            <text:p>Ctext deg</text:p>
          </table:table-cell>
          <table:table-cell office:value-type="string" calcext:value-type="string">
            <text:p>RNS vs. Plain (slowdown)</text:p>
          </table:table-cell>
          <table:table-cell office:value-type="string" calcext:value-type="string">
            <text:p>NTL vs. Plain (slowdown)</text:p>
          </table:table-cell>
          <table:table-cell office:value-type="string" calcext:value-type="string">
            <text:p>RNS vs. Plain, packed</text:p>
          </table:table-cell>
          <table:table-cell office:value-type="string" calcext:value-type="string">
            <text:p>NTL vs. Plain, packed</text:p>
          </table:table-cell>
          <table:table-cell office:value-type="string" calcext:value-type="string">
            <text:p>Enc. RNS vs. LaPS</text:p>
          </table:table-cell>
          <table:table-cell office:value-type="string" calcext:value-type="string">
            <text:p>Dec. RNS vs. LaPS</text:p>
          </table:table-cell>
          <table:table-cell office:value-type="string" calcext:value-type="string">
            <text:p>Enc RNS vs. NTL</text:p>
          </table:table-cell>
          <table:table-cell office:value-type="string" calcext:value-type="string">
            <text:p>Dec RNS vs. NTL</text:p>
          </table:table-cell>
          <table:table-cell office:value-type="string" calcext:value-type="string">
            <text:p>Enc NTL vs. LaPS</text:p>
          </table:table-cell>
          <table:table-cell office:value-type="string" calcext:value-type="string">
            <text:p>Dec NTL v. LaPS</text:p>
          </table:table-cell>
        </table:table-row>
        <table:table-row table:style-name="ro1">
          <table:table-cell office:value-type="string" calcext:value-type="string">
            <text:p>BGV</text:p>
          </table:table-cell>
          <table:table-cell office:value-type="float" office:value="1000" calcext:value-type="float">
            <text:p>1000</text:p>
          </table:table-cell>
          <table:table-cell office:value-type="float" office:value="1172241.7" calcext:value-type="float">
            <text:p>1172241.7</text:p>
          </table:table-cell>
          <table:table-cell office:value-type="float" office:value="3258003.5" calcext:value-type="float">
            <text:p>3258003.5</text:p>
          </table:table-cell>
          <table:table-cell office:value-type="float" office:value="43234871" calcext:value-type="float">
            <text:p>43234871</text:p>
          </table:table-cell>
          <table:table-cell office:value-type="float" office:value="95384635" calcext:value-type="float">
            <text:p>95384635</text:p>
          </table:table-cell>
          <table:table-cell office:value-type="float" office:value="45155.83" calcext:value-type="float">
            <text:p>45155.83</text:p>
          </table:table-cell>
          <table:table-cell table:formula="of:=2^11" office:value-type="float" office:value="2048" calcext:value-type="float">
            <text:p>2048</text:p>
          </table:table-cell>
          <table:table-cell table:formula="of:=[.G2]/[.D2]" office:value-type="float" office:value="0.0138599697636912" calcext:value-type="float">
            <text:p>0.013859969763691</text:p>
          </table:table-cell>
          <table:table-cell table:formula="of:=[.G2]/[.F2]" office:value-type="float" office:value="0.000473407797807267" calcext:value-type="float">
            <text:p>0.000473407797807</text:p>
          </table:table-cell>
          <table:table-cell table:formula="of:=[.G2]/([.D2]/[.$H2])" office:value-type="float" office:value="28.3852180760395" calcext:value-type="float">
            <text:p>28.3852180760395</text:p>
          </table:table-cell>
          <table:table-cell table:formula="of:=[.G2]/([.F2]/[.H2])" office:value-type="float" office:value="0.969539169909284" calcext:value-type="float">
            <text:p>0.969539169909284</text:p>
          </table:table-cell>
          <table:table-cell table:formula="of:=77330400/[.C2]" office:value-type="float" office:value="65.9679654801565" calcext:value-type="float">
            <text:p>65.9679654801565</text:p>
          </table:table-cell>
          <table:table-cell table:formula="of:=67624300/[.D2]" office:value-type="float" office:value="20.7563619867198" calcext:value-type="float">
            <text:p>20.7563619867198</text:p>
          </table:table-cell>
          <table:table-cell table:formula="of:=[.E2]/[.C2]" office:value-type="float" office:value="36.8822155021443" calcext:value-type="float">
            <text:p>36.8822155021443</text:p>
          </table:table-cell>
          <table:table-cell table:formula="of:=[.F2]/[.D2]" office:value-type="float" office:value="29.2770204206349" calcext:value-type="float">
            <text:p>29.2770204206349</text:p>
          </table:table-cell>
          <table:table-cell table:formula="of:=77330400/[.E2]" office:value-type="float" office:value="1.78861178977497" calcext:value-type="float">
            <text:p>1.78861178977497</text:p>
          </table:table-cell>
          <table:table-cell table:formula="of:=67624300/[.F2]" office:value-type="float" office:value="0.708964289688795" calcext:value-type="float">
            <text:p>0.708964289688795</text:p>
          </table:table-cell>
        </table:table-row>
        <table:table-row table:style-name="ro1">
          <table:table-cell office:value-type="string" calcext:value-type="string">
            <text:p>BFV</text:p>
          </table:table-cell>
          <table:table-cell office:value-type="float" office:value="1000" calcext:value-type="float">
            <text:p>1000</text:p>
          </table:table-cell>
          <table:table-cell office:value-type="float" office:value="5906667.4" calcext:value-type="float">
            <text:p>5906667.4</text:p>
          </table:table-cell>
          <table:table-cell office:value-type="float" office:value="16978093" calcext:value-type="float">
            <text:p>16978093</text:p>
          </table:table-cell>
          <table:table-cell office:value-type="float" office:value="166395060" calcext:value-type="float">
            <text:p>166395060</text:p>
          </table:table-cell>
          <table:table-cell office:value-type="float" office:value="272259800" calcext:value-type="float">
            <text:p>272259800</text:p>
          </table:table-cell>
          <table:table-cell office:value-type="float" office:value="45155.83" calcext:value-type="float">
            <text:p>45155.83</text:p>
          </table:table-cell>
          <table:table-cell table:formula="of:=2^11" office:value-type="float" office:value="2048" calcext:value-type="float">
            <text:p>2048</text:p>
          </table:table-cell>
          <table:table-cell table:formula="of:=[.G3]/[.D3]" office:value-type="float" office:value="0.00265965264767957" calcext:value-type="float">
            <text:p>0.00265965264768</text:p>
          </table:table-cell>
          <table:table-cell table:formula="of:=[.G3]/[.F3]" office:value-type="float" office:value="0.000165855664332377" calcext:value-type="float">
            <text:p>0.000165855664332</text:p>
          </table:table-cell>
          <table:table-cell table:formula="of:=[.G3]/([.D3]/[.$H3])" office:value-type="float" office:value="5.44696862244776" calcext:value-type="float">
            <text:p>5.44696862244776</text:p>
          </table:table-cell>
          <table:table-cell table:formula="of:=[.G3]/([.F3]/[.H3])" office:value-type="float" office:value="0.339672400552707" calcext:value-type="float">
            <text:p>0.339672400552707</text:p>
          </table:table-cell>
          <table:table-cell table:formula="of:=77330400/[.C3]" office:value-type="float" office:value="13.0920525506481" calcext:value-type="float">
            <text:p>13.0920525506481</text:p>
          </table:table-cell>
          <table:table-cell table:formula="of:=67624300/[.D3]" office:value-type="float" office:value="3.98303272340421" calcext:value-type="float">
            <text:p>3.98303272340421</text:p>
          </table:table-cell>
          <table:table-cell table:formula="of:=[.E3]/[.C3]" office:value-type="float" office:value="28.1707177214685" calcext:value-type="float">
            <text:p>28.1707177214685</text:p>
          </table:table-cell>
          <table:table-cell table:formula="of:=[.F3]/[.D3]" office:value-type="float" office:value="16.0359470289154" calcext:value-type="float">
            <text:p>16.0359470289154</text:p>
          </table:table-cell>
          <table:table-cell table:formula="of:=77330400/[.E3]" office:value-type="float" office:value="0.464739758500042" calcext:value-type="float">
            <text:p>0.464739758500042</text:p>
          </table:table-cell>
          <table:table-cell table:formula="of:=67624300/[.F3]" office:value-type="float" office:value="0.248381509132086" calcext:value-type="float">
            <text:p>0.248381509132086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table:number-columns-repeated="6"/>
          <table:table-cell office:value-type="string" calcext:value-type="string">
            <text:p>Plain unpacked (ext.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S_TERM</text:p>
          </table:table-cell>
          <table:table-cell/>
          <table:table-cell table:style-name="ce6" table:formula="of:=[.C2]/[.$A$6]" office:value-type="float" office:value="1.1722417" calcext:value-type="float">
            <text:p>1.17</text:p>
          </table:table-cell>
          <table:table-cell table:style-name="ce6" table:formula="of:=[.D2]/[.$A$6]" office:value-type="float" office:value="3.2580035" calcext:value-type="float">
            <text:p>3.26</text:p>
          </table:table-cell>
          <table:table-cell table:style-name="ce6" table:formula="of:=[.E2]/[.$A$6]" office:value-type="float" office:value="43.234871" calcext:value-type="float">
            <text:p>43.23</text:p>
          </table:table-cell>
          <table:table-cell table:style-name="ce6" table:formula="of:=[.F2]/[.$A$6]" office:value-type="float" office:value="95.384635" calcext:value-type="float">
            <text:p>95.38</text:p>
          </table:table-cell>
          <table:table-cell table:style-name="ce6" table:formula="of:=[.G2]/[.$A$6]" office:value-type="float" office:value="0.04515583" calcext:value-type="float">
            <text:p>0.05</text:p>
          </table:table-cell>
          <table:table-cell table:formula="of:=[.G5]/[.H2]" office:value-type="float" office:value="0.0000220487451171875" calcext:value-type="float">
            <text:p>2.20487451171875E-05</text:p>
          </table:table-cell>
          <table:table-cell table:number-columns-repeated="10"/>
        </table:table-row>
        <table:table-row table:style-name="ro1">
          <table:table-cell office:value-type="float" office:value="1000000" calcext:value-type="float">
            <text:p>1000000</text:p>
          </table:table-cell>
          <table:table-cell/>
          <table:table-cell table:style-name="ce6" table:formula="of:=[.C3]/[.$A$6]" office:value-type="float" office:value="5.9066674" calcext:value-type="float">
            <text:p>5.91</text:p>
          </table:table-cell>
          <table:table-cell table:style-name="ce6" table:formula="of:=[.D3]/[.$A$6]" office:value-type="float" office:value="16.978093" calcext:value-type="float">
            <text:p>16.98</text:p>
          </table:table-cell>
          <table:table-cell table:style-name="ce6" table:formula="of:=[.E3]/[.$A$6]" office:value-type="float" office:value="166.39506" calcext:value-type="float">
            <text:p>166.40</text:p>
          </table:table-cell>
          <table:table-cell table:style-name="ce6" table:formula="of:=[.F3]/[.$A$6]" office:value-type="float" office:value="272.2598" calcext:value-type="float">
            <text:p>272.26</text:p>
          </table:table-cell>
          <table:table-cell table:style-name="ce6" table:formula="of:=[.G3]/[.$A$6]" office:value-type="float" office:value="0.04515583" calcext:value-type="float">
            <text:p>0.05</text:p>
          </table:table-cell>
          <table:table-cell table:formula="of:=[.G6]/[.H3]" office:value-type="float" office:value="0.0000220487451171875" calcext:value-type="float">
            <text:p>2.20487451171875E-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th packing</text:p>
          </table:table-cell>
          <table:table-cell/>
          <table:table-cell table:style-name="ce7" table:formula="of:=[.C5]/[.$H2]" office:value-type="float" office:value="0.000572383642578125" calcext:value-type="float">
            <text:p>0.0006</text:p>
          </table:table-cell>
          <table:table-cell table:style-name="ce7" table:formula="of:=[.D5]/[.$H2]" office:value-type="float" office:value="0.00159082202148437" calcext:value-type="float">
            <text:p>0.0016</text:p>
          </table:table-cell>
          <table:table-cell table:formula="of:=[.E5]/[.$H2]" office:value-type="float" office:value="0.0211107768554687" calcext:value-type="float">
            <text:p>0.021110776855469</text:p>
          </table:table-cell>
          <table:table-cell table:formula="of:=[.F5]/[.$H2]" office:value-type="float" office:value="0.0465745288085938" calcext:value-type="float">
            <text:p>0.046574528808594</text:p>
          </table:table-cell>
          <table:table-cell table:style-name="ce6" table:formula="of:=[.G5]" office:value-type="float" office:value="0.04515583" calcext:value-type="float">
            <text:p>0.05</text:p>
          </table:table-cell>
          <table:table-cell table:style-name="ce6"/>
          <table:table-cell table:number-columns-repeated="4"/>
          <table:table-cell table:style-name="ce12" table:formula="of:=77.3304/[.C7]" office:value-type="float" office:value="135102.393303361" calcext:value-type="float">
            <text:p>135102.4</text:p>
          </table:table-cell>
          <table:table-cell table:style-name="ce12" table:formula="of:=67.6243/[.D7]" office:value-type="float" office:value="42509.0293488021" calcext:value-type="float">
            <text:p>42509.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7" table:formula="of:=[.C6]/[.$H3]" office:value-type="float" office:value="0.00288411494140625" calcext:value-type="float">
            <text:p>0.0029</text:p>
          </table:table-cell>
          <table:table-cell table:style-name="ce7" table:formula="of:=[.D6]/[.$H3]" office:value-type="float" office:value="0.00829008447265625" calcext:value-type="float">
            <text:p>0.0083</text:p>
          </table:table-cell>
          <table:table-cell table:formula="of:=[.E6]/[.$H3]" office:value-type="float" office:value="0.081247587890625" calcext:value-type="float">
            <text:p>0.081247587890625</text:p>
          </table:table-cell>
          <table:table-cell table:formula="of:=[.F6]/[.$H3]" office:value-type="float" office:value="0.13293935546875" calcext:value-type="float">
            <text:p>0.13293935546875</text:p>
          </table:table-cell>
          <table:table-cell table:style-name="ce6" table:formula="of:=[.G6]" office:value-type="float" office:value="0.04515583" calcext:value-type="float">
            <text:p>0.05</text:p>
          </table:table-cell>
          <table:table-cell table:style-name="ce6"/>
          <table:table-cell table:number-columns-repeated="4"/>
          <table:table-cell table:style-name="ce12" table:formula="of:=77.3304/[.C8]" office:value-type="float" office:value="26812.5236237273" calcext:value-type="float">
            <text:p>26812.5</text:p>
          </table:table-cell>
          <table:table-cell table:style-name="ce12" table:formula="of:=67.6243/[.D8]" office:value-type="float" office:value="8157.25101753183" calcext:value-type="float">
            <text:p>8157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cked aggs/ms (throughput)</text:p>
          </table:table-cell>
          <table:table-cell/>
          <table:table-cell table:formula="of:=(1000/[.C7])" office:value-type="float" office:value="1747079.97505975" calcext:value-type="float">
            <text:p>1747079.97505975</text:p>
          </table:table-cell>
          <table:table-cell table:formula="of:=(1000/[.D7])" office:value-type="float" office:value="628605.831761691" calcext:value-type="float">
            <text:p>628605.831761691</text:p>
          </table:table-cell>
          <table:table-cell table:formula="of:=(1000/[.E7])" office:value-type="float" office:value="47369.171056391" calcext:value-type="float">
            <text:p>47369.171056391</text:p>
          </table:table-cell>
          <table:table-cell table:formula="of:=(1000/[.F7])" office:value-type="float" office:value="21470.9633265358" calcext:value-type="float">
            <text:p>21470.963326535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(1000/[.C8])" office:value-type="float" office:value="346726.819255135" calcext:value-type="float">
            <text:p>346726.819255135</text:p>
          </table:table-cell>
          <table:table-cell table:formula="of:=(1000/[.D8])" office:value-type="float" office:value="120626.032617444" calcext:value-type="float">
            <text:p>120626.032617444</text:p>
          </table:table-cell>
          <table:table-cell table:formula="of:=(1000/[.E8])" office:value-type="float" office:value="12308.0577031554" calcext:value-type="float">
            <text:p>12308.0577031554</text:p>
          </table:table-cell>
          <table:table-cell table:formula="of:=(1000/[.F8])" office:value-type="float" office:value="7522.22693177619" calcext:value-type="float">
            <text:p>7522.22693177619</text:p>
          </table:table-cell>
          <table:table-cell table:number-columns-repeated="12"/>
        </table:table-row>
      </table:table>
      <table:table table:name="incr_t" table:style-name="ta1">
        <table:table-column table:style-name="co1" table:default-cell-style-name="Default"/>
        <table:table-column table:style-name="co9" table:number-columns-repeated="2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ariant/bits</text:p>
          </table:table-cell>
          <table:table-cell office:value-type="string" calcext:value-type="string">
            <text:p>RNS Enc (ns)</text:p>
          </table:table-cell>
          <table:table-cell office:value-type="string" calcext:value-type="string">
            <text:p>RNS Dec (ns)</text:p>
          </table:table-cell>
          <table:table-cell office:value-type="string" calcext:value-type="string">
            <text:p>Plain (ns)</text:p>
          </table:table-cell>
          <table:table-cell office:value-type="string" calcext:value-type="string">
            <text:p>NTL Enc (ns)</text:p>
          </table:table-cell>
          <table:table-cell office:value-type="string" calcext:value-type="string">
            <text:p>NTL Dec (ns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GV/128</text:p>
          </table:table-cell>
          <table:table-cell office:value-type="float" office:value="23340908" calcext:value-type="float">
            <text:p>23340908</text:p>
          </table:table-cell>
          <table:table-cell office:value-type="float" office:value="60011460" calcext:value-type="float">
            <text:p>60011460</text:p>
          </table:table-cell>
          <table:table-cell office:value-type="float" office:value="31920.5777514648" calcext:value-type="float">
            <text:p>31920.5777514648</text:p>
          </table:table-cell>
          <table:table-cell office:value-type="float" office:value="658006480" calcext:value-type="float">
            <text:p>658006480</text:p>
          </table:table-cell>
          <table:table-cell office:value-type="float" office:value="881733700" calcext:value-type="float">
            <text:p>8817337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FV/128</text:p>
          </table:table-cell>
          <table:table-cell office:value-type="float" office:value="88333298" calcext:value-type="float">
            <text:p>88333298</text:p>
          </table:table-cell>
          <table:table-cell office:value-type="float" office:value="236422840" calcext:value-type="float">
            <text:p>236422840</text:p>
          </table:table-cell>
          <table:table-cell office:value-type="float" office:value="31922.6858642578" calcext:value-type="float">
            <text:p>31922.6858642578</text:p>
          </table:table-cell>
          <table:table-cell office:value-type="float" office:value="2653122400" calcext:value-type="float">
            <text:p>2653122400</text:p>
          </table:table-cell>
          <table:table-cell office:value-type="float" office:value="3081388800" calcext:value-type="float">
            <text:p>30813888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GV/192</text:p>
          </table:table-cell>
          <table:table-cell office:value-type="float" office:value="24875182" calcext:value-type="float">
            <text:p>24875182</text:p>
          </table:table-cell>
          <table:table-cell office:value-type="float" office:value="70586182" calcext:value-type="float">
            <text:p>70586182</text:p>
          </table:table-cell>
          <table:table-cell office:value-type="float" office:value="31932.8465258789" calcext:value-type="float">
            <text:p>31932.8465258789</text:p>
          </table:table-cell>
          <table:table-cell office:value-type="float" office:value="653857740" calcext:value-type="float">
            <text:p>653857740</text:p>
          </table:table-cell>
          <table:table-cell office:value-type="float" office:value="879852340" calcext:value-type="float">
            <text:p>87985234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FV/192</text:p>
          </table:table-cell>
          <table:table-cell office:value-type="float" office:value="95777994" calcext:value-type="float">
            <text:p>95777994</text:p>
          </table:table-cell>
          <table:table-cell office:value-type="float" office:value="244465140" calcext:value-type="float">
            <text:p>244465140</text:p>
          </table:table-cell>
          <table:table-cell office:value-type="float" office:value="31917.4019897461" calcext:value-type="float">
            <text:p>31917.4019897461</text:p>
          </table:table-cell>
          <table:table-cell office:value-type="float" office:value="2603542000" calcext:value-type="float">
            <text:p>2603542000</text:p>
          </table:table-cell>
          <table:table-cell office:value-type="float" office:value="3071217200" calcext:value-type="float">
            <text:p>30712172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GV/32</text:p>
          </table:table-cell>
          <table:table-cell office:value-type="float" office:value="1185676.2" calcext:value-type="float">
            <text:p>1185676.2</text:p>
          </table:table-cell>
          <table:table-cell office:value-type="float" office:value="3269884.2" calcext:value-type="float">
            <text:p>3269884.2</text:p>
          </table:table-cell>
          <table:table-cell office:value-type="float" office:value="31923.8069726562" calcext:value-type="float">
            <text:p>31923.8069726562</text:p>
          </table:table-cell>
          <table:table-cell office:value-type="float" office:value="43107002" calcext:value-type="float">
            <text:p>43107002</text:p>
          </table:table-cell>
          <table:table-cell office:value-type="float" office:value="96661410" calcext:value-type="float">
            <text:p>9666141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FV/32</text:p>
          </table:table-cell>
          <table:table-cell office:value-type="float" office:value="5915742.4" calcext:value-type="float">
            <text:p>5915742.4</text:p>
          </table:table-cell>
          <table:table-cell office:value-type="float" office:value="17013232" calcext:value-type="float">
            <text:p>17013232</text:p>
          </table:table-cell>
          <table:table-cell office:value-type="float" office:value="31920.8732714844" calcext:value-type="float">
            <text:p>31920.8732714844</text:p>
          </table:table-cell>
          <table:table-cell office:value-type="float" office:value="165691080" calcext:value-type="float">
            <text:p>165691080</text:p>
          </table:table-cell>
          <table:table-cell office:value-type="float" office:value="272314680" calcext:value-type="float">
            <text:p>2723146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GV/64</text:p>
          </table:table-cell>
          <table:table-cell office:value-type="float" office:value="6129355.4" calcext:value-type="float">
            <text:p>6129355.4</text:p>
          </table:table-cell>
          <table:table-cell office:value-type="float" office:value="19324880" calcext:value-type="float">
            <text:p>19324880</text:p>
          </table:table-cell>
          <table:table-cell office:value-type="float" office:value="31926.5633691406" calcext:value-type="float">
            <text:p>31926.5633691406</text:p>
          </table:table-cell>
          <table:table-cell office:value-type="float" office:value="164764560" calcext:value-type="float">
            <text:p>164764560</text:p>
          </table:table-cell>
          <table:table-cell office:value-type="float" office:value="274283020" calcext:value-type="float">
            <text:p>2742830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FV/64</text:p>
          </table:table-cell>
          <table:table-cell office:value-type="float" office:value="22207308" calcext:value-type="float">
            <text:p>22207308</text:p>
          </table:table-cell>
          <table:table-cell office:value-type="float" office:value="60011460" calcext:value-type="float">
            <text:p>60011460</text:p>
          </table:table-cell>
          <table:table-cell office:value-type="float" office:value="31920.5777514648" calcext:value-type="float">
            <text:p>31920.5777514648</text:p>
          </table:table-cell>
          <table:table-cell office:value-type="float" office:value="658006480" calcext:value-type="float">
            <text:p>658006480</text:p>
          </table:table-cell>
          <table:table-cell office:value-type="float" office:value="881733700" calcext:value-type="float">
            <text:p>881733700</text:p>
          </table:table-cell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Variant/bits</text:p>
          </table:table-cell>
          <table:table-cell office:value-type="string" calcext:value-type="string">
            <text:p>Packed</text:p>
          </table:table-cell>
          <table:table-cell office:value-type="string" calcext:value-type="string">
            <text:p>Ctext Deg</text:p>
          </table:table-cell>
          <table:table-cell office:value-type="string" calcext:value-type="string">
            <text:p>Messages</text:p>
          </table:table-cell>
          <table:table-cell office:value-type="string" calcext:value-type="string">
            <text:p>RNS Enc (ms)</text:p>
          </table:table-cell>
          <table:table-cell office:value-type="string" calcext:value-type="string">
            <text:p>RNS Dec (ms)</text:p>
          </table:table-cell>
          <table:table-cell office:value-type="string" calcext:value-type="string">
            <text:p>Enc per s (unpacked)</text:p>
          </table:table-cell>
          <table:table-cell office:value-type="string" calcext:value-type="string">
            <text:p>Dec per s (unpacked)</text:p>
          </table:table-cell>
          <table:table-cell office:value-type="string" calcext:value-type="string">
            <text:p>Enc/s pack</text:p>
          </table:table-cell>
          <table:table-cell office:value-type="string" calcext:value-type="string">
            <text:p>Dec/s pack</text:p>
          </table:table-cell>
          <table:table-cell office:value-type="string" calcext:value-type="string">
            <text:p>Total (ms)</text:p>
          </table:table-cell>
          <table:table-cell office:value-type="string" calcext:value-type="string">
            <text:p>Plain (ms)</text:p>
          </table:table-cell>
          <table:table-cell office:value-type="string" calcext:value-type="string">
            <text:p>Agg. Slow vs. Plain</text:p>
          </table:table-cell>
          <table:table-cell office:value-type="string" calcext:value-type="string">
            <text:p>Coeff-only p. Enc (ms)</text:p>
          </table:table-cell>
          <table:table-cell office:value-type="string" calcext:value-type="string">
            <text:p>Coeff-only p. Dec (ms)</text:p>
          </table:table-cell>
          <table:table-cell office:value-type="string" calcext:value-type="string">
            <text:p>Packed Enc RNS</text:p>
          </table:table-cell>
          <table:table-cell office:value-type="string" calcext:value-type="string">
            <text:p>P. Dec RNS</text:p>
          </table:table-cell>
          <table:table-cell office:value-type="string" calcext:value-type="string">
            <text:p>Packed RNS Agg vs. Plain</text:p>
          </table:table-cell>
          <table:table-cell office:value-type="string" calcext:value-type="string">
            <text:p>Enc Throughput (calculations/ms)</text:p>
          </table:table-cell>
          <table:table-cell office:value-type="string" calcext:value-type="string">
            <text:p>Dec Throughput (calculations/ms)</text:p>
          </table:table-cell>
          <table:table-cell office:value-type="string" calcext:value-type="string">
            <text:p>Enc.Throughput (calc/s)</text:p>
          </table:table-cell>
          <table:table-cell office:value-type="string" calcext:value-type="string">
            <text:p>Dec. Throughput (calc/s)</text:p>
          </table:table-cell>
        </table:table-row>
        <table:table-row table:style-name="ro1">
          <table:table-cell office:value-type="string" calcext:value-type="string">
            <text:p>BGV/128</text:p>
          </table:table-cell>
          <table:table-cell office:value-type="float" office:value="4" calcext:value-type="float">
            <text:p>4</text:p>
          </table:table-cell>
          <table:table-cell table:formula="of:=2^13" office:value-type="float" office:value="8192" calcext:value-type="float">
            <text:p>8192</text:p>
          </table:table-cell>
          <table:table-cell table:formula="of:=[.B12]*[.C12]" office:value-type="float" office:value="32768" calcext:value-type="float">
            <text:p>32768</text:p>
          </table:table-cell>
          <table:table-cell table:style-name="ce6" table:formula="of:=[.B2]/[.$A$25]" office:value-type="float" office:value="23.340908" calcext:value-type="float">
            <text:p>23.34</text:p>
          </table:table-cell>
          <table:table-cell table:style-name="ce6" table:formula="of:=[.C2]/[.$A$25]" office:value-type="float" office:value="60.01146" calcext:value-type="float">
            <text:p>60.01</text:p>
          </table:table-cell>
          <table:table-cell table:style-name="ce6" table:formula="of:=1000/[.E12]" office:value-type="float" office:value="42.8432347190606" calcext:value-type="float">
            <text:p>42.84</text:p>
          </table:table-cell>
          <table:table-cell table:style-name="ce6" table:formula="of:=1000/[.F12]" office:value-type="float" office:value="16.6634839412339" calcext:value-type="float">
            <text:p>16.66</text:p>
          </table:table-cell>
          <table:table-cell table:style-name="ce9" table:formula="of:=[.G12]*[.$D12]" office:value-type="float" office:value="1403887.11527418" calcext:value-type="float">
            <text:p>1403887</text:p>
          </table:table-cell>
          <table:table-cell table:style-name="ce9" table:formula="of:=[.H12]*[.$D12]" office:value-type="float" office:value="546029.041786352" calcext:value-type="float">
            <text:p>546029</text:p>
          </table:table-cell>
          <table:table-cell table:formula="of:=[.$A$23]*[.E12]+[.F12]" office:value-type="float" office:value="23400.91946" calcext:value-type="float">
            <text:p>23400.91946</text:p>
          </table:table-cell>
          <table:table-cell table:style-name="ce6" table:formula="of:=[.D2]/[.$A$25]" office:value-type="float" office:value="0.0319205777514648" calcext:value-type="float">
            <text:p>0.03</text:p>
          </table:table-cell>
          <table:table-cell table:style-name="ce6" table:formula="of:=[.F12]/[.L12]" office:value-type="float" office:value="1880.02424226943" calcext:value-type="float">
            <text:p>1880.02</text:p>
          </table:table-cell>
          <table:table-cell table:style-name="ce11" table:formula="of:=[.E12]/[.C12]" office:value-type="float" office:value="0.00284923193359375" calcext:value-type="float">
            <text:p>0.00284923</text:p>
          </table:table-cell>
          <table:table-cell table:style-name="ce11" table:formula="of:=[.F12]/[.C12]" office:value-type="float" office:value="0.00732561767578125" calcext:value-type="float">
            <text:p>0.00732562</text:p>
          </table:table-cell>
          <table:table-cell table:style-name="ce7" table:formula="of:=[.E12]/([.$C12]*[.$B12])" office:value-type="float" office:value="0.000712307983398437" calcext:value-type="float">
            <text:p>0.0007</text:p>
          </table:table-cell>
          <table:table-cell table:style-name="ce7" table:formula="of:=[.F12]/([.$C12]*[.$B12])" office:value-type="float" office:value="0.00183140441894531" calcext:value-type="float">
            <text:p>0.0018</text:p>
          </table:table-cell>
          <table:table-cell table:style-name="ce12" table:formula="of:=[.L12]/[.Q12]" office:value-type="float" office:value="17.4295624828991" calcext:value-type="float">
            <text:p>17.4</text:p>
          </table:table-cell>
          <table:table-cell table:formula="of:=1/[.P12]" office:value-type="float" office:value="1403.88711527418" calcext:value-type="float">
            <text:p>1403.88711527418</text:p>
          </table:table-cell>
          <table:table-cell table:formula="of:=1/[.Q12]" office:value-type="float" office:value="546.029041786352" calcext:value-type="float">
            <text:p>546.029041786352</text:p>
          </table:table-cell>
          <table:table-cell table:formula="of:=1000*[.S12]" office:value-type="float" office:value="1403887.11527418" calcext:value-type="float">
            <text:p>1403887.11527418</text:p>
          </table:table-cell>
          <table:table-cell table:formula="of:=1000*[.T12]" office:value-type="float" office:value="546029.041786352" calcext:value-type="float">
            <text:p>546029.041786352</text:p>
          </table:table-cell>
        </table:table-row>
        <table:table-row table:style-name="ro1">
          <table:table-cell office:value-type="string" calcext:value-type="string">
            <text:p>BFV/128</text:p>
          </table:table-cell>
          <table:table-cell office:value-type="float" office:value="4" calcext:value-type="float">
            <text:p>4</text:p>
          </table:table-cell>
          <table:table-cell table:formula="of:=2^14" office:value-type="float" office:value="16384" calcext:value-type="float">
            <text:p>16384</text:p>
          </table:table-cell>
          <table:table-cell table:formula="of:=[.B13]*[.C13]" office:value-type="float" office:value="65536" calcext:value-type="float">
            <text:p>65536</text:p>
          </table:table-cell>
          <table:table-cell table:style-name="ce6" table:formula="of:=[.B3]/[.$A$25]" office:value-type="float" office:value="88.333298" calcext:value-type="float">
            <text:p>88.33</text:p>
          </table:table-cell>
          <table:table-cell table:style-name="ce6" table:formula="of:=[.C3]/[.$A$25]" office:value-type="float" office:value="236.42284" calcext:value-type="float">
            <text:p>236.42</text:p>
          </table:table-cell>
          <table:table-cell table:style-name="ce6" table:formula="of:=1000/[.E13]" office:value-type="float" office:value="11.3207592452848" calcext:value-type="float">
            <text:p>11.32</text:p>
          </table:table-cell>
          <table:table-cell table:style-name="ce6" table:formula="of:=1000/[.F13]" office:value-type="float" office:value="4.22970978607651" calcext:value-type="float">
            <text:p>4.23</text:p>
          </table:table-cell>
          <table:table-cell table:style-name="ce9" table:formula="of:=[.G13]*[.$D13]" office:value-type="float" office:value="741917.277898987" calcext:value-type="float">
            <text:p>741917</text:p>
          </table:table-cell>
          <table:table-cell table:style-name="ce9" table:formula="of:=[.H13]*[.$D13]" office:value-type="float" office:value="277198.26054031" calcext:value-type="float">
            <text:p>277198</text:p>
          </table:table-cell>
          <table:table-cell table:formula="of:=[.$A$23]*[.E13]+[.F13]" office:value-type="float" office:value="88569.72084" calcext:value-type="float">
            <text:p>88569.72084</text:p>
          </table:table-cell>
          <table:table-cell table:style-name="ce6" table:formula="of:=[.D3]/[.$A$25]" office:value-type="float" office:value="0.0319226858642578" calcext:value-type="float">
            <text:p>0.03</text:p>
          </table:table-cell>
          <table:table-cell table:style-name="ce6" table:formula="of:=[.F13]/[.L13]" office:value-type="float" office:value="7406.10739977586" calcext:value-type="float">
            <text:p>7406.11</text:p>
          </table:table-cell>
          <table:table-cell table:style-name="ce11" table:formula="of:=[.E13]/[.C13]" office:value-type="float" office:value="0.00539143664550781" calcext:value-type="float">
            <text:p>0.00539144</text:p>
          </table:table-cell>
          <table:table-cell table:style-name="ce11" table:formula="of:=[.F13]/[.C13]" office:value-type="float" office:value="0.0144301049804688" calcext:value-type="float">
            <text:p>0.01443010</text:p>
          </table:table-cell>
          <table:table-cell table:style-name="ce7" table:formula="of:=[.E13]/([.$C13]*[.$B13])" office:value-type="float" office:value="0.00134785916137695" calcext:value-type="float">
            <text:p>0.0013</text:p>
          </table:table-cell>
          <table:table-cell table:style-name="ce7" table:formula="of:=[.F13]/([.$C13]*[.$B13])" office:value-type="float" office:value="0.00360752624511719" calcext:value-type="float">
            <text:p>0.0036</text:p>
          </table:table-cell>
          <table:table-cell table:style-name="ce12" table:formula="of:=[.L13]/[.Q13]" office:value-type="float" office:value="8.848912993347" calcext:value-type="float">
            <text:p>8.8</text:p>
          </table:table-cell>
          <table:table-cell table:formula="of:=1/[.P13]" office:value-type="float" office:value="741.917277898987" calcext:value-type="float">
            <text:p>741.917277898987</text:p>
          </table:table-cell>
          <table:table-cell table:formula="of:=1/[.Q13]" office:value-type="float" office:value="277.19826054031" calcext:value-type="float">
            <text:p>277.19826054031</text:p>
          </table:table-cell>
          <table:table-cell table:formula="of:=1000*[.S13]" office:value-type="float" office:value="741917.277898987" calcext:value-type="float">
            <text:p>741917.277898987</text:p>
          </table:table-cell>
          <table:table-cell table:formula="of:=1000*[.T13]" office:value-type="float" office:value="277198.26054031" calcext:value-type="float">
            <text:p>277198.26054031</text:p>
          </table:table-cell>
        </table:table-row>
        <table:table-row table:style-name="ro1">
          <table:table-cell office:value-type="string" calcext:value-type="string">
            <text:p>BGV/192</text:p>
          </table:table-cell>
          <table:table-cell office:value-type="float" office:value="7" calcext:value-type="float">
            <text:p>7</text:p>
          </table:table-cell>
          <table:table-cell table:formula="of:=2^13" office:value-type="float" office:value="8192" calcext:value-type="float">
            <text:p>8192</text:p>
          </table:table-cell>
          <table:table-cell table:formula="of:=[.B14]*[.C14]" office:value-type="float" office:value="57344" calcext:value-type="float">
            <text:p>57344</text:p>
          </table:table-cell>
          <table:table-cell table:style-name="ce6" table:formula="of:=[.B4]/[.$A$25]" office:value-type="float" office:value="24.875182" calcext:value-type="float">
            <text:p>24.88</text:p>
          </table:table-cell>
          <table:table-cell table:style-name="ce6" table:formula="of:=[.C4]/[.$A$25]" office:value-type="float" office:value="70.586182" calcext:value-type="float">
            <text:p>70.59</text:p>
          </table:table-cell>
          <table:table-cell table:style-name="ce6" table:formula="of:=1000/[.E14]" office:value-type="float" office:value="40.2007108932912" calcext:value-type="float">
            <text:p>40.20</text:p>
          </table:table-cell>
          <table:table-cell table:style-name="ce6" table:formula="of:=1000/[.F14]" office:value-type="float" office:value="14.1670787633761" calcext:value-type="float">
            <text:p>14.17</text:p>
          </table:table-cell>
          <table:table-cell table:style-name="ce9" table:formula="of:=[.G14]*[.$D14]" office:value-type="float" office:value="2305269.56546489" calcext:value-type="float">
            <text:p>2305270</text:p>
          </table:table-cell>
          <table:table-cell table:style-name="ce9" table:formula="of:=[.H14]*[.$D14]" office:value-type="float" office:value="812396.964607039" calcext:value-type="float">
            <text:p>812397</text:p>
          </table:table-cell>
          <table:table-cell table:formula="of:=[.$A$23]*[.E14]+[.F14]" office:value-type="float" office:value="24945.768182" calcext:value-type="float">
            <text:p>24945.768182</text:p>
          </table:table-cell>
          <table:table-cell table:style-name="ce6" table:formula="of:=[.D4]/[.$A$25]" office:value-type="float" office:value="0.0319328465258789" calcext:value-type="float">
            <text:p>0.03</text:p>
          </table:table-cell>
          <table:table-cell table:style-name="ce6" table:formula="of:=[.F14]/[.L14]" office:value-type="float" office:value="2210.45693320186" calcext:value-type="float">
            <text:p>2210.46</text:p>
          </table:table-cell>
          <table:table-cell table:style-name="ce11" table:formula="of:=[.E14]/[.C14]" office:value-type="float" office:value="0.00303652124023437" calcext:value-type="float">
            <text:p>0.00303652</text:p>
          </table:table-cell>
          <table:table-cell table:style-name="ce11" table:formula="of:=[.F14]/[.C14]" office:value-type="float" office:value="0.00861647729492187" calcext:value-type="float">
            <text:p>0.00861648</text:p>
          </table:table-cell>
          <table:table-cell table:style-name="ce7" table:formula="of:=[.E14]/([.$C14]*[.$B14])" office:value-type="float" office:value="0.000433788748604911" calcext:value-type="float">
            <text:p>0.0004</text:p>
          </table:table-cell>
          <table:table-cell table:style-name="ce7" table:formula="of:=[.F14]/([.$C14]*[.$B14])" office:value-type="float" office:value="0.00123092532784598" calcext:value-type="float">
            <text:p>0.0012</text:p>
          </table:table-cell>
          <table:table-cell table:style-name="ce12" table:formula="of:=[.L14]/[.Q14]" office:value-type="float" office:value="25.9421475888864" calcext:value-type="float">
            <text:p>25.9</text:p>
          </table:table-cell>
          <table:table-cell table:formula="of:=1/[.P14]" office:value-type="float" office:value="2305.26956546489" calcext:value-type="float">
            <text:p>2305.26956546489</text:p>
          </table:table-cell>
          <table:table-cell table:formula="of:=1/[.Q14]" office:value-type="float" office:value="812.396964607039" calcext:value-type="float">
            <text:p>812.396964607039</text:p>
          </table:table-cell>
          <table:table-cell table:formula="of:=1000*[.S14]" office:value-type="float" office:value="2305269.56546489" calcext:value-type="float">
            <text:p>2305269.56546489</text:p>
          </table:table-cell>
          <table:table-cell table:formula="of:=1000*[.T14]" office:value-type="float" office:value="812396.964607039" calcext:value-type="float">
            <text:p>812396.964607039</text:p>
          </table:table-cell>
        </table:table-row>
        <table:table-row table:style-name="ro1">
          <table:table-cell office:value-type="string" calcext:value-type="string">
            <text:p>BFV/192</text:p>
          </table:table-cell>
          <table:table-cell office:value-type="float" office:value="7" calcext:value-type="float">
            <text:p>7</text:p>
          </table:table-cell>
          <table:table-cell table:formula="of:=2^14" office:value-type="float" office:value="16384" calcext:value-type="float">
            <text:p>16384</text:p>
          </table:table-cell>
          <table:table-cell table:formula="of:=[.B15]*[.C15]" office:value-type="float" office:value="114688" calcext:value-type="float">
            <text:p>114688</text:p>
          </table:table-cell>
          <table:table-cell table:style-name="ce6" table:formula="of:=[.B5]/[.$A$25]" office:value-type="float" office:value="95.777994" calcext:value-type="float">
            <text:p>95.78</text:p>
          </table:table-cell>
          <table:table-cell table:style-name="ce6" table:formula="of:=[.C5]/[.$A$25]" office:value-type="float" office:value="244.46514" calcext:value-type="float">
            <text:p>244.47</text:p>
          </table:table-cell>
          <table:table-cell table:style-name="ce6" table:formula="of:=1000/[.E15]" office:value-type="float" office:value="10.440811696265" calcext:value-type="float">
            <text:p>10.44</text:p>
          </table:table-cell>
          <table:table-cell table:style-name="ce6" table:formula="of:=1000/[.F15]" office:value-type="float" office:value="4.0905627689903" calcext:value-type="float">
            <text:p>4.09</text:p>
          </table:table-cell>
          <table:table-cell table:style-name="ce9" table:formula="of:=[.G15]*[.$D15]" office:value-type="float" office:value="1197435.81182124" calcext:value-type="float">
            <text:p>1197436</text:p>
          </table:table-cell>
          <table:table-cell table:style-name="ce9" table:formula="of:=[.H15]*[.$D15]" office:value-type="float" office:value="469138.462849959" calcext:value-type="float">
            <text:p>469138</text:p>
          </table:table-cell>
          <table:table-cell table:formula="of:=[.$A$23]*[.E15]+[.F15]" office:value-type="float" office:value="96022.45914" calcext:value-type="float">
            <text:p>96022.45914</text:p>
          </table:table-cell>
          <table:table-cell table:style-name="ce6" table:formula="of:=[.D5]/[.$A$25]" office:value-type="float" office:value="0.0319174019897461" calcext:value-type="float">
            <text:p>0.03</text:p>
          </table:table-cell>
          <table:table-cell table:style-name="ce6" table:formula="of:=[.F15]/[.L15]" office:value-type="float" office:value="7659.30573166756" calcext:value-type="float">
            <text:p>7659.31</text:p>
          </table:table-cell>
          <table:table-cell table:style-name="ce11" table:formula="of:=[.E15]/[.C15]" office:value-type="float" office:value="0.00584582482910156" calcext:value-type="float">
            <text:p>0.00584582</text:p>
          </table:table-cell>
          <table:table-cell table:style-name="ce11" table:formula="of:=[.F15]/[.C15]" office:value-type="float" office:value="0.0149209680175781" calcext:value-type="float">
            <text:p>0.01492097</text:p>
          </table:table-cell>
          <table:table-cell table:style-name="ce7" table:formula="of:=[.E15]/([.$C15]*[.$B15])" office:value-type="float" office:value="0.000835117832728795" calcext:value-type="float">
            <text:p>0.0008</text:p>
          </table:table-cell>
          <table:table-cell table:style-name="ce7" table:formula="of:=[.F15]/([.$C15]*[.$B15])" office:value-type="float" office:value="0.00213156685965402" calcext:value-type="float">
            <text:p>0.0021</text:p>
          </table:table-cell>
          <table:table-cell table:style-name="ce12" table:formula="of:=[.L15]/[.Q15]" office:value-type="float" office:value="14.9736809076337" calcext:value-type="float">
            <text:p>15.0</text:p>
          </table:table-cell>
          <table:table-cell table:formula="of:=1/[.P15]" office:value-type="float" office:value="1197.43581182124" calcext:value-type="float">
            <text:p>1197.43581182124</text:p>
          </table:table-cell>
          <table:table-cell table:formula="of:=1/[.Q15]" office:value-type="float" office:value="469.138462849959" calcext:value-type="float">
            <text:p>469.138462849959</text:p>
          </table:table-cell>
          <table:table-cell table:formula="of:=1000*[.S15]" office:value-type="float" office:value="1197435.81182124" calcext:value-type="float">
            <text:p>1197435.81182124</text:p>
          </table:table-cell>
          <table:table-cell table:formula="of:=1000*[.T15]" office:value-type="float" office:value="469138.462849959" calcext:value-type="float">
            <text:p>469138.462849959</text:p>
          </table:table-cell>
        </table:table-row>
        <table:table-row table:style-name="ro1">
          <table:table-cell office:value-type="string" calcext:value-type="string">
            <text:p>BGV/32</text:p>
          </table:table-cell>
          <table:table-cell office:value-type="float" office:value="1" calcext:value-type="float">
            <text:p>1</text:p>
          </table:table-cell>
          <table:table-cell table:formula="of:=2^11" office:value-type="float" office:value="2048" calcext:value-type="float">
            <text:p>2048</text:p>
          </table:table-cell>
          <table:table-cell table:formula="of:=[.B16]*[.C16]" office:value-type="float" office:value="2048" calcext:value-type="float">
            <text:p>2048</text:p>
          </table:table-cell>
          <table:table-cell table:style-name="ce6" table:formula="of:=[.B6]/[.$A$25]" office:value-type="float" office:value="1.1856762" calcext:value-type="float">
            <text:p>1.19</text:p>
          </table:table-cell>
          <table:table-cell table:style-name="ce6" table:formula="of:=[.C6]/[.$A$25]" office:value-type="float" office:value="3.2698842" calcext:value-type="float">
            <text:p>3.27</text:p>
          </table:table-cell>
          <table:table-cell table:style-name="ce6" table:formula="of:=1000/[.E16]" office:value-type="float" office:value="843.400584409133" calcext:value-type="float">
            <text:p>843.40</text:p>
          </table:table-cell>
          <table:table-cell table:style-name="ce6" table:formula="of:=1000/[.F16]" office:value-type="float" office:value="305.821227552951" calcext:value-type="float">
            <text:p>305.82</text:p>
          </table:table-cell>
          <table:table-cell table:style-name="ce9" table:formula="of:=[.G16]*[.$D16]" office:value-type="float" office:value="1727284.3968699" calcext:value-type="float">
            <text:p>1727284</text:p>
          </table:table-cell>
          <table:table-cell table:style-name="ce9" table:formula="of:=[.H16]*[.$D16]" office:value-type="float" office:value="626321.874028444" calcext:value-type="float">
            <text:p>626322</text:p>
          </table:table-cell>
          <table:table-cell table:formula="of:=[.$A$23]*[.E16]+[.F16]" office:value-type="float" office:value="1188.9460842" calcext:value-type="float">
            <text:p>1188.9460842</text:p>
          </table:table-cell>
          <table:table-cell table:style-name="ce6" table:formula="of:=[.D6]/[.$A$25]" office:value-type="float" office:value="0.0319238069726562" calcext:value-type="float">
            <text:p>0.03</text:p>
          </table:table-cell>
          <table:table-cell table:style-name="ce6" table:formula="of:=[.F16]/[.L16]" office:value-type="float" office:value="102.427765046968" calcext:value-type="float">
            <text:p>102.43</text:p>
          </table:table-cell>
          <table:table-cell table:style-name="ce11" table:formula="of:=[.E16]/[.C16]" office:value-type="float" office:value="0.00057894345703125" calcext:value-type="float">
            <text:p>0.00057894</text:p>
          </table:table-cell>
          <table:table-cell table:style-name="ce11" table:formula="of:=[.F16]/[.C16]" office:value-type="float" office:value="0.00159662314453125" calcext:value-type="float">
            <text:p>0.00159662</text:p>
          </table:table-cell>
          <table:table-cell table:style-name="ce7" table:formula="of:=[.E16]/([.$C16]*[.$B16])" office:value-type="float" office:value="0.00057894345703125" calcext:value-type="float">
            <text:p>0.0006</text:p>
          </table:table-cell>
          <table:table-cell table:style-name="ce7" table:formula="of:=[.F16]/([.$C16]*[.$B16])" office:value-type="float" office:value="0.00159662314453125" calcext:value-type="float">
            <text:p>0.0016</text:p>
          </table:table-cell>
          <table:table-cell table:style-name="ce12" table:formula="of:=[.L16]/[.Q16]" office:value-type="float" office:value="19.9945786092363" calcext:value-type="float">
            <text:p>20.0</text:p>
          </table:table-cell>
          <table:table-cell table:formula="of:=1/[.P16]" office:value-type="float" office:value="1727.2843968699" calcext:value-type="float">
            <text:p>1727.2843968699</text:p>
          </table:table-cell>
          <table:table-cell table:formula="of:=1/[.Q16]" office:value-type="float" office:value="626.321874028444" calcext:value-type="float">
            <text:p>626.321874028444</text:p>
          </table:table-cell>
          <table:table-cell table:formula="of:=1000*[.S16]" office:value-type="float" office:value="1727284.3968699" calcext:value-type="float">
            <text:p>1727284.3968699</text:p>
          </table:table-cell>
          <table:table-cell table:formula="of:=1000*[.T16]" office:value-type="float" office:value="626321.874028444" calcext:value-type="float">
            <text:p>626321.874028444</text:p>
          </table:table-cell>
        </table:table-row>
        <table:table-row table:style-name="ro1">
          <table:table-cell office:value-type="string" calcext:value-type="string">
            <text:p>BFV/32</text:p>
          </table:table-cell>
          <table:table-cell office:value-type="float" office:value="1" calcext:value-type="float">
            <text:p>1</text:p>
          </table:table-cell>
          <table:table-cell table:formula="of:=2^12" office:value-type="float" office:value="4096" calcext:value-type="float">
            <text:p>4096</text:p>
          </table:table-cell>
          <table:table-cell table:formula="of:=[.B17]*[.C17]" office:value-type="float" office:value="4096" calcext:value-type="float">
            <text:p>4096</text:p>
          </table:table-cell>
          <table:table-cell table:style-name="ce6" table:formula="of:=[.B7]/[.$A$25]" office:value-type="float" office:value="5.9157424" calcext:value-type="float">
            <text:p>5.92</text:p>
          </table:table-cell>
          <table:table-cell table:style-name="ce6" table:formula="of:=[.C7]/[.$A$25]" office:value-type="float" office:value="17.013232" calcext:value-type="float">
            <text:p>17.01</text:p>
          </table:table-cell>
          <table:table-cell table:style-name="ce6" table:formula="of:=1000/[.E17]" office:value-type="float" office:value="169.04049101259" calcext:value-type="float">
            <text:p>169.04</text:p>
          </table:table-cell>
          <table:table-cell table:style-name="ce6" table:formula="of:=1000/[.F17]" office:value-type="float" office:value="58.7777795541729" calcext:value-type="float">
            <text:p>58.78</text:p>
          </table:table-cell>
          <table:table-cell table:style-name="ce9" table:formula="of:=[.G17]*[.$D17]" office:value-type="float" office:value="692389.85118757" calcext:value-type="float">
            <text:p>692390</text:p>
          </table:table-cell>
          <table:table-cell table:style-name="ce9" table:formula="of:=[.H17]*[.$D17]" office:value-type="float" office:value="240753.785053892" calcext:value-type="float">
            <text:p>240754</text:p>
          </table:table-cell>
          <table:table-cell table:formula="of:=[.$A$23]*[.E17]+[.F17]" office:value-type="float" office:value="5932.755632" calcext:value-type="float">
            <text:p>5932.755632</text:p>
          </table:table-cell>
          <table:table-cell table:style-name="ce6" table:formula="of:=[.D7]/[.$A$25]" office:value-type="float" office:value="0.0319208732714844" calcext:value-type="float">
            <text:p>0.03</text:p>
          </table:table-cell>
          <table:table-cell table:style-name="ce6" table:formula="of:=[.F17]/[.L17]" office:value-type="float" office:value="532.981408600694" calcext:value-type="float">
            <text:p>532.98</text:p>
          </table:table-cell>
          <table:table-cell table:style-name="ce11" table:formula="of:=[.E17]/[.C17]" office:value-type="float" office:value="0.001444273046875" calcext:value-type="float">
            <text:p>0.00144427</text:p>
          </table:table-cell>
          <table:table-cell table:style-name="ce11" table:formula="of:=[.F17]/[.C17]" office:value-type="float" office:value="0.00415362109375" calcext:value-type="float">
            <text:p>0.00415362</text:p>
          </table:table-cell>
          <table:table-cell table:style-name="ce7" table:formula="of:=[.E17]/([.$C17]*[.$B17])" office:value-type="float" office:value="0.001444273046875" calcext:value-type="float">
            <text:p>0.0014</text:p>
          </table:table-cell>
          <table:table-cell table:style-name="ce7" table:formula="of:=[.F17]/([.$C17]*[.$B17])" office:value-type="float" office:value="0.00415362109375" calcext:value-type="float">
            <text:p>0.0042</text:p>
          </table:table-cell>
          <table:table-cell table:style-name="ce12" table:formula="of:=[.L17]/[.Q17]" office:value-type="float" office:value="7.68507106233549" calcext:value-type="float">
            <text:p>7.7</text:p>
          </table:table-cell>
          <table:table-cell table:formula="of:=1/[.P17]" office:value-type="float" office:value="692.38985118757" calcext:value-type="float">
            <text:p>692.38985118757</text:p>
          </table:table-cell>
          <table:table-cell table:formula="of:=1/[.Q17]" office:value-type="float" office:value="240.753785053892" calcext:value-type="float">
            <text:p>240.753785053892</text:p>
          </table:table-cell>
          <table:table-cell table:formula="of:=1000*[.S17]" office:value-type="float" office:value="692389.85118757" calcext:value-type="float">
            <text:p>692389.85118757</text:p>
          </table:table-cell>
          <table:table-cell table:formula="of:=1000*[.T17]" office:value-type="float" office:value="240753.785053892" calcext:value-type="float">
            <text:p>240753.785053892</text:p>
          </table:table-cell>
        </table:table-row>
        <table:table-row table:style-name="ro1">
          <table:table-cell office:value-type="string" calcext:value-type="string">
            <text:p>BGV/64</text:p>
          </table:table-cell>
          <table:table-cell office:value-type="float" office:value="2" calcext:value-type="float">
            <text:p>2</text:p>
          </table:table-cell>
          <table:table-cell table:formula="of:=2^11" office:value-type="float" office:value="2048" calcext:value-type="float">
            <text:p>2048</text:p>
          </table:table-cell>
          <table:table-cell table:formula="of:=[.B18]*[.C18]" office:value-type="float" office:value="4096" calcext:value-type="float">
            <text:p>4096</text:p>
          </table:table-cell>
          <table:table-cell table:style-name="ce6" table:formula="of:=[.B8]/[.$A$25]" office:value-type="float" office:value="6.1293554" calcext:value-type="float">
            <text:p>6.13</text:p>
          </table:table-cell>
          <table:table-cell table:style-name="ce6" table:formula="of:=[.C8]/[.$A$25]" office:value-type="float" office:value="19.32488" calcext:value-type="float">
            <text:p>19.32</text:p>
          </table:table-cell>
          <table:table-cell table:style-name="ce6" table:formula="of:=1000/[.E18]" office:value-type="float" office:value="163.149292990907" calcext:value-type="float">
            <text:p>163.15</text:p>
          </table:table-cell>
          <table:table-cell table:style-name="ce6" table:formula="of:=1000/[.F18]" office:value-type="float" office:value="51.7467637573946" calcext:value-type="float">
            <text:p>51.75</text:p>
          </table:table-cell>
          <table:table-cell table:style-name="ce9" table:formula="of:=[.G18]*[.$D18]" office:value-type="float" office:value="668259.504090756" calcext:value-type="float">
            <text:p>668260</text:p>
          </table:table-cell>
          <table:table-cell table:style-name="ce9" table:formula="of:=[.H18]*[.$D18]" office:value-type="float" office:value="211954.744350288" calcext:value-type="float">
            <text:p>211955</text:p>
          </table:table-cell>
          <table:table-cell table:formula="of:=[.$A$23]*[.E18]+[.F18]" office:value-type="float" office:value="6148.68028" calcext:value-type="float">
            <text:p>6148.68028</text:p>
          </table:table-cell>
          <table:table-cell table:style-name="ce6" table:formula="of:=[.D8]/[.$A$25]" office:value-type="float" office:value="0.0319265633691406" calcext:value-type="float">
            <text:p>0.03</text:p>
          </table:table-cell>
          <table:table-cell table:style-name="ce6" table:formula="of:=[.F18]/[.L18]" office:value-type="float" office:value="605.291580448616" calcext:value-type="float">
            <text:p>605.29</text:p>
          </table:table-cell>
          <table:table-cell table:style-name="ce11" table:formula="of:=[.E18]/[.C18]" office:value-type="float" office:value="0.00299284931640625" calcext:value-type="float">
            <text:p>0.00299285</text:p>
          </table:table-cell>
          <table:table-cell table:style-name="ce11" table:formula="of:=[.F18]/[.C18]" office:value-type="float" office:value="0.0094359765625" calcext:value-type="float">
            <text:p>0.00943598</text:p>
          </table:table-cell>
          <table:table-cell table:style-name="ce7" table:formula="of:=[.E18]/([.$C18]*[.$B18])" office:value-type="float" office:value="0.00149642465820313" calcext:value-type="float">
            <text:p>0.0015</text:p>
          </table:table-cell>
          <table:table-cell table:style-name="ce7" table:formula="of:=[.F18]/([.$C18]*[.$B18])" office:value-type="float" office:value="0.00471798828125" calcext:value-type="float">
            <text:p>0.0047</text:p>
          </table:table-cell>
          <table:table-cell table:style-name="ce12" table:formula="of:=[.L18]/[.Q18]" office:value-type="float" office:value="6.76698657688948" calcext:value-type="float">
            <text:p>6.8</text:p>
          </table:table-cell>
          <table:table-cell table:formula="of:=1/[.P18]" office:value-type="float" office:value="668.259504090756" calcext:value-type="float">
            <text:p>668.259504090756</text:p>
          </table:table-cell>
          <table:table-cell table:formula="of:=1/[.Q18]" office:value-type="float" office:value="211.954744350288" calcext:value-type="float">
            <text:p>211.954744350288</text:p>
          </table:table-cell>
          <table:table-cell table:formula="of:=1000*[.S18]" office:value-type="float" office:value="668259.504090756" calcext:value-type="float">
            <text:p>668259.504090756</text:p>
          </table:table-cell>
          <table:table-cell table:formula="of:=1000*[.T18]" office:value-type="float" office:value="211954.744350288" calcext:value-type="float">
            <text:p>211954.744350288</text:p>
          </table:table-cell>
        </table:table-row>
        <table:table-row table:style-name="ro1">
          <table:table-cell office:value-type="string" calcext:value-type="string">
            <text:p>BFV/64</text:p>
          </table:table-cell>
          <table:table-cell office:value-type="float" office:value="2" calcext:value-type="float">
            <text:p>2</text:p>
          </table:table-cell>
          <table:table-cell table:formula="of:=2^12" office:value-type="float" office:value="4096" calcext:value-type="float">
            <text:p>4096</text:p>
          </table:table-cell>
          <table:table-cell table:formula="of:=[.B19]*[.C19]" office:value-type="float" office:value="8192" calcext:value-type="float">
            <text:p>8192</text:p>
          </table:table-cell>
          <table:table-cell table:style-name="ce6" table:formula="of:=[.B9]/[.$A$25]" office:value-type="float" office:value="22.207308" calcext:value-type="float">
            <text:p>22.21</text:p>
          </table:table-cell>
          <table:table-cell table:style-name="ce6" table:formula="of:=[.C9]/[.$A$25]" office:value-type="float" office:value="60.01146" calcext:value-type="float">
            <text:p>60.01</text:p>
          </table:table-cell>
          <table:table-cell table:style-name="ce6" table:formula="of:=1000/[.E19]" office:value-type="float" office:value="45.0302215829132" calcext:value-type="float">
            <text:p>45.03</text:p>
          </table:table-cell>
          <table:table-cell table:style-name="ce6" table:formula="of:=1000/[.F19]" office:value-type="float" office:value="16.6634839412339" calcext:value-type="float">
            <text:p>16.66</text:p>
          </table:table-cell>
          <table:table-cell table:style-name="ce9" table:formula="of:=[.G19]*[.$D19]" office:value-type="float" office:value="368887.575207225" calcext:value-type="float">
            <text:p>368888</text:p>
          </table:table-cell>
          <table:table-cell table:style-name="ce9" table:formula="of:=[.H19]*[.$D19]" office:value-type="float" office:value="136507.260446588" calcext:value-type="float">
            <text:p>136507</text:p>
          </table:table-cell>
          <table:table-cell table:formula="of:=[.$A$23]*[.E19]+[.F19]" office:value-type="float" office:value="22267.31946" calcext:value-type="float">
            <text:p>22267.31946</text:p>
          </table:table-cell>
          <table:table-cell table:style-name="ce6" table:formula="of:=[.D9]/[.$A$25]" office:value-type="float" office:value="0.0319205777514648" calcext:value-type="float">
            <text:p>0.03</text:p>
          </table:table-cell>
          <table:table-cell table:style-name="ce6" table:formula="of:=[.F19]/[.L19]" office:value-type="float" office:value="1880.02424226943" calcext:value-type="float">
            <text:p>1880.02</text:p>
          </table:table-cell>
          <table:table-cell table:style-name="ce11" table:formula="of:=[.E19]/[.C19]" office:value-type="float" office:value="0.0054217060546875" calcext:value-type="float">
            <text:p>0.00542171</text:p>
          </table:table-cell>
          <table:table-cell table:style-name="ce11" table:formula="of:=[.F19]/[.C19]" office:value-type="float" office:value="0.0146512353515625" calcext:value-type="float">
            <text:p>0.01465124</text:p>
          </table:table-cell>
          <table:table-cell table:style-name="ce7" table:formula="of:=[.E19]/([.$C19]*[.$B19])" office:value-type="float" office:value="0.00271085302734375" calcext:value-type="float">
            <text:p>0.0027</text:p>
          </table:table-cell>
          <table:table-cell table:style-name="ce7" table:formula="of:=[.F19]/([.$C19]*[.$B19])" office:value-type="float" office:value="0.00732561767578125" calcext:value-type="float">
            <text:p>0.0073</text:p>
          </table:table-cell>
          <table:table-cell table:style-name="ce12" table:formula="of:=[.L19]/[.Q19]" office:value-type="float" office:value="4.35739062072477" calcext:value-type="float">
            <text:p>4.4</text:p>
          </table:table-cell>
          <table:table-cell table:formula="of:=1/[.P19]" office:value-type="float" office:value="368.887575207225" calcext:value-type="float">
            <text:p>368.887575207225</text:p>
          </table:table-cell>
          <table:table-cell table:formula="of:=1/[.Q19]" office:value-type="float" office:value="136.507260446588" calcext:value-type="float">
            <text:p>136.507260446588</text:p>
          </table:table-cell>
          <table:table-cell table:formula="of:=1000*[.S19]" office:value-type="float" office:value="368887.575207225" calcext:value-type="float">
            <text:p>368887.575207225</text:p>
          </table:table-cell>
          <table:table-cell table:formula="of:=1000*[.T19]" office:value-type="float" office:value="136507.260446588" calcext:value-type="float">
            <text:p>136507.260446588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USERS</text:p>
          </table:table-cell>
          <table:table-cell table:number-columns-repeated="21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S_TO_MS</text:p>
          </table:table-cell>
          <table:table-cell table:number-columns-repeated="21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number-columns-repeated="21"/>
        </table:table-row>
      </table:table>
      <table:table table:name="tab_1" table:style-name="ta1">
        <table:table-column table:style-name="co1" table:number-columns-repeated="2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0" table:number-columns-repeated="2" table:default-cell-style-name="Default"/>
        <table:table-row table:style-name="ro1">
          <table:table-cell office:value-type="string" calcext:value-type="string">
            <text:p>BG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log t</text:p>
          </table:table-cell>
          <table:table-cell/>
          <table:table-cell office:value-type="string" calcext:value-type="string">
            <text:p>Enc RNS</text:p>
          </table:table-cell>
          <table:table-cell office:value-type="string" calcext:value-type="string">
            <text:p>Dec RNS</text:p>
          </table:table-cell>
          <table:table-cell office:value-type="string" calcext:value-type="string">
            <text:p>Enc NTL</text:p>
          </table:table-cell>
          <table:table-cell office:value-type="string" calcext:value-type="string">
            <text:p>Agg NTL</text:p>
          </table:table-cell>
          <table:table-cell office:value-type="string" calcext:value-type="string">
            <text:p>Plain Agg</text:p>
          </table:table-cell>
          <table:table-cell office:value-type="string" calcext:value-type="string">
            <text:p>Enc RNS/Users</text:p>
          </table:table-cell>
          <table:table-cell office:value-type="string" calcext:value-type="string">
            <text:p>Dec RNS/User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table:formula="of:=[.A3]&amp;&quot;,&quot;&amp;[.B3]" office:value-type="string" office:string-value="100,32" calcext:value-type="string">
            <text:p>100,32</text:p>
          </table:table-cell>
          <table:table-cell office:value-type="float" office:value="1283494" calcext:value-type="float">
            <text:p>1283494</text:p>
          </table:table-cell>
          <table:table-cell office:value-type="float" office:value="1321168" calcext:value-type="float">
            <text:p>1321168</text:p>
          </table:table-cell>
          <table:table-cell office:value-type="float" office:value="43079860" calcext:value-type="float">
            <text:p>43079860</text:p>
          </table:table-cell>
          <table:table-cell office:value-type="float" office:value="47324820" calcext:value-type="float">
            <text:p>47324820</text:p>
          </table:table-cell>
          <table:table-cell office:value-type="float" office:value="3192.3826171875" calcext:value-type="float">
            <text:p>3192.3826171875</text:p>
          </table:table-cell>
          <table:table-cell table:formula="of:=([.D3]/[.$A$9])/[.$A3]" office:value-type="float" office:value="0.01283494" calcext:value-type="float">
            <text:p>0.01283494</text:p>
          </table:table-cell>
          <table:table-cell table:formula="of:=([.E3]/[.$A$9])/[.$A3]" office:value-type="float" office:value="0.01321168" calcext:value-type="float">
            <text:p>0.013211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table:formula="of:=[.A4]&amp;&quot;,&quot;&amp;[.B4]" office:value-type="string" office:string-value="1000,32" calcext:value-type="string">
            <text:p>1000,32</text:p>
          </table:table-cell>
          <table:table-cell office:value-type="float" office:value="1222240" calcext:value-type="float">
            <text:p>1222240</text:p>
          </table:table-cell>
          <table:table-cell office:value-type="float" office:value="3312836" calcext:value-type="float">
            <text:p>3312836</text:p>
          </table:table-cell>
          <table:table-cell office:value-type="float" office:value="43047960" calcext:value-type="float">
            <text:p>43047960</text:p>
          </table:table-cell>
          <table:table-cell office:value-type="float" office:value="98160760" calcext:value-type="float">
            <text:p>98160760</text:p>
          </table:table-cell>
          <table:table-cell office:value-type="float" office:value="31924.8586914063" calcext:value-type="float">
            <text:p>31924.8586914063</text:p>
          </table:table-cell>
          <table:table-cell table:formula="of:=([.D4]/[.$A$9])/[.$A4]" office:value-type="float" office:value="0.00122224" calcext:value-type="float">
            <text:p>0.00122224</text:p>
          </table:table-cell>
          <table:table-cell table:formula="of:=([.E4]/[.$A$9])/[.$A4]" office:value-type="float" office:value="0.003312836" calcext:value-type="float">
            <text:p>0.00331283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table:formula="of:=[.A5]&amp;&quot;,&quot;&amp;[.B5]" office:value-type="string" office:string-value="10000,32" calcext:value-type="string">
            <text:p>10000,32</text:p>
          </table:table-cell>
          <table:table-cell office:value-type="float" office:value="1224734" calcext:value-type="float">
            <text:p>1224734</text:p>
          </table:table-cell>
          <table:table-cell office:value-type="float" office:value="23829160" calcext:value-type="float">
            <text:p>23829160</text:p>
          </table:table-cell>
          <table:table-cell office:value-type="float" office:value="42981920" calcext:value-type="float">
            <text:p>42981920</text:p>
          </table:table-cell>
          <table:table-cell office:value-type="float" office:value="571560200" calcext:value-type="float">
            <text:p>571560200</text:p>
          </table:table-cell>
          <table:table-cell office:value-type="float" office:value="319140.028808594" calcext:value-type="float">
            <text:p>319140.028808594</text:p>
          </table:table-cell>
          <table:table-cell table:formula="of:=([.D5]/[.$A$9])/[.$A5]" office:value-type="float" office:value="0.0001224734" calcext:value-type="float">
            <text:p>0.0001224734</text:p>
          </table:table-cell>
          <table:table-cell table:formula="of:=([.E5]/[.$A$9])/[.$A5]" office:value-type="float" office:value="0.002382916" calcext:value-type="float">
            <text:p>0.00238291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table:formula="of:=[.A6]&amp;&quot;,&quot;&amp;[.B6]" office:value-type="string" office:string-value="10000,128" calcext:value-type="string">
            <text:p>10000,128</text:p>
          </table:table-cell>
          <table:table-cell office:value-type="float" office:value="25561180" calcext:value-type="float">
            <text:p>25561180</text:p>
          </table:table-cell>
          <table:table-cell office:value-type="float" office:value="482317400" calcext:value-type="float">
            <text:p>482317400</text:p>
          </table:table-cell>
          <table:table-cell office:value-type="float" office:value="651969600" calcext:value-type="float">
            <text:p>651969600</text:p>
          </table:table-cell>
          <table:table-cell office:value-type="float" office:value="3041046000" calcext:value-type="float">
            <text:p>3041046000</text:p>
          </table:table-cell>
          <table:table-cell office:value-type="float" office:value="319000.13894043" calcext:value-type="float">
            <text:p>319000.13894043</text:p>
          </table:table-cell>
          <table:table-cell table:formula="of:=([.D6]/[.$A$9])/[.$A6]" office:value-type="float" office:value="0.002556118" calcext:value-type="float">
            <text:p>0.002556118</text:p>
          </table:table-cell>
          <table:table-cell table:formula="of:=([.E6]/[.$A$9])/[.$A6]" office:value-type="float" office:value="0.04823174" calcext:value-type="float">
            <text:p>0.04823174</text:p>
          </table:table-cell>
        </table:table-row>
        <table:table-row table:style-name="ro1">
          <table:table-cell table:formula="of:=10^15" office:value-type="float" office:value="1000000000000000" calcext:value-type="float">
            <text:p>1000000000000000</text:p>
          </table:table-cell>
          <table:table-cell office:value-type="float" office:value="128" calcext:value-type="float">
            <text:p>128</text:p>
          </table:table-cell>
          <table:table-cell table:formula="of:=[.A7]&amp;&quot;,&quot;&amp;[.B7]" office:value-type="string" office:string-value="1000000000000000,128" calcext:value-type="string">
            <text:p>1000000000000000,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S_TO_MS</text:p>
          </table:table-cell>
          <table:table-cell table:number-columns-repeated="9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F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log t</text:p>
          </table:table-cell>
          <table:table-cell/>
          <table:table-cell office:value-type="string" calcext:value-type="string">
            <text:p>Enc RNS</text:p>
          </table:table-cell>
          <table:table-cell office:value-type="string" calcext:value-type="string">
            <text:p>Dec RNS</text:p>
          </table:table-cell>
          <table:table-cell office:value-type="string" calcext:value-type="string">
            <text:p>Enc NTL</text:p>
          </table:table-cell>
          <table:table-cell office:value-type="string" calcext:value-type="string">
            <text:p>Agg NTL</text:p>
          </table:table-cell>
          <table:table-cell office:value-type="string" calcext:value-type="string">
            <text:p>Plain Agg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table:formula="of:=[.A12]&amp;&quot;,&quot;&amp;[.B12]" office:value-type="string" office:string-value="100,32" calcext:value-type="string">
            <text:p>100,32</text:p>
          </table:table-cell>
          <table:table-cell office:value-type="float" office:value="6582124" calcext:value-type="float">
            <text:p>6582124</text:p>
          </table:table-cell>
          <table:table-cell office:value-type="float" office:value="7198986" calcext:value-type="float">
            <text:p>7198986</text:p>
          </table:table-cell>
          <table:table-cell office:value-type="float" office:value="165458400" calcext:value-type="float">
            <text:p>165458400</text:p>
          </table:table-cell>
          <table:table-cell office:value-type="float" office:value="174416600" calcext:value-type="float">
            <text:p>174416600</text:p>
          </table:table-cell>
          <table:table-cell office:value-type="float" office:value="3190.59545898437" calcext:value-type="float">
            <text:p>3190.5954589843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table:formula="of:=[.A13]&amp;&quot;,&quot;&amp;[.B13]" office:value-type="string" office:string-value="1000,32" calcext:value-type="string">
            <text:p>1000,32</text:p>
          </table:table-cell>
          <table:table-cell office:value-type="float" office:value="6162500" calcext:value-type="float">
            <text:p>6162500</text:p>
          </table:table-cell>
          <table:table-cell office:value-type="float" office:value="17276400" calcext:value-type="float">
            <text:p>17276400</text:p>
          </table:table-cell>
          <table:table-cell office:value-type="float" office:value="176086200" calcext:value-type="float">
            <text:p>176086200</text:p>
          </table:table-cell>
          <table:table-cell office:value-type="float" office:value="279516400" calcext:value-type="float">
            <text:p>279516400</text:p>
          </table:table-cell>
          <table:table-cell office:value-type="float" office:value="31931.9872558594" calcext:value-type="float">
            <text:p>31931.9872558594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table:formula="of:=[.A14]&amp;&quot;,&quot;&amp;[.B14]" office:value-type="string" office:string-value="10000,32" calcext:value-type="string">
            <text:p>10000,32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table:formula="of:=[.A15]&amp;&quot;,&quot;&amp;[.B15]" office:value-type="string" office:string-value="10000,128" calcext:value-type="string">
            <text:p>10000,128</text:p>
          </table:table-cell>
          <table:table-cell office:value-type="float" office:value="95327460" calcext:value-type="float">
            <text:p>95327460</text:p>
          </table:table-cell>
          <table:table-cell office:value-type="float" office:value="1640066000" calcext:value-type="float">
            <text:p>1640066000</text:p>
          </table:table-cell>
          <table:table-cell office:value-type="float" office:value="2599168000" calcext:value-type="float">
            <text:p>2599168000</text:p>
          </table:table-cell>
          <table:table-cell office:value-type="float" office:value="7648518000" calcext:value-type="float">
            <text:p>7648518000</text:p>
          </table:table-cell>
          <table:table-cell office:value-type="float" office:value="319228.632507324" calcext:value-type="float">
            <text:p>319228.632507324</text:p>
          </table:table-cell>
          <table:table-cell table:number-columns-repeated="2"/>
        </table:table-row>
        <table:table-row table:style-name="ro1">
          <table:table-cell table:formula="of:=10^15" office:value-type="float" office:value="1000000000000000" calcext:value-type="float">
            <text:p>1000000000000000</text:p>
          </table:table-cell>
          <table:table-cell office:value-type="float" office:value="128" calcext:value-type="float">
            <text:p>128</text:p>
          </table:table-cell>
          <table:table-cell table:formula="of:=[.A16]&amp;&quot;,&quot;&amp;[.B16]" office:value-type="string" office:string-value="1000000000000000,128" calcext:value-type="string">
            <text:p>1000000000000000,128</text:p>
          </table:table-cell>
          <table:table-cell table:number-columns-repeated="7"/>
        </table:table-row>
      </table:table>
      <table:table table:name="incr_n" table:style-name="ta1">
        <table:shapes>
          <draw:frame draw:z-index="0" draw:style-name="gr1" draw:text-style-name="P1" svg:width="6.2988in" svg:height="3.5429in" svg:x="11.8547in" svg:y="5.0138in">
            <draw:object draw:notify-on-update-of-ranges="incr_n.A30:incr_n.A33 incr_n.B29:incr_n.B29 incr_n.B30:incr_n.B33 incr_n.C29:incr_n.C29 incr_n.C30:incr_n.C33 incr_n.D29:incr_n.D29 incr_n.D30:incr_n.D33 incr_n.E29:incr_n.E29 incr_n.E30:incr_n.E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1594in" svg:height="3.4665in" svg:x="2.1461in" svg:y="7.7067in">
            <draw:object draw:notify-on-update-of-ranges="incr_n.A30:incr_n.A33 incr_n.F29:incr_n.F29 incr_n.F30:incr_n.F33 incr_n.G29:incr_n.G29 incr_n.G30:incr_n.G33 incr_n.H29:incr_n.H29 incr_n.H30:incr_n.H33 incr_n.I29:incr_n.I29 incr_n.I30:incr_n.I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BGV</text:p>
          </table:table-cell>
          <table:table-cell office:value-type="string" calcext:value-type="string">
            <text:p>ns</text:p>
          </table:table-cell>
          <table:table-cell table:number-columns-repeated="4"/>
          <table:table-cell office:value-type="string" calcext:value-type="string">
            <text:p>ms</text:p>
          </table:table-cell>
          <table:table-cell table:number-columns-repeated="4"/>
          <table:table-cell office:value-type="string" calcext:value-type="string">
            <text:p>ms/u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RNS Enc</text:p>
          </table:table-cell>
          <table:table-cell office:value-type="string" calcext:value-type="string">
            <text:p>RNS Dec</text:p>
          </table:table-cell>
          <table:table-cell office:value-type="string" calcext:value-type="string">
            <text:p>NTL Enc</text:p>
          </table:table-cell>
          <table:table-cell office:value-type="string" calcext:value-type="string">
            <text:p>NTL Dec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RNS Enc</text:p>
          </table:table-cell>
          <table:table-cell office:value-type="string" calcext:value-type="string">
            <text:p>RNS Dec</text:p>
          </table:table-cell>
          <table:table-cell office:value-type="string" calcext:value-type="string">
            <text:p>NTL Enc</text:p>
          </table:table-cell>
          <table:table-cell office:value-type="string" calcext:value-type="string">
            <text:p>NTL Dec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RNS Enc</text:p>
          </table:table-cell>
          <table:table-cell office:value-type="string" calcext:value-type="string">
            <text:p>RNS Dec</text:p>
          </table:table-cell>
          <table:table-cell office:value-type="string" calcext:value-type="string">
            <text:p>NTL Enc</text:p>
          </table:table-cell>
          <table:table-cell office:value-type="string" calcext:value-type="string">
            <text:p>NTL Dec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83494" calcext:value-type="float">
            <text:p>1283494</text:p>
          </table:table-cell>
          <table:table-cell office:value-type="float" office:value="1321168" calcext:value-type="float">
            <text:p>1321168</text:p>
          </table:table-cell>
          <table:table-cell office:value-type="float" office:value="43079860" calcext:value-type="float">
            <text:p>43079860</text:p>
          </table:table-cell>
          <table:table-cell office:value-type="float" office:value="47324820" calcext:value-type="float">
            <text:p>47324820</text:p>
          </table:table-cell>
          <table:table-cell office:value-type="float" office:value="3192.3826171875" calcext:value-type="float">
            <text:p>3192.3826171875</text:p>
          </table:table-cell>
          <table:table-cell table:formula="of:=[.B3]/[.$A$10]" office:value-type="float" office:value="1.283494" calcext:value-type="float">
            <text:p>1.283494</text:p>
          </table:table-cell>
          <table:table-cell table:formula="of:=[.C3]/[.$A$10]" office:value-type="float" office:value="1.321168" calcext:value-type="float">
            <text:p>1.321168</text:p>
          </table:table-cell>
          <table:table-cell table:formula="of:=[.D3]/[.$A$10]" office:value-type="float" office:value="43.07986" calcext:value-type="float">
            <text:p>43.07986</text:p>
          </table:table-cell>
          <table:table-cell table:formula="of:=[.E3]/[.$A$10]" office:value-type="float" office:value="47.32482" calcext:value-type="float">
            <text:p>47.32482</text:p>
          </table:table-cell>
          <table:table-cell table:formula="of:=[.F3]/[.$A$10]" office:value-type="float" office:value="0.0031923826171875" calcext:value-type="float">
            <text:p>0.003192382617188</text:p>
          </table:table-cell>
          <table:table-cell table:formula="of:=[.G3]/[.$A3]" office:value-type="float" office:value="0.01283494" calcext:value-type="float">
            <text:p>0.01283494</text:p>
          </table:table-cell>
          <table:table-cell table:formula="of:=[.H3]/[.$A3]" office:value-type="float" office:value="0.01321168" calcext:value-type="float">
            <text:p>0.01321168</text:p>
          </table:table-cell>
          <table:table-cell table:formula="of:=[.I3]/[.$A3]" office:value-type="float" office:value="0.4307986" calcext:value-type="float">
            <text:p>0.4307986</text:p>
          </table:table-cell>
          <table:table-cell table:formula="of:=[.J3]/[.$A3]" office:value-type="float" office:value="0.4732482" calcext:value-type="float">
            <text:p>0.4732482</text:p>
          </table:table-cell>
          <table:table-cell table:formula="of:=[.K3]/[.$A3]" office:value-type="float" office:value="0.000031923826171875" calcext:value-type="float">
            <text:p>3.1923826171875E-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111367.4" calcext:value-type="float">
            <text:p>6111367.4</text:p>
          </table:table-cell>
          <table:table-cell office:value-type="float" office:value="19312296" calcext:value-type="float">
            <text:p>19312296</text:p>
          </table:table-cell>
          <table:table-cell office:value-type="float" office:value="165071300" calcext:value-type="float">
            <text:p>165071300</text:p>
          </table:table-cell>
          <table:table-cell office:value-type="float" office:value="271875280" calcext:value-type="float">
            <text:p>271875280</text:p>
          </table:table-cell>
          <table:table-cell office:value-type="float" office:value="31865.8806005859" calcext:value-type="float">
            <text:p>31865.8806005859</text:p>
          </table:table-cell>
          <table:table-cell table:formula="of:=[.B4]/[.$A$10]" office:value-type="float" office:value="6.1113674" calcext:value-type="float">
            <text:p>6.1113674</text:p>
          </table:table-cell>
          <table:table-cell table:formula="of:=[.C4]/[.$A$10]" office:value-type="float" office:value="19.312296" calcext:value-type="float">
            <text:p>19.312296</text:p>
          </table:table-cell>
          <table:table-cell table:formula="of:=[.D4]/[.$A$10]" office:value-type="float" office:value="165.0713" calcext:value-type="float">
            <text:p>165.0713</text:p>
          </table:table-cell>
          <table:table-cell table:formula="of:=[.E4]/[.$A$10]" office:value-type="float" office:value="271.87528" calcext:value-type="float">
            <text:p>271.87528</text:p>
          </table:table-cell>
          <table:table-cell table:formula="of:=[.F4]/[.$A$10]" office:value-type="float" office:value="0.0318658806005859" calcext:value-type="float">
            <text:p>0.031865880600586</text:p>
          </table:table-cell>
          <table:table-cell table:formula="of:=[.G4]/[.$A4]" office:value-type="float" office:value="0.0061113674" calcext:value-type="float">
            <text:p>0.0061113674</text:p>
          </table:table-cell>
          <table:table-cell table:formula="of:=[.H4]/[.$A4]" office:value-type="float" office:value="0.019312296" calcext:value-type="float">
            <text:p>0.019312296</text:p>
          </table:table-cell>
          <table:table-cell table:formula="of:=[.I4]/[.$A4]" office:value-type="float" office:value="0.1650713" calcext:value-type="float">
            <text:p>0.1650713</text:p>
          </table:table-cell>
          <table:table-cell table:formula="of:=[.J4]/[.$A4]" office:value-type="float" office:value="0.27187528" calcext:value-type="float">
            <text:p>0.27187528</text:p>
          </table:table-cell>
          <table:table-cell table:formula="of:=[.K4]/[.$A4]" office:value-type="float" office:value="0.0000318658806005859" calcext:value-type="float">
            <text:p>3.18658806005859E-0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221363.2" calcext:value-type="float">
            <text:p>6221363.2</text:p>
          </table:table-cell>
          <table:table-cell office:value-type="float" office:value="140899060" calcext:value-type="float">
            <text:p>140899060</text:p>
          </table:table-cell>
          <table:table-cell office:value-type="float" office:value="166499940" calcext:value-type="float">
            <text:p>166499940</text:p>
          </table:table-cell>
          <table:table-cell office:value-type="float" office:value="1259203800" calcext:value-type="float">
            <text:p>1259203800</text:p>
          </table:table-cell>
          <table:table-cell office:value-type="float" office:value="318710.233989258" calcext:value-type="float">
            <text:p>318710.233989258</text:p>
          </table:table-cell>
          <table:table-cell table:formula="of:=[.B5]/[.$A$10]" office:value-type="float" office:value="6.2213632" calcext:value-type="float">
            <text:p>6.2213632</text:p>
          </table:table-cell>
          <table:table-cell table:formula="of:=[.C5]/[.$A$10]" office:value-type="float" office:value="140.89906" calcext:value-type="float">
            <text:p>140.89906</text:p>
          </table:table-cell>
          <table:table-cell table:formula="of:=[.D5]/[.$A$10]" office:value-type="float" office:value="166.49994" calcext:value-type="float">
            <text:p>166.49994</text:p>
          </table:table-cell>
          <table:table-cell table:formula="of:=[.E5]/[.$A$10]" office:value-type="float" office:value="1259.2038" calcext:value-type="float">
            <text:p>1259.2038</text:p>
          </table:table-cell>
          <table:table-cell table:formula="of:=[.F5]/[.$A$10]" office:value-type="float" office:value="0.318710233989258" calcext:value-type="float">
            <text:p>0.318710233989258</text:p>
          </table:table-cell>
          <table:table-cell table:formula="of:=[.G5]/[.$A5]" office:value-type="float" office:value="0.00062213632" calcext:value-type="float">
            <text:p>0.00062213632</text:p>
          </table:table-cell>
          <table:table-cell table:formula="of:=[.H5]/[.$A5]" office:value-type="float" office:value="0.014089906" calcext:value-type="float">
            <text:p>0.014089906</text:p>
          </table:table-cell>
          <table:table-cell table:formula="of:=[.I5]/[.$A5]" office:value-type="float" office:value="0.016649994" calcext:value-type="float">
            <text:p>0.016649994</text:p>
          </table:table-cell>
          <table:table-cell table:formula="of:=[.J5]/[.$A5]" office:value-type="float" office:value="0.12592038" calcext:value-type="float">
            <text:p>0.12592038</text:p>
          </table:table-cell>
          <table:table-cell table:formula="of:=[.K5]/[.$A5]" office:value-type="float" office:value="0.0000318710233989258" calcext:value-type="float">
            <text:p>3.18710233989258E-0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992237.6" calcext:value-type="float">
            <text:p>5992237.6</text:p>
          </table:table-cell>
          <table:table-cell office:value-type="float" office:value="1358845400" calcext:value-type="float">
            <text:p>1358845400</text:p>
          </table:table-cell>
          <table:table-cell office:value-type="float" office:value="163920040" calcext:value-type="float">
            <text:p>163920040</text:p>
          </table:table-cell>
          <table:table-cell office:value-type="float" office:value="11146886000" calcext:value-type="float">
            <text:p>11146886000</text:p>
          </table:table-cell>
          <table:table-cell office:value-type="float" office:value="3187289.98857422" calcext:value-type="float">
            <text:p>3187289.98857422</text:p>
          </table:table-cell>
          <table:table-cell table:formula="of:=[.B6]/[.$A$10]" office:value-type="float" office:value="5.9922376" calcext:value-type="float">
            <text:p>5.9922376</text:p>
          </table:table-cell>
          <table:table-cell table:formula="of:=[.C6]/[.$A$10]" office:value-type="float" office:value="1358.8454" calcext:value-type="float">
            <text:p>1358.8454</text:p>
          </table:table-cell>
          <table:table-cell table:formula="of:=[.D6]/[.$A$10]" office:value-type="float" office:value="163.92004" calcext:value-type="float">
            <text:p>163.92004</text:p>
          </table:table-cell>
          <table:table-cell table:formula="of:=[.E6]/[.$A$10]" office:value-type="float" office:value="11146.886" calcext:value-type="float">
            <text:p>11146.886</text:p>
          </table:table-cell>
          <table:table-cell table:formula="of:=[.F6]/[.$A$10]" office:value-type="float" office:value="3.18728998857422" calcext:value-type="float">
            <text:p>3.18728998857422</text:p>
          </table:table-cell>
          <table:table-cell table:formula="of:=[.G6]/[.$A6]" office:value-type="float" office:value="0.000059922376" calcext:value-type="float">
            <text:p>5.9922376E-05</text:p>
          </table:table-cell>
          <table:table-cell table:formula="of:=[.H6]/[.$A6]" office:value-type="float" office:value="0.013588454" calcext:value-type="float">
            <text:p>0.013588454</text:p>
          </table:table-cell>
          <table:table-cell table:formula="of:=[.I6]/[.$A6]" office:value-type="float" office:value="0.0016392004" calcext:value-type="float">
            <text:p>0.0016392004</text:p>
          </table:table-cell>
          <table:table-cell table:formula="of:=[.J6]/[.$A6]" office:value-type="float" office:value="0.11146886" calcext:value-type="float">
            <text:p>0.11146886</text:p>
          </table:table-cell>
          <table:table-cell table:formula="of:=[.K6]/[.$A6]" office:value-type="float" office:value="0.0000318728998857422" calcext:value-type="float">
            <text:p>3.18728998857422E-05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NS_TO_MS</text:p>
          </table:table-cell>
          <table:table-cell table:number-columns-repeated="15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number-columns-repeated="15"/>
        </table:table-row>
        <table:table-row table:style-name="ro1" table:number-rows-repeated="8">
          <table:table-cell table:number-columns-repeated="16"/>
        </table:table-row>
        <table:table-row table:style-name="ro1">
          <table:table-cell office:value-type="string" calcext:value-type="string">
            <text:p>BFV</text:p>
          </table:table-cell>
          <table:table-cell office:value-type="string" calcext:value-type="string">
            <text:p>ns</text:p>
          </table:table-cell>
          <table:table-cell table:number-columns-repeated="4"/>
          <table:table-cell office:value-type="string" calcext:value-type="string">
            <text:p>ms</text:p>
          </table:table-cell>
          <table:table-cell table:number-columns-repeated="4"/>
          <table:table-cell office:value-type="string" calcext:value-type="string">
            <text:p>ms/u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RNS Enc</text:p>
          </table:table-cell>
          <table:table-cell office:value-type="string" calcext:value-type="string">
            <text:p>RNS Dec</text:p>
          </table:table-cell>
          <table:table-cell office:value-type="string" calcext:value-type="string">
            <text:p>NTL Enc</text:p>
          </table:table-cell>
          <table:table-cell office:value-type="string" calcext:value-type="string">
            <text:p>NTL Dec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RNS Enc</text:p>
          </table:table-cell>
          <table:table-cell office:value-type="string" calcext:value-type="string">
            <text:p>RNS Dec</text:p>
          </table:table-cell>
          <table:table-cell office:value-type="string" calcext:value-type="string">
            <text:p>NTL Enc</text:p>
          </table:table-cell>
          <table:table-cell office:value-type="string" calcext:value-type="string">
            <text:p>NTL Dec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RNS Enc</text:p>
          </table:table-cell>
          <table:table-cell office:value-type="string" calcext:value-type="string">
            <text:p>RNS Dec</text:p>
          </table:table-cell>
          <table:table-cell office:value-type="string" calcext:value-type="string">
            <text:p>NTL Enc</text:p>
          </table:table-cell>
          <table:table-cell office:value-type="string" calcext:value-type="string">
            <text:p>NTL Dec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582124" calcext:value-type="float">
            <text:p>6582124</text:p>
          </table:table-cell>
          <table:table-cell office:value-type="float" office:value="7198986" calcext:value-type="float">
            <text:p>7198986</text:p>
          </table:table-cell>
          <table:table-cell office:value-type="float" office:value="165458400" calcext:value-type="float">
            <text:p>165458400</text:p>
          </table:table-cell>
          <table:table-cell office:value-type="float" office:value="174416600" calcext:value-type="float">
            <text:p>174416600</text:p>
          </table:table-cell>
          <table:table-cell office:value-type="float" office:value="3190.59545898437" calcext:value-type="float">
            <text:p>3190.59545898437</text:p>
          </table:table-cell>
          <table:table-cell table:formula="of:=[.B21]/[.$A$10]" office:value-type="float" office:value="6.582124" calcext:value-type="float">
            <text:p>6.582124</text:p>
          </table:table-cell>
          <table:table-cell table:formula="of:=[.C21]/[.$A$10]" office:value-type="float" office:value="7.198986" calcext:value-type="float">
            <text:p>7.198986</text:p>
          </table:table-cell>
          <table:table-cell table:formula="of:=[.D21]/[.$A$10]" office:value-type="float" office:value="165.4584" calcext:value-type="float">
            <text:p>165.4584</text:p>
          </table:table-cell>
          <table:table-cell table:formula="of:=[.E21]/[.$A$10]" office:value-type="float" office:value="174.4166" calcext:value-type="float">
            <text:p>174.4166</text:p>
          </table:table-cell>
          <table:table-cell table:formula="of:=[.F21]/[.$A$10]" office:value-type="float" office:value="0.00319059545898437" calcext:value-type="float">
            <text:p>0.003190595458984</text:p>
          </table:table-cell>
          <table:table-cell table:formula="of:=[.G21]/[.$A21]" office:value-type="float" office:value="0.06582124" calcext:value-type="float">
            <text:p>0.06582124</text:p>
          </table:table-cell>
          <table:table-cell table:formula="of:=[.H21]/[.$A21]" office:value-type="float" office:value="0.07198986" calcext:value-type="float">
            <text:p>0.07198986</text:p>
          </table:table-cell>
          <table:table-cell table:formula="of:=[.I21]/[.$A21]" office:value-type="float" office:value="1.654584" calcext:value-type="float">
            <text:p>1.654584</text:p>
          </table:table-cell>
          <table:table-cell table:formula="of:=[.J21]/[.$A21]" office:value-type="float" office:value="1.744166" calcext:value-type="float">
            <text:p>1.744166</text:p>
          </table:table-cell>
          <table:table-cell table:formula="of:=[.K21]/[.$A21]" office:value-type="float" office:value="0.0000319059545898437" calcext:value-type="float">
            <text:p>3.19059545898437E-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2209210" calcext:value-type="float">
            <text:p>22209210</text:p>
          </table:table-cell>
          <table:table-cell office:value-type="float" office:value="60009976" calcext:value-type="float">
            <text:p>60009976</text:p>
          </table:table-cell>
          <table:table-cell office:value-type="float" office:value="651393720" calcext:value-type="float">
            <text:p>651393720</text:p>
          </table:table-cell>
          <table:table-cell office:value-type="float" office:value="879000620" calcext:value-type="float">
            <text:p>879000620</text:p>
          </table:table-cell>
          <table:table-cell office:value-type="float" office:value="31873.6567626953" calcext:value-type="float">
            <text:p>31873.6567626953</text:p>
          </table:table-cell>
          <table:table-cell table:formula="of:=[.B22]/[.$A$10]" office:value-type="float" office:value="22.20921" calcext:value-type="float">
            <text:p>22.20921</text:p>
          </table:table-cell>
          <table:table-cell table:formula="of:=[.C22]/[.$A$10]" office:value-type="float" office:value="60.009976" calcext:value-type="float">
            <text:p>60.009976</text:p>
          </table:table-cell>
          <table:table-cell table:formula="of:=[.D22]/[.$A$10]" office:value-type="float" office:value="651.39372" calcext:value-type="float">
            <text:p>651.39372</text:p>
          </table:table-cell>
          <table:table-cell table:formula="of:=[.E22]/[.$A$10]" office:value-type="float" office:value="879.00062" calcext:value-type="float">
            <text:p>879.00062</text:p>
          </table:table-cell>
          <table:table-cell table:formula="of:=[.F22]/[.$A$10]" office:value-type="float" office:value="0.0318736567626953" calcext:value-type="float">
            <text:p>0.031873656762695</text:p>
          </table:table-cell>
          <table:table-cell table:formula="of:=[.G22]/[.$A22]" office:value-type="float" office:value="0.02220921" calcext:value-type="float">
            <text:p>0.02220921</text:p>
          </table:table-cell>
          <table:table-cell table:formula="of:=[.H22]/[.$A22]" office:value-type="float" office:value="0.060009976" calcext:value-type="float">
            <text:p>0.060009976</text:p>
          </table:table-cell>
          <table:table-cell table:formula="of:=[.I22]/[.$A22]" office:value-type="float" office:value="0.65139372" calcext:value-type="float">
            <text:p>0.65139372</text:p>
          </table:table-cell>
          <table:table-cell table:formula="of:=[.J22]/[.$A22]" office:value-type="float" office:value="0.87900062" calcext:value-type="float">
            <text:p>0.87900062</text:p>
          </table:table-cell>
          <table:table-cell table:formula="of:=[.K22]/[.$A22]" office:value-type="float" office:value="0.0000318736567626953" calcext:value-type="float">
            <text:p>3.18736567626953E-0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2342202" calcext:value-type="float">
            <text:p>22342202</text:p>
          </table:table-cell>
          <table:table-cell office:value-type="float" office:value="426831540" calcext:value-type="float">
            <text:p>426831540</text:p>
          </table:table-cell>
          <table:table-cell office:value-type="float" office:value="664532920" calcext:value-type="float">
            <text:p>664532920</text:p>
          </table:table-cell>
          <table:table-cell office:value-type="float" office:value="2981647000" calcext:value-type="float">
            <text:p>2981647000</text:p>
          </table:table-cell>
          <table:table-cell office:value-type="float" office:value="318750.707365723" calcext:value-type="float">
            <text:p>318750.707365723</text:p>
          </table:table-cell>
          <table:table-cell table:formula="of:=[.B23]/[.$A$10]" office:value-type="float" office:value="22.342202" calcext:value-type="float">
            <text:p>22.342202</text:p>
          </table:table-cell>
          <table:table-cell table:formula="of:=[.C23]/[.$A$10]" office:value-type="float" office:value="426.83154" calcext:value-type="float">
            <text:p>426.83154</text:p>
          </table:table-cell>
          <table:table-cell table:formula="of:=[.D23]/[.$A$10]" office:value-type="float" office:value="664.53292" calcext:value-type="float">
            <text:p>664.53292</text:p>
          </table:table-cell>
          <table:table-cell table:formula="of:=[.E23]/[.$A$10]" office:value-type="float" office:value="2981.647" calcext:value-type="float">
            <text:p>2981.647</text:p>
          </table:table-cell>
          <table:table-cell table:formula="of:=[.F23]/[.$A$10]" office:value-type="float" office:value="0.318750707365723" calcext:value-type="float">
            <text:p>0.318750707365723</text:p>
          </table:table-cell>
          <table:table-cell table:formula="of:=[.G23]/[.$A23]" office:value-type="float" office:value="0.0022342202" calcext:value-type="float">
            <text:p>0.0022342202</text:p>
          </table:table-cell>
          <table:table-cell table:formula="of:=[.H23]/[.$A23]" office:value-type="float" office:value="0.042683154" calcext:value-type="float">
            <text:p>0.042683154</text:p>
          </table:table-cell>
          <table:table-cell table:formula="of:=[.I23]/[.$A23]" office:value-type="float" office:value="0.066453292" calcext:value-type="float">
            <text:p>0.066453292</text:p>
          </table:table-cell>
          <table:table-cell table:formula="of:=[.J23]/[.$A23]" office:value-type="float" office:value="0.2981647" calcext:value-type="float">
            <text:p>0.2981647</text:p>
          </table:table-cell>
          <table:table-cell table:formula="of:=[.K23]/[.$A23]" office:value-type="float" office:value="0.0000318750707365723" calcext:value-type="float">
            <text:p>3.18750707365723E-0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2105390" calcext:value-type="float">
            <text:p>22105390</text:p>
          </table:table-cell>
          <table:table-cell office:value-type="float" office:value="4127407000" calcext:value-type="float">
            <text:p>4127407000</text:p>
          </table:table-cell>
          <table:table-cell office:value-type="float" office:value="651679040" calcext:value-type="float">
            <text:p>651679040</text:p>
          </table:table-cell>
          <table:table-cell office:value-type="float" office:value="24528086000" calcext:value-type="float">
            <text:p>24528086000</text:p>
          </table:table-cell>
          <table:table-cell office:value-type="float" office:value="3187525.56203613" calcext:value-type="float">
            <text:p>3187525.56203613</text:p>
          </table:table-cell>
          <table:table-cell table:formula="of:=[.B24]/[.$A$10]" office:value-type="float" office:value="22.10539" calcext:value-type="float">
            <text:p>22.10539</text:p>
          </table:table-cell>
          <table:table-cell table:formula="of:=[.C24]/[.$A$10]" office:value-type="float" office:value="4127.407" calcext:value-type="float">
            <text:p>4127.407</text:p>
          </table:table-cell>
          <table:table-cell table:formula="of:=[.D24]/[.$A$10]" office:value-type="float" office:value="651.67904" calcext:value-type="float">
            <text:p>651.67904</text:p>
          </table:table-cell>
          <table:table-cell table:formula="of:=[.E24]/[.$A$10]" office:value-type="float" office:value="24528.086" calcext:value-type="float">
            <text:p>24528.086</text:p>
          </table:table-cell>
          <table:table-cell table:formula="of:=[.F24]/[.$A$10]" office:value-type="float" office:value="3.18752556203613" calcext:value-type="float">
            <text:p>3.18752556203613</text:p>
          </table:table-cell>
          <table:table-cell table:formula="of:=[.G24]/[.$A24]" office:value-type="float" office:value="0.0002210539" calcext:value-type="float">
            <text:p>0.0002210539</text:p>
          </table:table-cell>
          <table:table-cell table:formula="of:=[.H24]/[.$A24]" office:value-type="float" office:value="0.04127407" calcext:value-type="float">
            <text:p>0.04127407</text:p>
          </table:table-cell>
          <table:table-cell table:formula="of:=[.I24]/[.$A24]" office:value-type="float" office:value="0.0065167904" calcext:value-type="float">
            <text:p>0.0065167904</text:p>
          </table:table-cell>
          <table:table-cell table:formula="of:=[.J24]/[.$A24]" office:value-type="float" office:value="0.24528086" calcext:value-type="float">
            <text:p>0.24528086</text:p>
          </table:table-cell>
          <table:table-cell table:formula="of:=[.K24]/[.$A24]" office:value-type="float" office:value="0.0000318752556203613" calcext:value-type="float">
            <text:p>3.18752556203613E-05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string" calcext:value-type="string">
            <text:p>Per user</text:p>
          </table:table-cell>
          <table:table-cell table:number-columns-repeated="3"/>
          <table:table-cell office:value-type="string" calcext:value-type="string">
            <text:p>Absolut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RNS Agg BGV</text:p>
          </table:table-cell>
          <table:table-cell office:value-type="string" calcext:value-type="string">
            <text:p>NTL Agg BGV</text:p>
          </table:table-cell>
          <table:table-cell office:value-type="string" calcext:value-type="string">
            <text:p>RNS Agg BFV</text:p>
          </table:table-cell>
          <table:table-cell office:value-type="string" calcext:value-type="string">
            <text:p>NTL Agg BFV</text:p>
          </table:table-cell>
          <table:table-cell office:value-type="string" calcext:value-type="string">
            <text:p>Full-RNS Agg (Noise-Scaled)</text:p>
          </table:table-cell>
          <table:table-cell office:value-type="string" calcext:value-type="string">
            <text:p>Basic Agg (Noise-Scaled)</text:p>
          </table:table-cell>
          <table:table-cell office:value-type="string" calcext:value-type="string">
            <text:p>Full-RNS Agg (Message-Scaled)</text:p>
          </table:table-cell>
          <table:table-cell office:value-type="string" calcext:value-type="string">
            <text:p>Basic Agg (Message-Scaled)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M3]" office:value-type="float" office:value="0.01321168" calcext:value-type="float">
            <text:p>0.01321168</text:p>
          </table:table-cell>
          <table:table-cell table:formula="of:=[.O3]" office:value-type="float" office:value="0.4732482" calcext:value-type="float">
            <text:p>0.4732482</text:p>
          </table:table-cell>
          <table:table-cell table:formula="of:=[.M21]" office:value-type="float" office:value="0.07198986" calcext:value-type="float">
            <text:p>0.07198986</text:p>
          </table:table-cell>
          <table:table-cell table:formula="of:=[.O21]" office:value-type="float" office:value="1.744166" calcext:value-type="float">
            <text:p>1.744166</text:p>
          </table:table-cell>
          <table:table-cell table:formula="of:=[.H3]" office:value-type="float" office:value="1.321168" calcext:value-type="float">
            <text:p>1.321168</text:p>
          </table:table-cell>
          <table:table-cell table:formula="of:=[.J3]" office:value-type="float" office:value="47.32482" calcext:value-type="float">
            <text:p>47.32482</text:p>
          </table:table-cell>
          <table:table-cell table:formula="of:=[.H21]" office:value-type="float" office:value="7.198986" calcext:value-type="float">
            <text:p>7.198986</text:p>
          </table:table-cell>
          <table:table-cell table:formula="of:=[.J21]" office:value-type="float" office:value="174.4166" calcext:value-type="float">
            <text:p>174.4166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M4]" office:value-type="float" office:value="0.019312296" calcext:value-type="float">
            <text:p>0.019312296</text:p>
          </table:table-cell>
          <table:table-cell table:formula="of:=[.O4]" office:value-type="float" office:value="0.27187528" calcext:value-type="float">
            <text:p>0.27187528</text:p>
          </table:table-cell>
          <table:table-cell table:formula="of:=[.M22]" office:value-type="float" office:value="0.060009976" calcext:value-type="float">
            <text:p>0.060009976</text:p>
          </table:table-cell>
          <table:table-cell table:formula="of:=[.O22]" office:value-type="float" office:value="0.87900062" calcext:value-type="float">
            <text:p>0.87900062</text:p>
          </table:table-cell>
          <table:table-cell table:formula="of:=[.H4]" office:value-type="float" office:value="19.312296" calcext:value-type="float">
            <text:p>19.312296</text:p>
          </table:table-cell>
          <table:table-cell table:formula="of:=[.J4]" office:value-type="float" office:value="271.87528" calcext:value-type="float">
            <text:p>271.87528</text:p>
          </table:table-cell>
          <table:table-cell table:formula="of:=[.H22]" office:value-type="float" office:value="60.009976" calcext:value-type="float">
            <text:p>60.009976</text:p>
          </table:table-cell>
          <table:table-cell table:formula="of:=[.J22]" office:value-type="float" office:value="879.00062" calcext:value-type="float">
            <text:p>879.00062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M5]" office:value-type="float" office:value="0.014089906" calcext:value-type="float">
            <text:p>0.014089906</text:p>
          </table:table-cell>
          <table:table-cell table:formula="of:=[.O5]" office:value-type="float" office:value="0.12592038" calcext:value-type="float">
            <text:p>0.12592038</text:p>
          </table:table-cell>
          <table:table-cell table:formula="of:=[.M23]" office:value-type="float" office:value="0.042683154" calcext:value-type="float">
            <text:p>0.042683154</text:p>
          </table:table-cell>
          <table:table-cell table:formula="of:=[.O23]" office:value-type="float" office:value="0.2981647" calcext:value-type="float">
            <text:p>0.2981647</text:p>
          </table:table-cell>
          <table:table-cell table:formula="of:=[.H5]" office:value-type="float" office:value="140.89906" calcext:value-type="float">
            <text:p>140.89906</text:p>
          </table:table-cell>
          <table:table-cell table:formula="of:=[.J5]" office:value-type="float" office:value="1259.2038" calcext:value-type="float">
            <text:p>1259.2038</text:p>
          </table:table-cell>
          <table:table-cell table:formula="of:=[.H23]" office:value-type="float" office:value="426.83154" calcext:value-type="float">
            <text:p>426.83154</text:p>
          </table:table-cell>
          <table:table-cell table:formula="of:=[.J23]" office:value-type="float" office:value="2981.647" calcext:value-type="float">
            <text:p>2981.647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M6]" office:value-type="float" office:value="0.013588454" calcext:value-type="float">
            <text:p>0.013588454</text:p>
          </table:table-cell>
          <table:table-cell table:formula="of:=[.O6]" office:value-type="float" office:value="0.11146886" calcext:value-type="float">
            <text:p>0.11146886</text:p>
          </table:table-cell>
          <table:table-cell table:formula="of:=[.M24]" office:value-type="float" office:value="0.04127407" calcext:value-type="float">
            <text:p>0.04127407</text:p>
          </table:table-cell>
          <table:table-cell table:formula="of:=[.O24]" office:value-type="float" office:value="0.24528086" calcext:value-type="float">
            <text:p>0.24528086</text:p>
          </table:table-cell>
          <table:table-cell table:formula="of:=[.H6]" office:value-type="float" office:value="1358.8454" calcext:value-type="float">
            <text:p>1358.8454</text:p>
          </table:table-cell>
          <table:table-cell table:formula="of:=[.J6]" office:value-type="float" office:value="11146.886" calcext:value-type="float">
            <text:p>11146.886</text:p>
          </table:table-cell>
          <table:table-cell table:formula="of:=[.H24]" office:value-type="float" office:value="4127.407" calcext:value-type="float">
            <text:p>4127.407</text:p>
          </table:table-cell>
          <table:table-cell table:formula="of:=[.J24]" office:value-type="float" office:value="24528.086" calcext:value-type="float">
            <text:p>24528.086</text:p>
          </table:table-cell>
          <table:table-cell table:number-columns-repeated="7"/>
        </table:table-row>
      </table:table>
      <table:table table:name="comparisons" table:style-name="ta1"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/>
          <table:table-cell office:value-type="string" calcext:value-type="string">
            <text:p>Enc (ms)</text:p>
          </table:table-cell>
          <table:table-cell office:value-type="string" calcext:value-type="string">
            <text:p>AggrDec (ms)</text:p>
          </table:table-cell>
          <table:table-cell office:value-type="string" calcext:value-type="string">
            <text:p>Histogram of 2048 elts from 1000 users</text:p>
          </table:table-cell>
          <table:table-cell office:value-type="string" calcext:value-type="string">
            <text:p>Total user time (ms)</text:p>
          </table:table-cell>
          <table:table-cell office:value-type="string" calcext:value-type="string">
            <text:p>Total agg. Time (ms)</text:p>
          </table:table-cell>
          <table:table-cell office:value-type="string" calcext:value-type="string">
            <text:p>Stdev across 2048 elements</text:p>
          </table:table-cell>
          <table:table-cell office:value-type="string" calcext:value-type="string">
            <text:p>Total user time (ms)</text:p>
          </table:table-cell>
          <table:table-cell office:value-type="string" calcext:value-type="string">
            <text:p>Total agg. Time (ms)</text:p>
          </table:table-cell>
          <table:table-cell office:value-type="string" calcext:value-type="string">
            <text:p>MNIST gradient agg time</text:p>
          </table:table-cell>
          <table:table-cell office:value-type="string" calcext:value-type="string">
            <text:p>Total user time (s)</text:p>
          </table:table-cell>
          <table:table-cell office:value-type="string" calcext:value-type="string">
            <text:p>Total agg. Time (s)</text:p>
          </table:table-cell>
        </table:table-row>
        <table:table-row table:style-name="ro1">
          <table:table-cell office:value-type="string" calcext:value-type="string">
            <text:p>SLAP</text:p>
          </table:table-cell>
          <table:table-cell office:value-type="float" office:value="1.17" calcext:value-type="float">
            <text:p>1.17</text:p>
          </table:table-cell>
          <table:table-cell office:value-type="float" office:value="3.26" calcext:value-type="float">
            <text:p>3.26</text:p>
          </table:table-cell>
          <table:table-cell/>
          <table:table-cell table:formula="of:=[.B2]" office:value-type="float" office:value="1.17" calcext:value-type="float">
            <text:p>1.17</text:p>
          </table:table-cell>
          <table:table-cell table:formula="of:=[.C2]" office:value-type="float" office:value="3.26" calcext:value-type="float">
            <text:p>3.26</text:p>
          </table:table-cell>
          <table:table-cell/>
          <table:table-cell table:formula="of:=2*[.E2]" office:value-type="float" office:value="2.34" calcext:value-type="float">
            <text:p>2.34</text:p>
          </table:table-cell>
          <table:table-cell table:formula="of:=2*[.F2]" office:value-type="float" office:value="6.52" calcext:value-type="float">
            <text:p>6.52</text:p>
          </table:table-cell>
          <table:table-cell office:value-type="string" calcext:value-type="string">
            <text:p>epochs:</text:p>
          </table:table-cell>
          <table:table-cell table:formula="of:=[.B2]*300*[.$J$4]/1000" office:value-type="float" office:value="35100" calcext:value-type="float">
            <text:p>35100</text:p>
          </table:table-cell>
          <table:table-cell table:formula="of:=[.C2]*300*[.$J$4]/1000" office:value-type="float" office:value="97800" calcext:value-type="float">
            <text:p>97800</text:p>
          </table:table-cell>
        </table:table-row>
        <table:table-row table:style-name="ro1">
          <table:table-cell office:value-type="string" calcext:value-type="string">
            <text:p>LaPS</text:p>
          </table:table-cell>
          <table:table-cell office:value-type="float" office:value="77.33" calcext:value-type="float">
            <text:p>77.33</text:p>
          </table:table-cell>
          <table:table-cell office:value-type="float" office:value="67.62" calcext:value-type="float">
            <text:p>67.62</text:p>
          </table:table-cell>
          <table:table-cell/>
          <table:table-cell table:formula="of:=[.B3]*2048" office:value-type="float" office:value="158371.84" calcext:value-type="float">
            <text:p>158371.84</text:p>
          </table:table-cell>
          <table:table-cell table:formula="of:=[.C3]*2048" office:value-type="float" office:value="138485.76" calcext:value-type="float">
            <text:p>138485.76</text:p>
          </table:table-cell>
          <table:table-cell/>
          <table:table-cell table:formula="of:=2*[.E3]" office:value-type="float" office:value="316743.68" calcext:value-type="float">
            <text:p>316743.68</text:p>
          </table:table-cell>
          <table:table-cell table:formula="of:=2*[.F3]" office:value-type="float" office:value="276971.52" calcext:value-type="float">
            <text:p>276971.52</text:p>
          </table:table-cell>
          <table:table-cell/>
          <table:table-cell table:formula="of:=614656*[.B3]*[.$J$4]/1000" office:value-type="float" office:value="4753134848" calcext:value-type="float">
            <text:p>4753134848</text:p>
          </table:table-cell>
          <table:table-cell table:formula="of:=614656*[.C3]*[.$J$4]/1000" office:value-type="float" office:value="4156303872" calcext:value-type="float">
            <text:p>4156303872</text:p>
          </table:table-cell>
        </table:table-row>
        <table:table-row table:style-name="ro1">
          <table:table-cell office:value-type="string" calcext:value-type="string">
            <text:p>Shi</text:p>
          </table:table-cell>
          <table:table-cell office:value-type="float" office:value="0.3" calcext:value-type="float">
            <text:p>0.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B4]*2048" office:value-type="float" office:value="614.4" calcext:value-type="float">
            <text:p>614.4</text:p>
          </table:table-cell>
          <table:table-cell table:formula="of:=[.C4]*2048" office:value-type="float" office:value="614400" calcext:value-type="float">
            <text:p>614400</text:p>
          </table:table-cell>
          <table:table-cell/>
          <table:table-cell table:formula="of:=2*[.E4]" office:value-type="float" office:value="1228.8" calcext:value-type="float">
            <text:p>1228.8</text:p>
          </table:table-cell>
          <table:table-cell table:formula="of:=2*[.F4]" office:value-type="float" office:value="1228800" calcext:value-type="float">
            <text:p>1228800</text:p>
          </table:table-cell>
          <table:table-cell table:formula="of:=10000*10" office:value-type="float" office:value="100000" calcext:value-type="float">
            <text:p>100000</text:p>
          </table:table-cell>
          <table:table-cell table:formula="of:=614656*[.B4]*[.$J$4]/1000" office:value-type="float" office:value="18439680" calcext:value-type="float">
            <text:p>18439680</text:p>
          </table:table-cell>
          <table:table-cell table:formula="of:=614656*[.C4]*[.$J$4]/1000" office:value-type="float" office:value="18439680000" calcext:value-type="float">
            <text:p>18439680000</text:p>
          </table:table-cell>
        </table:table-row>
        <table:table-row table:style-name="ro1">
          <table:table-cell office:value-type="string" calcext:value-type="string">
            <text:p>PDA</text:p>
          </table:table-cell>
          <table:table-cell table:number-columns-repeated="2" office:value-type="float" office:value="0.0025" calcext:value-type="float">
            <text:p>0.0025</text:p>
          </table:table-cell>
          <table:table-cell/>
          <table:table-cell table:formula="of:=[.B5]*2048" office:value-type="float" office:value="5.12" calcext:value-type="float">
            <text:p>5.12</text:p>
          </table:table-cell>
          <table:table-cell table:formula="of:=[.C5]*2048" office:value-type="float" office:value="5.12" calcext:value-type="float">
            <text:p>5.12</text:p>
          </table:table-cell>
          <table:table-cell/>
          <table:table-cell table:formula="of:=2*[.E5]" office:value-type="float" office:value="10.24" calcext:value-type="float">
            <text:p>10.24</text:p>
          </table:table-cell>
          <table:table-cell table:formula="of:=2*[.F5]" office:value-type="float" office:value="10.24" calcext:value-type="float">
            <text:p>10.24</text:p>
          </table:table-cell>
          <table:table-cell/>
          <table:table-cell table:formula="of:=614656*[.B5]*[.$J$4]/1000" office:value-type="float" office:value="153664" calcext:value-type="float">
            <text:p>153664</text:p>
          </table:table-cell>
          <table:table-cell table:formula="of:=614656*[.C5]*[.$J$4]/1000" office:value-type="float" office:value="153664" calcext:value-type="float">
            <text:p>153664</text:p>
          </table:table-cell>
        </table:table-row>
      </table:table>
      <table:table table:name="comparisons-bytes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4" table:default-cell-style-name="ce5"/>
        <table:table-column table:style-name="co36" table:default-cell-style-name="Default"/>
        <table:table-column table:style-name="co37" table:number-columns-repeated="2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Plain space (bits)</text:p>
          </table:table-cell>
          <table:table-cell office:value-type="string" calcext:value-type="string">
            <text:p>LAPS security</text:p>
          </table:table-cell>
          <table:table-cell office:value-type="string" calcext:value-type="string">
            <text:p>LAPS (80 bits) q</text:p>
          </table:table-cell>
          <table:table-cell/>
          <table:table-cell office:value-type="string" calcext:value-type="string">
            <text:p>SLAP-NS (128 bits) q (bits)</text:p>
          </table:table-cell>
          <table:table-cell office:value-type="string" calcext:value-type="string">
            <text:p>LAPS q words</text:p>
          </table:table-cell>
          <table:table-cell office:value-type="string" calcext:value-type="string">
            <text:p>SLAP-NS q words</text:p>
          </table:table-cell>
          <table:table-cell table:style-name="Default" office:value-type="string" calcext:value-type="string">
            <text:p>LAPS (80 bits) N</text:p>
          </table:table-cell>
          <table:table-cell office:value-type="string" calcext:value-type="string">
            <text:p>SLAP-NS (128 bits) N</text:p>
          </table:table-cell>
          <table:table-cell office:value-type="string" calcext:value-type="string">
            <text:p>Actual bytes LAPS</text:p>
          </table:table-cell>
          <table:table-cell office:value-type="string" calcext:value-type="string">
            <text:p>Actual bytes SLAP</text:p>
          </table:table-cell>
          <table:table-cell office:value-type="string" calcext:value-type="string">
            <text:p>Improvement</text:p>
          </table:table-cell>
          <table:table-cell office:value-type="string" calcext:value-type="string">
            <text:p>Percent improvement</text:p>
          </table:table-cell>
          <table:table-cell/>
          <table:table-cell office:value-type="string" calcext:value-type="string">
            <text:p>Min. Bytes LAPS</text:p>
          </table:table-cell>
          <table:table-cell office:value-type="string" calcext:value-type="string">
            <text:p>Min. Bytes SLAP</text:p>
          </table:table-cell>
          <table:table-cell office:value-type="string" calcext:value-type="string">
            <text:p>Improvement (min bytes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/>
          <table:table-cell table:formula="of:=CEILING(2+LOG([.A2];2)+[.B2])" office:value-type="float" office:value="25" calcext:value-type="float">
            <text:p>25</text:p>
          </table:table-cell>
          <table:table-cell table:formula="of:=CEILING([.D2]/64)" office:value-type="float" office:value="1" calcext:value-type="float">
            <text:p>1</text:p>
          </table:table-cell>
          <table:table-cell table:formula="of:=CEILING([.F2]/64)" office:value-type="float" office:value="1" calcext:value-type="float">
            <text:p>1</text:p>
          </table:table-cell>
          <table:table-cell table:style-name="ce9" table:formula="of:=2^11"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table:formula="of:=CEILING([.G2]*[.I2]*8)" office:value-type="float" office:value="16384" calcext:value-type="float">
            <text:p>16384</text:p>
          </table:table-cell>
          <table:table-cell table:formula="of:=CEILING([.H2]*[.J2]*8)" office:value-type="float" office:value="8192" calcext:value-type="float">
            <text:p>8192</text:p>
          </table:table-cell>
          <table:table-cell table:formula="of:=[.K2]/[.L2]" office:value-type="float" office:value="2" calcext:value-type="float">
            <text:p>2</text:p>
          </table:table-cell>
          <table:table-cell table:style-name="ce13" table:formula="of:=([.K2]-[.L2])/[.K2]" office:value-type="percentage" office:value="0.5" calcext:value-type="percentage">
            <text:p>50.00%</text:p>
          </table:table-cell>
          <table:table-cell/>
          <table:table-cell table:formula="of:=QUOTIENT([.D2]*[.I2];8)" office:value-type="float" office:value="9216" calcext:value-type="float">
            <text:p>9216</text:p>
          </table:table-cell>
          <table:table-cell table:formula="of:=QUOTIENT([.F2]*[.J2];8)" office:value-type="float" office:value="3200" calcext:value-type="float">
            <text:p>3200</text:p>
          </table:table-cell>
          <table:table-cell table:formula="of:=[.P2]/[.Q2]"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/>
          <table:table-cell table:formula="of:=CEILING(2+LOG([.A3];2)+[.B3])" office:value-type="float" office:value="28" calcext:value-type="float">
            <text:p>28</text:p>
          </table:table-cell>
          <table:table-cell table:formula="of:=CEILING([.D3]/64)" office:value-type="float" office:value="1" calcext:value-type="float">
            <text:p>1</text:p>
          </table:table-cell>
          <table:table-cell table:formula="of:=CEILING([.F3]/64)" office:value-type="float" office:value="1" calcext:value-type="float">
            <text:p>1</text:p>
          </table:table-cell>
          <table:table-cell table:style-name="ce9" table:formula="of:=2^11" office:value-type="float" office:value="2048" calcext:value-type="float">
            <text:p>2048</text:p>
          </table:table-cell>
          <table:table-cell office:value-type="float" office:value="2048" calcext:value-type="float">
            <text:p>2048</text:p>
          </table:table-cell>
          <table:table-cell table:formula="of:=CEILING([.G3]*[.I3]*8)" office:value-type="float" office:value="16384" calcext:value-type="float">
            <text:p>16384</text:p>
          </table:table-cell>
          <table:table-cell table:formula="of:=CEILING([.H3]*[.J3]*8)" office:value-type="float" office:value="16384" calcext:value-type="float">
            <text:p>16384</text:p>
          </table:table-cell>
          <table:table-cell table:formula="of:=[.K3]/[.L3]" office:value-type="float" office:value="1" calcext:value-type="float">
            <text:p>1</text:p>
          </table:table-cell>
          <table:table-cell table:style-name="ce13" table:formula="of:=([.K3]-[.L3])/[.K3]" office:value-type="percentage" office:value="0" calcext:value-type="percentage">
            <text:p>0.00%</text:p>
          </table:table-cell>
          <table:table-cell/>
          <table:table-cell table:formula="of:=QUOTIENT([.D3]*[.I3];8)" office:value-type="float" office:value="9984" calcext:value-type="float">
            <text:p>9984</text:p>
          </table:table-cell>
          <table:table-cell table:formula="of:=QUOTIENT([.F3]*[.J3];8)" office:value-type="float" office:value="7168" calcext:value-type="float">
            <text:p>7168</text:p>
          </table:table-cell>
          <table:table-cell table:formula="of:=[.P3]/[.Q3]" office:value-type="float" office:value="1.39285714285714" calcext:value-type="float">
            <text:p>1.3928571428571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/>
          <table:table-cell table:formula="of:=CEILING(2+LOG([.A4];2)+[.B4])" office:value-type="float" office:value="32" calcext:value-type="float">
            <text:p>32</text:p>
          </table:table-cell>
          <table:table-cell table:formula="of:=CEILING([.D4]/64)" office:value-type="float" office:value="1" calcext:value-type="float">
            <text:p>1</text:p>
          </table:table-cell>
          <table:table-cell table:formula="of:=CEILING([.F4]/64)" office:value-type="float" office:value="1" calcext:value-type="float">
            <text:p>1</text:p>
          </table:table-cell>
          <table:table-cell table:style-name="ce9" table:formula="of:=2^11" office:value-type="float" office:value="2048" calcext:value-type="float">
            <text:p>2048</text:p>
          </table:table-cell>
          <table:table-cell office:value-type="float" office:value="2048" calcext:value-type="float">
            <text:p>2048</text:p>
          </table:table-cell>
          <table:table-cell table:formula="of:=CEILING([.G4]*[.I4]*8)" office:value-type="float" office:value="16384" calcext:value-type="float">
            <text:p>16384</text:p>
          </table:table-cell>
          <table:table-cell table:formula="of:=CEILING([.H4]*[.J4]*8)" office:value-type="float" office:value="16384" calcext:value-type="float">
            <text:p>16384</text:p>
          </table:table-cell>
          <table:table-cell table:formula="of:=[.K4]/[.L4]" office:value-type="float" office:value="1" calcext:value-type="float">
            <text:p>1</text:p>
          </table:table-cell>
          <table:table-cell table:style-name="ce13" table:formula="of:=([.K4]-[.L4])/[.K4]" office:value-type="percentage" office:value="0" calcext:value-type="percentage">
            <text:p>0.00%</text:p>
          </table:table-cell>
          <table:table-cell/>
          <table:table-cell table:formula="of:=QUOTIENT([.D4]*[.I4];8)" office:value-type="float" office:value="11008" calcext:value-type="float">
            <text:p>11008</text:p>
          </table:table-cell>
          <table:table-cell table:formula="of:=QUOTIENT([.F4]*[.J4];8)" office:value-type="float" office:value="8192" calcext:value-type="float">
            <text:p>8192</text:p>
          </table:table-cell>
          <table:table-cell table:formula="of:=[.P4]/[.Q4]" office:value-type="float" office:value="1.34375" calcext:value-type="float">
            <text:p>1.34375</text:p>
          </table:table-cell>
        </table:table-row>
        <table:table-row table:style-name="ro1">
          <table:table-cell table:number-columns-repeated="8"/>
          <table:table-cell table:style-name="ce9"/>
          <table:table-cell table:number-columns-repeated="4"/>
          <table:table-cell table:style-name="ce13"/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/>
          <table:table-cell table:formula="of:=CEILING(2+LOG([.A6];2)+[.B6])" office:value-type="float" office:value="41" calcext:value-type="float">
            <text:p>41</text:p>
          </table:table-cell>
          <table:table-cell table:formula="of:=CEILING([.D6]/64)" office:value-type="float" office:value="1" calcext:value-type="float">
            <text:p>1</text:p>
          </table:table-cell>
          <table:table-cell table:formula="of:=CEILING([.F6]/64)" office:value-type="float" office:value="1" calcext:value-type="float">
            <text:p>1</text:p>
          </table:table-cell>
          <table:table-cell table:style-name="ce9" table:formula="of:=2^20" office:value-type="float" office:value="1048576" calcext:value-type="float">
            <text:p>1048576</text:p>
          </table:table-cell>
          <table:table-cell office:value-type="float" office:value="2048" calcext:value-type="float">
            <text:p>2048</text:p>
          </table:table-cell>
          <table:table-cell table:formula="of:=CEILING([.G6]*[.I6]*8)" office:value-type="float" office:value="8388608" calcext:value-type="float">
            <text:p>8388608</text:p>
          </table:table-cell>
          <table:table-cell table:formula="of:=CEILING([.H6]*[.J6]*8)" office:value-type="float" office:value="16384" calcext:value-type="float">
            <text:p>16384</text:p>
          </table:table-cell>
          <table:table-cell table:formula="of:=[.K6]/[.L6]" office:value-type="float" office:value="512" calcext:value-type="float">
            <text:p>512</text:p>
          </table:table-cell>
          <table:table-cell table:style-name="ce13" table:formula="of:=([.K6]-[.L6])/[.K6]" office:value-type="percentage" office:value="0.998046875" calcext:value-type="percentage">
            <text:p>99.80%</text:p>
          </table:table-cell>
          <table:table-cell/>
          <table:table-cell table:formula="of:=QUOTIENT([.D6]*[.I6];8)" office:value-type="float" office:value="8257536" calcext:value-type="float">
            <text:p>8257536</text:p>
          </table:table-cell>
          <table:table-cell table:formula="of:=QUOTIENT([.F6]*[.J6];8)" office:value-type="float" office:value="10496" calcext:value-type="float">
            <text:p>10496</text:p>
          </table:table-cell>
          <table:table-cell table:formula="of:=[.P6]/[.Q6]" office:value-type="float" office:value="786.731707317073" calcext:value-type="float">
            <text:p>786.7317073170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/>
          <table:table-cell table:formula="of:=CEILING(2+LOG([.A7];2)+[.B7])" office:value-type="float" office:value="44" calcext:value-type="float">
            <text:p>44</text:p>
          </table:table-cell>
          <table:table-cell table:formula="of:=CEILING([.D7]/64)" office:value-type="float" office:value="1" calcext:value-type="float">
            <text:p>1</text:p>
          </table:table-cell>
          <table:table-cell table:formula="of:=CEILING([.F7]/64)" office:value-type="float" office:value="1" calcext:value-type="float">
            <text:p>1</text:p>
          </table:table-cell>
          <table:table-cell table:style-name="ce9" table:formula="of:=2^20" office:value-type="float" office:value="1048576" calcext:value-type="float">
            <text:p>1048576</text:p>
          </table:table-cell>
          <table:table-cell office:value-type="float" office:value="2048" calcext:value-type="float">
            <text:p>2048</text:p>
          </table:table-cell>
          <table:table-cell table:formula="of:=CEILING([.G7]*[.I7]*8)" office:value-type="float" office:value="8388608" calcext:value-type="float">
            <text:p>8388608</text:p>
          </table:table-cell>
          <table:table-cell table:formula="of:=CEILING([.H7]*[.J7]*8)" office:value-type="float" office:value="16384" calcext:value-type="float">
            <text:p>16384</text:p>
          </table:table-cell>
          <table:table-cell table:formula="of:=[.K7]/[.L7]" office:value-type="float" office:value="512" calcext:value-type="float">
            <text:p>512</text:p>
          </table:table-cell>
          <table:table-cell table:style-name="ce13" table:formula="of:=([.K7]-[.L7])/[.K7]" office:value-type="percentage" office:value="0.998046875" calcext:value-type="percentage">
            <text:p>99.80%</text:p>
          </table:table-cell>
          <table:table-cell/>
          <table:table-cell table:formula="of:=QUOTIENT([.D7]*[.I7];8)" office:value-type="float" office:value="8388608" calcext:value-type="float">
            <text:p>8388608</text:p>
          </table:table-cell>
          <table:table-cell table:formula="of:=QUOTIENT([.F7]*[.J7];8)" office:value-type="float" office:value="11264" calcext:value-type="float">
            <text:p>11264</text:p>
          </table:table-cell>
          <table:table-cell table:formula="of:=[.P7]/[.Q7]" office:value-type="float" office:value="744.727272727273" calcext:value-type="float">
            <text:p>744.72727272727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7" calcext:value-type="float">
            <text:p>67</text:p>
          </table:table-cell>
          <table:table-cell/>
          <table:table-cell table:formula="of:=CEILING(2+LOG([.A8];2)+[.B8])" office:value-type="float" office:value="48" calcext:value-type="float">
            <text:p>48</text:p>
          </table:table-cell>
          <table:table-cell table:formula="of:=CEILING([.D8]/64)" office:value-type="float" office:value="2" calcext:value-type="float">
            <text:p>2</text:p>
          </table:table-cell>
          <table:table-cell table:formula="of:=CEILING([.F8]/64)" office:value-type="float" office:value="1" calcext:value-type="float">
            <text:p>1</text:p>
          </table:table-cell>
          <table:table-cell table:style-name="ce9" table:formula="of:=2^20" office:value-type="float" office:value="1048576" calcext:value-type="float">
            <text:p>1048576</text:p>
          </table:table-cell>
          <table:table-cell office:value-type="float" office:value="2048" calcext:value-type="float">
            <text:p>2048</text:p>
          </table:table-cell>
          <table:table-cell table:formula="of:=CEILING([.G8]*[.I8]*8)" office:value-type="float" office:value="16777216" calcext:value-type="float">
            <text:p>16777216</text:p>
          </table:table-cell>
          <table:table-cell table:formula="of:=CEILING([.H8]*[.J8]*8)" office:value-type="float" office:value="16384" calcext:value-type="float">
            <text:p>16384</text:p>
          </table:table-cell>
          <table:table-cell table:formula="of:=[.K8]/[.L8]" office:value-type="float" office:value="1024" calcext:value-type="float">
            <text:p>1024</text:p>
          </table:table-cell>
          <table:table-cell table:style-name="ce13" table:formula="of:=([.K8]-[.L8])/[.K8]" office:value-type="percentage" office:value="0.9990234375" calcext:value-type="percentage">
            <text:p>99.90%</text:p>
          </table:table-cell>
          <table:table-cell/>
          <table:table-cell table:formula="of:=QUOTIENT([.D8]*[.I8];8)" office:value-type="float" office:value="8781824" calcext:value-type="float">
            <text:p>8781824</text:p>
          </table:table-cell>
          <table:table-cell table:formula="of:=QUOTIENT([.F8]*[.J8];8)" office:value-type="float" office:value="12288" calcext:value-type="float">
            <text:p>12288</text:p>
          </table:table-cell>
          <table:table-cell table:formula="of:=[.P8]/[.Q8]" office:value-type="float" office:value="714.666666666667" calcext:value-type="float">
            <text:p>714.666666666667</text:p>
          </table:table-cell>
        </table:table-row>
        <table:table-row table:style-name="ro1">
          <table:table-cell table:number-columns-repeated="8"/>
          <table:table-cell table:style-name="ce9"/>
          <table:table-cell table:number-columns-repeated="4"/>
          <table:table-cell table:style-name="ce13"/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CEILING(2+LOG([.A10];2)+[.B10])" office:value-type="float" office:value="144" calcext:value-type="float">
            <text:p>144</text:p>
          </table:table-cell>
          <table:table-cell table:formula="of:=CEILING([.D10]/64)" office:value-type="float" office:value="4" calcext:value-type="float">
            <text:p>4</text:p>
          </table:table-cell>
          <table:table-cell table:formula="of:=CEILING([.F10]/64)" office:value-type="float" office:value="3" calcext:value-type="float">
            <text:p>3</text:p>
          </table:table-cell>
          <table:table-cell table:style-name="ce9" table:formula="of:=2^24" office:value-type="float" office:value="16777216" calcext:value-type="float">
            <text:p>16777216</text:p>
          </table:table-cell>
          <table:table-cell office:value-type="float" office:value="8192" calcext:value-type="float">
            <text:p>8192</text:p>
          </table:table-cell>
          <table:table-cell table:formula="of:=CEILING([.G10]*[.I10]*8)" office:value-type="float" office:value="536870912" calcext:value-type="float">
            <text:p>536870912</text:p>
          </table:table-cell>
          <table:table-cell table:formula="of:=CEILING([.H10]*[.J10]*8)" office:value-type="float" office:value="196608" calcext:value-type="float">
            <text:p>196608</text:p>
          </table:table-cell>
          <table:table-cell table:formula="of:=[.K10]/[.L10]" office:value-type="float" office:value="2730.66666666667" calcext:value-type="float">
            <text:p>2730.66666666667</text:p>
          </table:table-cell>
          <table:table-cell table:style-name="ce13" table:formula="of:=([.K10]-[.L10])/[.K10]" office:value-type="percentage" office:value="0.9996337890625" calcext:value-type="percentage">
            <text:p>99.96%</text:p>
          </table:table-cell>
          <table:table-cell/>
          <table:table-cell table:formula="of:=QUOTIENT([.D10]*[.I10];8)" office:value-type="float" office:value="411041792" calcext:value-type="float">
            <text:p>411041792</text:p>
          </table:table-cell>
          <table:table-cell table:formula="of:=QUOTIENT([.F10]*[.J10];8)" office:value-type="float" office:value="147456" calcext:value-type="float">
            <text:p>147456</text:p>
          </table:table-cell>
          <table:table-cell table:formula="of:=[.P10]/[.Q10]" office:value-type="float" office:value="2787.55555555556" calcext:value-type="float">
            <text:p>2787.55555555556</text:p>
          </table:table-cell>
        </table:table-row>
        <table:table-row table:style-name="ro1">
          <table:table-cell table:style-name="ce5" office:value-type="float" office:value="1E+016" calcext:value-type="float">
            <text:p>1.00E+16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/>
          <table:table-cell table:formula="of:=CEILING(2+LOG([.A11];2)+[.B11])" office:value-type="float" office:value="184" calcext:value-type="float">
            <text:p>184</text:p>
          </table:table-cell>
          <table:table-cell table:formula="of:=CEILING([.D11]/64)" office:value-type="float" office:value="4" calcext:value-type="float">
            <text:p>4</text:p>
          </table:table-cell>
          <table:table-cell table:formula="of:=CEILING([.F11]/64)" office:value-type="float" office:value="3" calcext:value-type="float">
            <text:p>3</text:p>
          </table:table-cell>
          <table:table-cell table:style-name="ce9" table:formula="of:=2^24" office:value-type="float" office:value="16777216" calcext:value-type="float">
            <text:p>16777216</text:p>
          </table:table-cell>
          <table:table-cell office:value-type="float" office:value="8192" calcext:value-type="float">
            <text:p>8192</text:p>
          </table:table-cell>
          <table:table-cell table:formula="of:=CEILING([.G11]*[.I11]*8)" office:value-type="float" office:value="536870912" calcext:value-type="float">
            <text:p>536870912</text:p>
          </table:table-cell>
          <table:table-cell table:formula="of:=CEILING([.H11]*[.J11]*8)" office:value-type="float" office:value="196608" calcext:value-type="float">
            <text:p>196608</text:p>
          </table:table-cell>
          <table:table-cell table:formula="of:=[.K11]/[.L11]" office:value-type="float" office:value="2730.66666666667" calcext:value-type="float">
            <text:p>2730.66666666667</text:p>
          </table:table-cell>
          <table:table-cell table:style-name="ce13" table:formula="of:=([.K11]-[.L11])/[.K11]" office:value-type="percentage" office:value="0.9996337890625" calcext:value-type="percentage">
            <text:p>99.96%</text:p>
          </table:table-cell>
          <table:table-cell/>
          <table:table-cell table:formula="of:=QUOTIENT([.D11]*[.I11];8)" office:value-type="float" office:value="421527552" calcext:value-type="float">
            <text:p>421527552</text:p>
          </table:table-cell>
          <table:table-cell table:formula="of:=QUOTIENT([.F11]*[.J11];8)" office:value-type="float" office:value="188416" calcext:value-type="float">
            <text:p>188416</text:p>
          </table:table-cell>
          <table:table-cell table:formula="of:=[.P11]/[.Q11]" office:value-type="float" office:value="2237.21739130435" calcext:value-type="float">
            <text:p>2237.21739130435</text:p>
          </table:table-cell>
        </table:table-row>
        <table:table-row table:style-name="ro1">
          <table:table-cell table:style-name="ce5" office:value-type="float" office:value="1E+022" calcext:value-type="float">
            <text:p>1.00E+22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CEILING(2+LOG([.A12];2)+[.B12])" office:value-type="float" office:value="204" calcext:value-type="float">
            <text:p>204</text:p>
          </table:table-cell>
          <table:table-cell table:formula="of:=CEILING([.D12]/64)" office:value-type="float" office:value="4" calcext:value-type="float">
            <text:p>4</text:p>
          </table:table-cell>
          <table:table-cell table:formula="of:=CEILING([.F12]/64)" office:value-type="float" office:value="4" calcext:value-type="float">
            <text:p>4</text:p>
          </table:table-cell>
          <table:table-cell table:style-name="ce9" table:formula="of:=2^24" office:value-type="float" office:value="16777216" calcext:value-type="float">
            <text:p>16777216</text:p>
          </table:table-cell>
          <table:table-cell office:value-type="float" office:value="8192" calcext:value-type="float">
            <text:p>8192</text:p>
          </table:table-cell>
          <table:table-cell table:formula="of:=CEILING([.G12]*[.I12]*8)" office:value-type="float" office:value="536870912" calcext:value-type="float">
            <text:p>536870912</text:p>
          </table:table-cell>
          <table:table-cell table:formula="of:=CEILING([.H12]*[.J12]*8)" office:value-type="float" office:value="262144" calcext:value-type="float">
            <text:p>262144</text:p>
          </table:table-cell>
          <table:table-cell table:formula="of:=[.K12]/[.L12]" office:value-type="float" office:value="2048" calcext:value-type="float">
            <text:p>2048</text:p>
          </table:table-cell>
          <table:table-cell table:style-name="ce13" table:formula="of:=([.K12]-[.L12])/[.K12]" office:value-type="percentage" office:value="0.99951171875" calcext:value-type="percentage">
            <text:p>99.95%</text:p>
          </table:table-cell>
          <table:table-cell/>
          <table:table-cell table:formula="of:=QUOTIENT([.D12]*[.I12];8)" office:value-type="float" office:value="463470592" calcext:value-type="float">
            <text:p>463470592</text:p>
          </table:table-cell>
          <table:table-cell table:formula="of:=QUOTIENT([.F12]*[.J12];8)" office:value-type="float" office:value="208896" calcext:value-type="float">
            <text:p>208896</text:p>
          </table:table-cell>
          <table:table-cell table:formula="of:=[.P12]/[.Q12]" office:value-type="float" office:value="2218.66666666667" calcext:value-type="float">
            <text:p>2218.66666666667</text:p>
          </table:table-cell>
        </table:table-row>
        <table:table-row table:style-name="ro1">
          <table:table-cell table:style-name="ce5"/>
          <table:table-cell table:number-columns-repeated="17"/>
        </table:table-row>
        <table:table-row table:style-name="ro1">
          <table:table-cell table:style-name="ce5" office:value-type="float" office:value="1000" calcext:value-type="float">
            <text:p>1.00E+03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table:formula="of:=CEILING(2+LOG([.A14];2)+[.B14])" office:value-type="float" office:value="140" calcext:value-type="float">
            <text:p>140</text:p>
          </table:table-cell>
          <table:table-cell/>
          <table:table-cell table:formula="of:=CEILING([.F14]/64)" office:value-type="float" office:value="3" calcext:value-type="float">
            <text:p>3</text:p>
          </table:table-cell>
          <table:table-cell/>
          <table:table-cell office:value-type="float" office:value="8192" calcext:value-type="float">
            <text:p>8192</text:p>
          </table:table-cell>
          <table:table-cell/>
          <table:table-cell table:formula="of:=CEILING([.H14]*[.J14]*8)" office:value-type="float" office:value="196608" calcext:value-type="float">
            <text:p>196608</text:p>
          </table:table-cell>
          <table:table-cell table:number-columns-repeated="6"/>
        </table:table-row>
        <table:table-row table:style-name="ro1">
          <table:table-cell table:style-name="ce5" office:value-type="float" office:value="1000" calcext:value-type="float">
            <text:p>1.00E+03</text:p>
          </table:table-cell>
          <table:table-cell office:value-type="float" office:value="192" calcext:value-type="float">
            <text:p>192</text:p>
          </table:table-cell>
          <table:table-cell table:number-columns-repeated="3"/>
          <table:table-cell table:formula="of:=CEILING(2+LOG([.A15];2)+[.B15])" office:value-type="float" office:value="204" calcext:value-type="float">
            <text:p>204</text:p>
          </table:table-cell>
          <table:table-cell/>
          <table:table-cell table:formula="of:=CEILING([.F15]/64)" office:value-type="float" office:value="4" calcext:value-type="float">
            <text:p>4</text:p>
          </table:table-cell>
          <table:table-cell/>
          <table:table-cell office:value-type="float" office:value="8192" calcext:value-type="float">
            <text:p>8192</text:p>
          </table:table-cell>
          <table:table-cell/>
          <table:table-cell table:formula="of:=CEILING([.H15]*[.J15]*8)" office:value-type="float" office:value="262144" calcext:value-type="float">
            <text:p>262144</text:p>
          </table:table-cell>
          <table:table-cell table:number-columns-repeated="6"/>
        </table:table-row>
        <table:table-row table:style-name="ro1">
          <table:table-cell table:style-name="ce5" office:value-type="float" office:value="1000" calcext:value-type="float">
            <text:p>1.00E+0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formula="of:=CEILING(2+LOG([.A16];2)+[.B16])" office:value-type="float" office:value="76" calcext:value-type="float">
            <text:p>76</text:p>
          </table:table-cell>
          <table:table-cell/>
          <table:table-cell table:formula="of:=CEILING([.F16]/64)" office:value-type="float" office:value="2" calcext:value-type="float">
            <text:p>2</text:p>
          </table:table-cell>
          <table:table-cell/>
          <table:table-cell office:value-type="float" office:value="2048" calcext:value-type="float">
            <text:p>2048</text:p>
          </table:table-cell>
          <table:table-cell/>
          <table:table-cell table:formula="of:=CEILING([.H16]*[.J16]*8)" office:value-type="float" office:value="32768" calcext:value-type="float">
            <text:p>32768</text:p>
          </table:table-cell>
          <table:table-cell table:number-columns-repeated="6"/>
        </table:table-row>
        <table:table-row table:style-name="ro1">
          <table:table-cell table:style-name="ce5"/>
          <table:table-cell table:number-columns-repeated="17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formula="of:=[.A1]" office:value-type="string" office:string-value="Users" calcext:value-type="string">
            <text:p>Users</text:p>
          </table:table-cell>
          <table:table-cell table:formula="of:=[.B1]" office:value-type="string" office:string-value="Plain space (bits)" calcext:value-type="string">
            <text:p>Plain space (bits)</text:p>
          </table:table-cell>
          <table:table-cell table:formula="of:=[.C1]" office:value-type="string" office:string-value="LAPS security" calcext:value-type="string">
            <text:p>LAPS security</text:p>
          </table:table-cell>
          <table:table-cell office:value-type="string" calcext:value-type="string">
            <text:p>SLAP Time 5 Mbps</text:p>
          </table:table-cell>
          <table:table-cell office:value-type="string" calcext:value-type="string">
            <text:p>SLAP Time 5 Mbps in ms</text:p>
          </table:table-cell>
          <table:table-cell office:value-type="string" calcext:value-type="string">
            <text:p>LAPS Time <text:s/>5 Mbps</text:p>
          </table:table-cell>
          <table:table-cell office:value-type="string" calcext:value-type="string">
            <text:p>SLAP Time 25 Mbps</text:p>
          </table:table-cell>
          <table:table-cell office:value-type="string" calcext:value-type="string">
            <text:p>LAPS Time 25 Mbps</text:p>
          </table:table-cell>
          <table:table-cell table:style-name="Default" office:value-type="string" calcext:value-type="string">
            <text:p>SLAP Time 50 Mbps</text:p>
          </table:table-cell>
          <table:table-cell office:value-type="string" calcext:value-type="string">
            <text:p>LAPS Time 50 Mbps</text:p>
          </table:table-cell>
          <table:table-cell table:number-columns-repeated="8"/>
        </table:table-row>
        <table:table-row table:style-name="ro1">
          <table:table-cell table:formula="of:=[.A2]" office:value-type="float" office:value="100" calcext:value-type="float">
            <text:p>100</text:p>
          </table:table-cell>
          <table:table-cell table:formula="of:=[.B2]" office:value-type="float" office:value="16" calcext:value-type="float">
            <text:p>16</text:p>
          </table:table-cell>
          <table:table-cell table:formula="of:=[.C2]" office:value-type="float" office:value="80" calcext:value-type="float">
            <text:p>80</text:p>
          </table:table-cell>
          <table:table-cell table:style-name="ce6" table:formula="of:=[.$L2]*8/([.D$18]*1000000)" office:value-type="float" office:value="0.0131072" calcext:value-type="float">
            <text:p>0.01</text:p>
          </table:table-cell>
          <table:table-cell table:formula="of:=[.D20]*1000" office:value-type="float" office:value="13.1072" calcext:value-type="float">
            <text:p>13.1072</text:p>
          </table:table-cell>
          <table:table-cell table:style-name="ce5" table:formula="of:=[.$K2]*8/([.F$18]*1000000)" office:value-type="float" office:value="0.0262144" calcext:value-type="float">
            <text:p>2.62E-02</text:p>
          </table:table-cell>
          <table:table-cell table:style-name="ce5" table:formula="of:=[.$L2]*8/([.G$18]*1000000)" office:value-type="float" office:value="0.00262144" calcext:value-type="float">
            <text:p>2.62E-03</text:p>
          </table:table-cell>
          <table:table-cell table:style-name="ce5" table:formula="of:=[.$K2]*8/([.H$18]*1000000)" office:value-type="float" office:value="0.00524288" calcext:value-type="float">
            <text:p>5.24E-03</text:p>
          </table:table-cell>
          <table:table-cell table:formula="of:=[.$L2]*8/([.I$18]*1000000)" office:value-type="float" office:value="0.00131072" calcext:value-type="float">
            <text:p>1.31E-03</text:p>
          </table:table-cell>
          <table:table-cell table:style-name="ce5" table:formula="of:=[.$K2]*8/([.J$18]*1000000)" office:value-type="float" office:value="0.00262144" calcext:value-type="float">
            <text:p>2.62E-03</text:p>
          </table:table-cell>
          <table:table-cell table:number-columns-repeated="8"/>
        </table:table-row>
        <table:table-row table:style-name="ro1">
          <table:table-cell table:formula="of:=[.A3]" office:value-type="float" office:value="1000" calcext:value-type="float">
            <text:p>1000</text:p>
          </table:table-cell>
          <table:table-cell table:formula="of:=[.B3]" office:value-type="float" office:value="16" calcext:value-type="float">
            <text:p>16</text:p>
          </table:table-cell>
          <table:table-cell table:formula="of:=[.C3]" office:value-type="float" office:value="80" calcext:value-type="float">
            <text:p>80</text:p>
          </table:table-cell>
          <table:table-cell table:style-name="ce6" table:formula="of:=[.$L3]*8/([.D$18]*1000000)" office:value-type="float" office:value="0.0262144" calcext:value-type="float">
            <text:p>0.03</text:p>
          </table:table-cell>
          <table:table-cell table:formula="of:=[.D21]*1000" office:value-type="float" office:value="26.2144" calcext:value-type="float">
            <text:p>26.2144</text:p>
          </table:table-cell>
          <table:table-cell table:style-name="ce5" table:formula="of:=[.$K3]*8/([.F$18]*1000000)" office:value-type="float" office:value="0.0262144" calcext:value-type="float">
            <text:p>2.62E-02</text:p>
          </table:table-cell>
          <table:table-cell table:style-name="ce5" table:formula="of:=[.$L3]*8/([.G$18]*1000000)" office:value-type="float" office:value="0.00524288" calcext:value-type="float">
            <text:p>5.24E-03</text:p>
          </table:table-cell>
          <table:table-cell table:style-name="ce5" table:formula="of:=[.$K3]*8/([.H$18]*1000000)" office:value-type="float" office:value="0.00524288" calcext:value-type="float">
            <text:p>5.24E-03</text:p>
          </table:table-cell>
          <table:table-cell table:formula="of:=[.$L3]*8/([.I$18]*1000000)" office:value-type="float" office:value="0.00262144" calcext:value-type="float">
            <text:p>2.62E-03</text:p>
          </table:table-cell>
          <table:table-cell table:style-name="ce5" table:formula="of:=[.$K3]*8/([.J$18]*1000000)" office:value-type="float" office:value="0.00262144" calcext:value-type="float">
            <text:p>2.62E-03</text:p>
          </table:table-cell>
          <table:table-cell table:number-columns-repeated="8"/>
        </table:table-row>
        <table:table-row table:style-name="ro1">
          <table:table-cell table:formula="of:=[.A4]" office:value-type="float" office:value="10000" calcext:value-type="float">
            <text:p>10000</text:p>
          </table:table-cell>
          <table:table-cell table:formula="of:=[.B4]" office:value-type="float" office:value="16" calcext:value-type="float">
            <text:p>16</text:p>
          </table:table-cell>
          <table:table-cell table:formula="of:=[.C4]" office:value-type="float" office:value="80" calcext:value-type="float">
            <text:p>80</text:p>
          </table:table-cell>
          <table:table-cell table:style-name="ce6" table:formula="of:=[.$L4]*8/([.D$18]*1000000)" office:value-type="float" office:value="0.0262144" calcext:value-type="float">
            <text:p>0.03</text:p>
          </table:table-cell>
          <table:table-cell table:formula="of:=[.D22]*1000" office:value-type="float" office:value="26.2144" calcext:value-type="float">
            <text:p>26.2144</text:p>
          </table:table-cell>
          <table:table-cell table:style-name="ce5" table:formula="of:=[.$K4]*8/([.F$18]*1000000)" office:value-type="float" office:value="0.0262144" calcext:value-type="float">
            <text:p>2.62E-02</text:p>
          </table:table-cell>
          <table:table-cell table:style-name="ce5" table:formula="of:=[.$L4]*8/([.G$18]*1000000)" office:value-type="float" office:value="0.00524288" calcext:value-type="float">
            <text:p>5.24E-03</text:p>
          </table:table-cell>
          <table:table-cell table:style-name="ce5" table:formula="of:=[.$K4]*8/([.H$18]*1000000)" office:value-type="float" office:value="0.00524288" calcext:value-type="float">
            <text:p>5.24E-03</text:p>
          </table:table-cell>
          <table:table-cell table:formula="of:=[.$L4]*8/([.I$18]*1000000)" office:value-type="float" office:value="0.00262144" calcext:value-type="float">
            <text:p>2.62E-03</text:p>
          </table:table-cell>
          <table:table-cell table:style-name="ce5" table:formula="of:=[.$K4]*8/([.J$18]*1000000)" office:value-type="float" office:value="0.00262144" calcext:value-type="float">
            <text:p>2.62E-03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6"/>
          <table:table-cell/>
          <table:table-cell table:style-name="ce5" table:number-columns-repeated="3"/>
          <table:table-cell/>
          <table:table-cell table:style-name="ce5"/>
          <table:table-cell table:number-columns-repeated="8"/>
        </table:table-row>
        <table:table-row table:style-name="ro1">
          <table:table-cell table:formula="of:=[.A6]" office:value-type="float" office:value="100" calcext:value-type="float">
            <text:p>100</text:p>
          </table:table-cell>
          <table:table-cell table:formula="of:=[.B6]" office:value-type="float" office:value="32" calcext:value-type="float">
            <text:p>32</text:p>
          </table:table-cell>
          <table:table-cell table:formula="of:=[.C6]" office:value-type="float" office:value="128" calcext:value-type="float">
            <text:p>128</text:p>
          </table:table-cell>
          <table:table-cell table:style-name="ce6" table:formula="of:=[.$L6]*8/([.D$18]*1000000)" office:value-type="float" office:value="0.0262144" calcext:value-type="float">
            <text:p>0.03</text:p>
          </table:table-cell>
          <table:table-cell table:formula="of:=[.D24]*1000" office:value-type="float" office:value="26.2144" calcext:value-type="float">
            <text:p>26.2144</text:p>
          </table:table-cell>
          <table:table-cell table:style-name="ce5" table:formula="of:=[.$K6]*8/([.F$18]*1000000)" office:value-type="float" office:value="13.4217728" calcext:value-type="float">
            <text:p>1.34E+01</text:p>
          </table:table-cell>
          <table:table-cell table:style-name="ce5" table:formula="of:=[.$L6]*8/([.G$18]*1000000)" office:value-type="float" office:value="0.00524288" calcext:value-type="float">
            <text:p>5.24E-03</text:p>
          </table:table-cell>
          <table:table-cell table:style-name="ce8" table:formula="of:=[.$K6]*8/([.H$18]*1000000)" office:value-type="float" office:value="2.68435456" calcext:value-type="float">
            <text:p>2.68435456</text:p>
          </table:table-cell>
          <table:table-cell table:formula="of:=[.$L6]*8/([.I$18]*1000000)" office:value-type="float" office:value="0.00262144" calcext:value-type="float">
            <text:p>2.62E-03</text:p>
          </table:table-cell>
          <table:table-cell table:style-name="ce5" table:formula="of:=[.$K6]*8/([.J$18]*1000000)" office:value-type="float" office:value="1.34217728" calcext:value-type="float">
            <text:p>1.34E+00</text:p>
          </table:table-cell>
          <table:table-cell table:number-columns-repeated="8"/>
        </table:table-row>
        <table:table-row table:style-name="ro1">
          <table:table-cell table:formula="of:=[.A7]" office:value-type="float" office:value="1000" calcext:value-type="float">
            <text:p>1000</text:p>
          </table:table-cell>
          <table:table-cell table:formula="of:=[.B7]" office:value-type="float" office:value="32" calcext:value-type="float">
            <text:p>32</text:p>
          </table:table-cell>
          <table:table-cell table:formula="of:=[.C7]" office:value-type="float" office:value="128" calcext:value-type="float">
            <text:p>128</text:p>
          </table:table-cell>
          <table:table-cell table:style-name="ce6" table:formula="of:=[.$L7]*8/([.D$18]*1000000)" office:value-type="float" office:value="0.0262144" calcext:value-type="float">
            <text:p>0.03</text:p>
          </table:table-cell>
          <table:table-cell table:formula="of:=[.D25]*1000" office:value-type="float" office:value="26.2144" calcext:value-type="float">
            <text:p>26.2144</text:p>
          </table:table-cell>
          <table:table-cell table:style-name="ce5" table:formula="of:=[.$K7]*8/([.F$18]*1000000)" office:value-type="float" office:value="13.4217728" calcext:value-type="float">
            <text:p>1.34E+01</text:p>
          </table:table-cell>
          <table:table-cell table:style-name="ce5" table:formula="of:=[.$L7]*8/([.G$18]*1000000)" office:value-type="float" office:value="0.00524288" calcext:value-type="float">
            <text:p>5.24E-03</text:p>
          </table:table-cell>
          <table:table-cell table:style-name="ce5" table:formula="of:=[.$K7]*8/([.H$18]*1000000)" office:value-type="float" office:value="2.68435456" calcext:value-type="float">
            <text:p>2.68E+00</text:p>
          </table:table-cell>
          <table:table-cell table:formula="of:=[.$L7]*8/([.I$18]*1000000)" office:value-type="float" office:value="0.00262144" calcext:value-type="float">
            <text:p>2.62E-03</text:p>
          </table:table-cell>
          <table:table-cell table:style-name="ce5" table:formula="of:=[.$K7]*8/([.J$18]*1000000)" office:value-type="float" office:value="1.34217728" calcext:value-type="float">
            <text:p>1.34E+00</text:p>
          </table:table-cell>
          <table:table-cell table:number-columns-repeated="8"/>
        </table:table-row>
        <table:table-row table:style-name="ro1">
          <table:table-cell table:formula="of:=[.A8]" office:value-type="float" office:value="10000" calcext:value-type="float">
            <text:p>10000</text:p>
          </table:table-cell>
          <table:table-cell table:formula="of:=[.B8]" office:value-type="float" office:value="32" calcext:value-type="float">
            <text:p>32</text:p>
          </table:table-cell>
          <table:table-cell table:formula="of:=[.C8]" office:value-type="float" office:value="128" calcext:value-type="float">
            <text:p>128</text:p>
          </table:table-cell>
          <table:table-cell table:style-name="ce6" table:formula="of:=[.$L8]*8/([.D$18]*1000000)" office:value-type="float" office:value="0.0262144" calcext:value-type="float">
            <text:p>0.03</text:p>
          </table:table-cell>
          <table:table-cell table:formula="of:=[.D26]*1000" office:value-type="float" office:value="26.2144" calcext:value-type="float">
            <text:p>26.2144</text:p>
          </table:table-cell>
          <table:table-cell table:style-name="ce5" table:formula="of:=[.$K8]*8/([.F$18]*1000000)" office:value-type="float" office:value="26.8435456" calcext:value-type="float">
            <text:p>2.68E+01</text:p>
          </table:table-cell>
          <table:table-cell table:style-name="ce5" table:formula="of:=[.$L8]*8/([.G$18]*1000000)" office:value-type="float" office:value="0.00524288" calcext:value-type="float">
            <text:p>5.24E-03</text:p>
          </table:table-cell>
          <table:table-cell table:style-name="ce5" table:formula="of:=[.$K8]*8/([.H$18]*1000000)" office:value-type="float" office:value="5.36870912" calcext:value-type="float">
            <text:p>5.37E+00</text:p>
          </table:table-cell>
          <table:table-cell table:formula="of:=[.$L8]*8/([.I$18]*1000000)" office:value-type="float" office:value="0.00262144" calcext:value-type="float">
            <text:p>2.62E-03</text:p>
          </table:table-cell>
          <table:table-cell table:style-name="ce5" table:formula="of:=[.$K8]*8/([.J$18]*1000000)" office:value-type="float" office:value="2.68435456" calcext:value-type="float">
            <text:p>2.68E+00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6"/>
          <table:table-cell/>
          <table:table-cell table:style-name="ce5" table:number-columns-repeated="3"/>
          <table:table-cell/>
          <table:table-cell table:style-name="ce5"/>
          <table:table-cell table:number-columns-repeated="8"/>
        </table:table-row>
        <table:table-row table:style-name="ro1">
          <table:table-cell table:formula="of:=[.A10]" office:value-type="float" office:value="10000" calcext:value-type="float">
            <text:p>10000</text:p>
          </table:table-cell>
          <table:table-cell table:formula="of:=[.B10]" office:value-type="float" office:value="128" calcext:value-type="float">
            <text:p>128</text:p>
          </table:table-cell>
          <table:table-cell table:formula="of:=[.C10]" office:value-type="float" office:value="80" calcext:value-type="float">
            <text:p>80</text:p>
          </table:table-cell>
          <table:table-cell table:style-name="ce6" table:formula="of:=[.$L10]*8/([.D$18]*1000000)" office:value-type="float" office:value="0.3145728" calcext:value-type="float">
            <text:p>0.31</text:p>
          </table:table-cell>
          <table:table-cell table:formula="of:=[.D28]*1000" office:value-type="float" office:value="314.5728" calcext:value-type="float">
            <text:p>314.5728</text:p>
          </table:table-cell>
          <table:table-cell table:style-name="ce8" table:formula="of:=[.$K10]*8/([.F$18]*1000000)" office:value-type="float" office:value="858.9934592" calcext:value-type="float">
            <text:p>858.9934592</text:p>
          </table:table-cell>
          <table:table-cell table:style-name="ce5" table:formula="of:=[.$L10]*8/([.G$18]*1000000)" office:value-type="float" office:value="0.06291456" calcext:value-type="float">
            <text:p>6.29E-02</text:p>
          </table:table-cell>
          <table:table-cell table:style-name="ce5" table:formula="of:=[.$K10]*8/([.H$18]*1000000)" office:value-type="float" office:value="171.79869184" calcext:value-type="float">
            <text:p>1.72E+02</text:p>
          </table:table-cell>
          <table:table-cell table:formula="of:=[.$L10]*8/([.I$18]*1000000)" office:value-type="float" office:value="0.03145728" calcext:value-type="float">
            <text:p>3.15E-02</text:p>
          </table:table-cell>
          <table:table-cell table:style-name="ce5" table:formula="of:=[.$K10]*8/([.J$18]*1000000)" office:value-type="float" office:value="85.89934592" calcext:value-type="float">
            <text:p>8.59E+01</text:p>
          </table:table-cell>
          <table:table-cell table:number-columns-repeated="8"/>
        </table:table-row>
        <table:table-row table:style-name="ro1">
          <table:table-cell table:style-name="ce5" table:formula="of:=[.A11]" office:value-type="float" office:value="1E+016" calcext:value-type="float">
            <text:p>1.00E+16</text:p>
          </table:table-cell>
          <table:table-cell table:formula="of:=[.B11]" office:value-type="float" office:value="128" calcext:value-type="float">
            <text:p>128</text:p>
          </table:table-cell>
          <table:table-cell table:formula="of:=[.C11]" office:value-type="float" office:value="80" calcext:value-type="float">
            <text:p>80</text:p>
          </table:table-cell>
          <table:table-cell table:style-name="ce6" table:formula="of:=[.$L11]*8/([.D$18]*1000000)" office:value-type="float" office:value="0.3145728" calcext:value-type="float">
            <text:p>0.31</text:p>
          </table:table-cell>
          <table:table-cell table:formula="of:=[.D29]*1000" office:value-type="float" office:value="314.5728" calcext:value-type="float">
            <text:p>314.5728</text:p>
          </table:table-cell>
          <table:table-cell table:style-name="ce5" table:formula="of:=[.$K11]*8/([.F$18]*1000000)" office:value-type="float" office:value="858.9934592" calcext:value-type="float">
            <text:p>8.59E+02</text:p>
          </table:table-cell>
          <table:table-cell table:style-name="ce5" table:formula="of:=[.$L11]*8/([.G$18]*1000000)" office:value-type="float" office:value="0.06291456" calcext:value-type="float">
            <text:p>6.29E-02</text:p>
          </table:table-cell>
          <table:table-cell table:style-name="ce5" table:formula="of:=[.$K11]*8/([.H$18]*1000000)" office:value-type="float" office:value="171.79869184" calcext:value-type="float">
            <text:p>1.72E+02</text:p>
          </table:table-cell>
          <table:table-cell table:formula="of:=[.$L11]*8/([.I$18]*1000000)" office:value-type="float" office:value="0.03145728" calcext:value-type="float">
            <text:p>3.15E-02</text:p>
          </table:table-cell>
          <table:table-cell table:style-name="ce5" table:formula="of:=[.$K11]*8/([.J$18]*1000000)" office:value-type="float" office:value="85.89934592" calcext:value-type="float">
            <text:p>8.59E+01</text:p>
          </table:table-cell>
          <table:table-cell table:number-columns-repeated="8"/>
        </table:table-row>
        <table:table-row table:style-name="ro1">
          <table:table-cell table:style-name="ce5" table:formula="of:=[.A12]" office:value-type="float" office:value="1E+022" calcext:value-type="float">
            <text:p>1.00E+22</text:p>
          </table:table-cell>
          <table:table-cell table:formula="of:=[.B12]" office:value-type="float" office:value="128" calcext:value-type="float">
            <text:p>128</text:p>
          </table:table-cell>
          <table:table-cell table:formula="of:=[.C12]" office:value-type="float" office:value="80" calcext:value-type="float">
            <text:p>80</text:p>
          </table:table-cell>
          <table:table-cell table:style-name="ce6" table:formula="of:=[.$L12]*8/([.D$18]*1000000)" office:value-type="float" office:value="0.4194304" calcext:value-type="float">
            <text:p>0.42</text:p>
          </table:table-cell>
          <table:table-cell table:formula="of:=[.D30]*1000" office:value-type="float" office:value="419.4304" calcext:value-type="float">
            <text:p>419.4304</text:p>
          </table:table-cell>
          <table:table-cell table:style-name="ce5" table:formula="of:=[.$K12]*8/([.F$18]*1000000)" office:value-type="float" office:value="858.9934592" calcext:value-type="float">
            <text:p>8.59E+02</text:p>
          </table:table-cell>
          <table:table-cell table:style-name="ce5" table:formula="of:=[.$L12]*8/([.G$18]*1000000)" office:value-type="float" office:value="0.08388608" calcext:value-type="float">
            <text:p>8.39E-02</text:p>
          </table:table-cell>
          <table:table-cell table:style-name="ce5" table:formula="of:=[.$K12]*8/([.H$18]*1000000)" office:value-type="float" office:value="171.79869184" calcext:value-type="float">
            <text:p>1.72E+02</text:p>
          </table:table-cell>
          <table:table-cell table:formula="of:=[.$L12]*8/([.I$18]*1000000)" office:value-type="float" office:value="0.04194304" calcext:value-type="float">
            <text:p>4.19E-02</text:p>
          </table:table-cell>
          <table:table-cell table:style-name="ce5" table:formula="of:=[.$K12]*8/([.J$18]*1000000)" office:value-type="float" office:value="85.89934592" calcext:value-type="float">
            <text:p>8.59E+01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 table:style-name="ce5" office:value-type="float" office:value="1000" calcext:value-type="float">
            <text:p>1.00E+03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8" table:formula="of:=[.$L14]*8/([.D$18]*1000000)" office:value-type="float" office:value="0.3145728" calcext:value-type="float">
            <text:p>0.3145728</text:p>
          </table:table-cell>
          <table:table-cell table:formula="of:=[.D32]*1000" office:value-type="float" office:value="314.5728" calcext:value-type="float">
            <text:p>314.5728</text:p>
          </table:table-cell>
          <table:table-cell/>
          <table:table-cell table:style-name="ce5" table:formula="of:=[.$L14]*8/([.G$18]*1000000)" office:value-type="float" office:value="0.06291456" calcext:value-type="float">
            <text:p>6.29E-02</text:p>
          </table:table-cell>
          <table:table-cell/>
          <table:table-cell table:formula="of:=[.$L14]*8/([.I$18]*1000000)" office:value-type="float" office:value="0.03145728" calcext:value-type="float">
            <text:p>3.15E-02</text:p>
          </table:table-cell>
          <table:table-cell table:number-columns-repeated="9"/>
        </table:table-row>
        <table:table-row table:style-name="ro1">
          <table:table-cell table:style-name="ce5" office:value-type="float" office:value="1000" calcext:value-type="float">
            <text:p>1.00E+03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8" table:formula="of:=[.$L15]*8/([.D$18]*1000000)" office:value-type="float" office:value="0.4194304" calcext:value-type="float">
            <text:p>0.4194304</text:p>
          </table:table-cell>
          <table:table-cell table:formula="of:=[.D33]*1000" office:value-type="float" office:value="419.4304" calcext:value-type="float">
            <text:p>419.4304</text:p>
          </table:table-cell>
          <table:table-cell/>
          <table:table-cell table:style-name="ce5" table:formula="of:=[.$L15]*8/([.G$18]*1000000)" office:value-type="float" office:value="0.08388608" calcext:value-type="float">
            <text:p>8.39E-02</text:p>
          </table:table-cell>
          <table:table-cell/>
          <table:table-cell table:formula="of:=[.$L15]*8/([.I$18]*1000000)" office:value-type="float" office:value="0.04194304" calcext:value-type="float">
            <text:p>4.19E-02</text:p>
          </table:table-cell>
          <table:table-cell table:number-columns-repeated="9"/>
        </table:table-row>
        <table:table-row table:style-name="ro1">
          <table:table-cell table:style-name="ce5" office:value-type="float" office:value="1001" calcext:value-type="float">
            <text:p>1.00E+03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8" table:formula="of:=[.$L16]*8/([.D$18]*1000000)" office:value-type="float" office:value="0.0524288" calcext:value-type="float">
            <text:p>0.0524288</text:p>
          </table:table-cell>
          <table:table-cell table:formula="of:=[.D34]*1000" office:value-type="float" office:value="52.4288" calcext:value-type="float">
            <text:p>52.4288</text:p>
          </table:table-cell>
          <table:table-cell table:number-columns-repeated="3"/>
          <table:table-cell table:style-name="Default"/>
          <table:table-cell table:number-columns-repeated="9"/>
        </table:table-row>
      </table:table>
      <table:table table:name="Upload to Throughput" table:style-name="ta1">
        <table:table-column table:style-name="co1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ce6"/>
        <table:table-column table:style-name="co27" table:default-cell-style-name="ce6"/>
        <table:table-row table:style-name="ro1">
          <table:table-cell/>
          <table:table-cell office:value-type="string" calcext:value-type="string">
            <text:p>Packed operands</text:p>
          </table:table-cell>
          <table:table-cell office:value-type="string" calcext:value-type="string">
            <text:p>Upload time (ms)</text:p>
          </table:table-cell>
          <table:table-cell office:value-type="string" calcext:value-type="string">
            <text:p>Upload time (s)</text:p>
          </table:table-cell>
          <table:table-cell table:style-name="Default" office:value-type="string" calcext:value-type="string">
            <text:p>Uploads per second unpacked</text:p>
          </table:table-cell>
          <table:table-cell table:style-name="Default" office:value-type="string" calcext:value-type="string">
            <text:p>Uploads/s packed</text:p>
          </table:table-cell>
        </table:table-row>
        <table:table-row table:style-name="ro1">
          <table:table-cell office:value-type="string" calcext:value-type="string">
            <text:p>NS 32</text:p>
          </table:table-cell>
          <table:table-cell office:value-type="float" office:value="2048" calcext:value-type="float">
            <text:p>2048</text:p>
          </table:table-cell>
          <table:table-cell office:value-type="float" office:value="26.21" calcext:value-type="float">
            <text:p>26.21</text:p>
          </table:table-cell>
          <table:table-cell table:formula="of:=[.C2]/1000" office:value-type="float" office:value="0.02621" calcext:value-type="float">
            <text:p>0.02621</text:p>
          </table:table-cell>
          <table:table-cell table:formula="of:=1/[.D2]" office:value-type="float" office:value="38.1533765738268" calcext:value-type="float">
            <text:p>38.15</text:p>
          </table:table-cell>
          <table:table-cell table:formula="of:=[.E2]*[.B2]" office:value-type="float" office:value="78138.1152231973" calcext:value-type="float">
            <text:p>78138.12</text:p>
          </table:table-cell>
        </table:table-row>
        <table:table-row table:style-name="ro1">
          <table:table-cell office:value-type="string" calcext:value-type="string">
            <text:p>MS 32</text:p>
          </table:table-cell>
          <table:table-cell office:value-type="float" office:value="2048" calcext:value-type="float">
            <text:p>2048</text:p>
          </table:table-cell>
          <table:table-cell office:value-type="float" office:value="104.84" calcext:value-type="float">
            <text:p>104.84</text:p>
          </table:table-cell>
          <table:table-cell table:formula="of:=[.C3]/1000" office:value-type="float" office:value="0.10484" calcext:value-type="float">
            <text:p>0.10484</text:p>
          </table:table-cell>
          <table:table-cell table:formula="of:=1/[.D3]" office:value-type="float" office:value="9.5383441434567" calcext:value-type="float">
            <text:p>9.54</text:p>
          </table:table-cell>
          <table:table-cell table:formula="of:=[.E3]*[.B3]" office:value-type="float" office:value="19534.5288057993" calcext:value-type="float">
            <text:p>19534.53</text:p>
          </table:table-cell>
        </table:table-row>
        <table:table-row table:style-name="ro1">
          <table:table-cell office:value-type="string" calcext:value-type="string">
            <text:p>NS 64</text:p>
          </table:table-cell>
          <table:table-cell office:value-type="float" office:value="4096" calcext:value-type="float">
            <text:p>4096</text:p>
          </table:table-cell>
          <table:table-cell office:value-type="float" office:value="52.42" calcext:value-type="float">
            <text:p>52.42</text:p>
          </table:table-cell>
          <table:table-cell table:formula="of:=[.C4]/1000" office:value-type="float" office:value="0.05242" calcext:value-type="float">
            <text:p>0.05242</text:p>
          </table:table-cell>
          <table:table-cell table:formula="of:=1/[.D4]" office:value-type="float" office:value="19.0766882869134" calcext:value-type="float">
            <text:p>19.08</text:p>
          </table:table-cell>
          <table:table-cell table:formula="of:=[.E4]*[.B4]" office:value-type="float" office:value="78138.1152231973" calcext:value-type="float">
            <text:p>78138.12</text:p>
          </table:table-cell>
        </table:table-row>
        <table:table-row table:style-name="ro1">
          <table:table-cell office:value-type="string" calcext:value-type="string">
            <text:p>MS 64</text:p>
          </table:table-cell>
          <table:table-cell office:value-type="float" office:value="8192" calcext:value-type="float">
            <text:p>8192</text:p>
          </table:table-cell>
          <table:table-cell office:value-type="float" office:value="104.84" calcext:value-type="float">
            <text:p>104.84</text:p>
          </table:table-cell>
          <table:table-cell table:formula="of:=[.C5]/1000" office:value-type="float" office:value="0.10484" calcext:value-type="float">
            <text:p>0.10484</text:p>
          </table:table-cell>
          <table:table-cell table:formula="of:=1/[.D5]" office:value-type="float" office:value="9.5383441434567" calcext:value-type="float">
            <text:p>9.54</text:p>
          </table:table-cell>
          <table:table-cell table:formula="of:=[.E5]*[.B5]" office:value-type="float" office:value="78138.1152231973" calcext:value-type="float">
            <text:p>78138.12</text:p>
          </table:table-cell>
        </table:table-row>
        <table:table-row table:style-name="ro1">
          <table:table-cell office:value-type="string" calcext:value-type="string">
            <text:p>NS 128</text:p>
          </table:table-cell>
          <table:table-cell table:formula="of:=4*8192" office:value-type="float" office:value="32768" calcext:value-type="float">
            <text:p>32768</text:p>
          </table:table-cell>
          <table:table-cell office:value-type="float" office:value="314.57" calcext:value-type="float">
            <text:p>314.57</text:p>
          </table:table-cell>
          <table:table-cell table:formula="of:=[.C6]/1000" office:value-type="float" office:value="0.31457" calcext:value-type="float">
            <text:p>0.31457</text:p>
          </table:table-cell>
          <table:table-cell table:formula="of:=1/[.D6]" office:value-type="float" office:value="3.17894268366341" calcext:value-type="float">
            <text:p>3.18</text:p>
          </table:table-cell>
          <table:table-cell table:formula="of:=[.E6]*[.B6]" office:value-type="float" office:value="104167.593858283" calcext:value-type="float">
            <text:p>104167.59</text:p>
          </table:table-cell>
        </table:table-row>
        <table:table-row table:style-name="ro1">
          <table:table-cell office:value-type="string" calcext:value-type="string">
            <text:p>MS 128</text:p>
          </table:table-cell>
          <table:table-cell table:formula="of:=4*16384" office:value-type="float" office:value="65536" calcext:value-type="float">
            <text:p>65536</text:p>
          </table:table-cell>
          <table:table-cell office:value-type="float" office:value="754.96" calcext:value-type="float">
            <text:p>754.96</text:p>
          </table:table-cell>
          <table:table-cell table:formula="of:=[.C7]/1000" office:value-type="float" office:value="0.75496" calcext:value-type="float">
            <text:p>0.75496</text:p>
          </table:table-cell>
          <table:table-cell table:formula="of:=1/[.D7]" office:value-type="float" office:value="1.32457348733708" calcext:value-type="float">
            <text:p>1.32</text:p>
          </table:table-cell>
          <table:table-cell table:formula="of:=[.E7]*[.B7]" office:value-type="float" office:value="86807.2480661227" calcext:value-type="float">
            <text:p>86807.25</text:p>
          </table:table-cell>
        </table:table-row>
        <table:table-row table:style-name="ro1">
          <table:table-cell office:value-type="string" calcext:value-type="string">
            <text:p>NS 192</text:p>
          </table:table-cell>
          <table:table-cell table:formula="of:=7*8192" office:value-type="float" office:value="57344" calcext:value-type="float">
            <text:p>57344</text:p>
          </table:table-cell>
          <table:table-cell office:value-type="float" office:value="419.43" calcext:value-type="float">
            <text:p>419.43</text:p>
          </table:table-cell>
          <table:table-cell table:formula="of:=[.C8]/1000" office:value-type="float" office:value="0.41943" calcext:value-type="float">
            <text:p>0.41943</text:p>
          </table:table-cell>
          <table:table-cell table:formula="of:=1/[.D8]" office:value-type="float" office:value="2.38418806475455" calcext:value-type="float">
            <text:p>2.38</text:p>
          </table:table-cell>
          <table:table-cell table:formula="of:=[.E8]*[.B8]" office:value-type="float" office:value="136718.880385285" calcext:value-type="float">
            <text:p>136718.88</text:p>
          </table:table-cell>
        </table:table-row>
        <table:table-row table:style-name="ro1">
          <table:table-cell office:value-type="string" calcext:value-type="string">
            <text:p>MS 192</text:p>
          </table:table-cell>
          <table:table-cell table:formula="of:=7*16384" office:value-type="float" office:value="114688" calcext:value-type="float">
            <text:p>114688</text:p>
          </table:table-cell>
          <table:table-cell office:value-type="float" office:value="1468.01" calcext:value-type="float">
            <text:p>1468.01</text:p>
          </table:table-cell>
          <table:table-cell table:formula="of:=[.C9]/1000" office:value-type="float" office:value="1.46801" calcext:value-type="float">
            <text:p>1.46801</text:p>
          </table:table-cell>
          <table:table-cell table:formula="of:=1/[.D9]" office:value-type="float" office:value="0.681194269793803" calcext:value-type="float">
            <text:p>0.68</text:p>
          </table:table-cell>
          <table:table-cell table:formula="of:=[.E9]*[.B9]" office:value-type="float" office:value="78124.8084141116" calcext:value-type="float">
            <text:p>78124.81</text:p>
          </table:table-cell>
        </table:table-row>
      </table:table>
      <table:table table:name="Plain Runtime" table:style-name="ta1">
        <table:table-column table:style-name="co1" table:number-columns-repeated="4" table:default-cell-style-name="Default"/>
        <table:table-column table:style-name="co41" table:default-cell-style-name="Default"/>
        <table:table-column table:style-name="co1" table:number-columns-repeated="2" table:default-cell-style-name="Default"/>
        <table:table-column table:style-name="co42" table:default-cell-style-name="Default"/>
        <table:table-column table:style-name="co43" table:number-columns-repeated="2" table:default-cell-style-name="Default"/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k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vg time (ns)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Avg time per elt (s)</text:p>
          </table:table-cell>
          <table:table-cell office:value-type="string" calcext:value-type="string">
            <text:p>Aggs per s</text:p>
          </table:table-cell>
          <table:table-cell office:value-type="string" calcext:value-type="string">
            <text:p>Total bytes</text:p>
          </table:table-cell>
          <table:table-cell office:value-type="string" calcext:value-type="string">
            <text:p>Upload time at 5 Mbps</text:p>
          </table:table-cell>
          <table:table-cell office:value-type="string" calcext:value-type="string">
            <text:p>Upload time at 25 Mbps</text:p>
          </table:table-cell>
          <table:table-cell office:value-type="string" calcext:value-type="string">
            <text:p>Upload time at 50 Mbp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10012277.2" calcext:value-type="float">
            <text:p>10012277.2</text:p>
          </table:table-cell>
          <table:table-cell table:formula="of:=[.C3]/1000000000" office:value-type="float" office:value="0.0100122772" calcext:value-type="float">
            <text:p>0.0100122772</text:p>
          </table:table-cell>
          <table:table-cell table:formula="of:=[.D3]/([.A3]*[.B3])" office:value-type="float" office:value="0.0000048888072265625" calcext:value-type="float">
            <text:p>4.8888072265625E-06</text:p>
          </table:table-cell>
          <table:table-cell table:formula="of:=1/[.E3]" office:value-type="float" office:value="204548.871259777" calcext:value-type="float">
            <text:p>204548.871259777</text:p>
          </table:table-cell>
          <table:table-cell table:formula="of:=[.A3]*[.B3]*2" office:value-type="float" office:value="4096" calcext:value-type="float">
            <text:p>4096</text:p>
          </table:table-cell>
          <table:table-cell table:formula="of:=([.G3]*8)/([.H$1]*1000000)" office:value-type="float" office:value="0.0065536" calcext:value-type="float">
            <text:p>0.0065536</text:p>
          </table:table-cell>
          <table:table-cell table:formula="of:=([.H3]*8)/[.I$1]" office:value-type="float" office:value="0.002097152" calcext:value-type="float">
            <text:p>0.002097152</text:p>
          </table:table-cell>
          <table:table-cell table:formula="of:=([.I3]*8)/[.J$1]" office:value-type="float" office:value="0.00033554432" calcext:value-type="float">
            <text:p>0.000335544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19862154" calcext:value-type="float">
            <text:p>19862154</text:p>
          </table:table-cell>
          <table:table-cell table:formula="of:=[.C4]/1000000000" office:value-type="float" office:value="0.019862154" calcext:value-type="float">
            <text:p>0.019862154</text:p>
          </table:table-cell>
          <table:table-cell table:formula="of:=[.D4]/([.A4]*[.B4])" office:value-type="float" office:value="0.00000484915869140625" calcext:value-type="float">
            <text:p>4.84915869140625E-06</text:p>
          </table:table-cell>
          <table:table-cell table:formula="of:=1/[.E4]" office:value-type="float" office:value="206221.339337113" calcext:value-type="float">
            <text:p>206221.339337113</text:p>
          </table:table-cell>
          <table:table-cell table:formula="of:=[.A4]*[.B4]*2" office:value-type="float" office:value="8192" calcext:value-type="float">
            <text:p>8192</text:p>
          </table:table-cell>
          <table:table-cell table:formula="of:=([.G4]*8)/([.H$1]*1000000)" office:value-type="float" office:value="0.0131072" calcext:value-type="float">
            <text:p>0.0131072</text:p>
          </table:table-cell>
          <table:table-cell table:formula="of:=([.H4]*8)/[.I$1]" office:value-type="float" office:value="0.004194304" calcext:value-type="float">
            <text:p>0.004194304</text:p>
          </table:table-cell>
          <table:table-cell table:formula="of:=([.I4]*8)/[.J$1]" office:value-type="float" office:value="0.00067108864" calcext:value-type="float">
            <text:p>0.000671088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19937190" calcext:value-type="float">
            <text:p>19937190</text:p>
          </table:table-cell>
          <table:table-cell table:formula="of:=[.C5]/1000000000" office:value-type="float" office:value="0.01993719" calcext:value-type="float">
            <text:p>0.01993719</text:p>
          </table:table-cell>
          <table:table-cell table:formula="of:=[.D5]/([.A5]*[.B5])" office:value-type="float" office:value="0.00000486747802734375" calcext:value-type="float">
            <text:p>4.86747802734375E-06</text:p>
          </table:table-cell>
          <table:table-cell table:formula="of:=1/[.E5]" office:value-type="float" office:value="205445.20065265" calcext:value-type="float">
            <text:p>205445.20065265</text:p>
          </table:table-cell>
          <table:table-cell table:formula="of:=[.A5]*[.B5]*2" office:value-type="float" office:value="8192" calcext:value-type="float">
            <text:p>8192</text:p>
          </table:table-cell>
          <table:table-cell table:formula="of:=([.G5]*8)/([.H$1]*1000000)" office:value-type="float" office:value="0.0131072" calcext:value-type="float">
            <text:p>0.0131072</text:p>
          </table:table-cell>
          <table:table-cell table:formula="of:=([.H5]*8)/[.I$1]" office:value-type="float" office:value="0.004194304" calcext:value-type="float">
            <text:p>0.004194304</text:p>
          </table:table-cell>
          <table:table-cell table:formula="of:=([.I5]*8)/[.J$1]" office:value-type="float" office:value="0.00067108864" calcext:value-type="float">
            <text:p>0.000671088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39814032" calcext:value-type="float">
            <text:p>39814032</text:p>
          </table:table-cell>
          <table:table-cell table:formula="of:=[.C6]/1000000000" office:value-type="float" office:value="0.039814032" calcext:value-type="float">
            <text:p>0.039814032</text:p>
          </table:table-cell>
          <table:table-cell table:formula="of:=[.D6]/([.A6]*[.B6])" office:value-type="float" office:value="0.000004860111328125" calcext:value-type="float">
            <text:p>4.860111328125E-06</text:p>
          </table:table-cell>
          <table:table-cell table:formula="of:=1/[.E6]" office:value-type="float" office:value="205756.603601464" calcext:value-type="float">
            <text:p>205756.603601464</text:p>
          </table:table-cell>
          <table:table-cell table:formula="of:=[.A6]*[.B6]*2" office:value-type="float" office:value="16384" calcext:value-type="float">
            <text:p>16384</text:p>
          </table:table-cell>
          <table:table-cell table:formula="of:=([.G6]*8)/([.H$1]*1000000)" office:value-type="float" office:value="0.0262144" calcext:value-type="float">
            <text:p>0.0262144</text:p>
          </table:table-cell>
          <table:table-cell table:formula="of:=([.H6]*8)/[.I$1]" office:value-type="float" office:value="0.008388608" calcext:value-type="float">
            <text:p>0.008388608</text:p>
          </table:table-cell>
          <table:table-cell table:formula="of:=([.I6]*8)/[.J$1]" office:value-type="float" office:value="0.00134217728" calcext:value-type="float">
            <text:p>0.001342177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office:value-type="float" office:value="317833040" calcext:value-type="float">
            <text:p>317833040</text:p>
          </table:table-cell>
          <table:table-cell table:formula="of:=[.C7]/1000000000" office:value-type="float" office:value="0.31783304" calcext:value-type="float">
            <text:p>0.31783304</text:p>
          </table:table-cell>
          <table:table-cell table:formula="of:=[.D7]/([.A7]*[.B7])" office:value-type="float" office:value="0.00000484974731445313" calcext:value-type="float">
            <text:p>4.84974731445313E-06</text:p>
          </table:table-cell>
          <table:table-cell table:formula="of:=1/[.E7]" office:value-type="float" office:value="206196.309861303" calcext:value-type="float">
            <text:p>206196.309861303</text:p>
          </table:table-cell>
          <table:table-cell table:formula="of:=[.A7]*[.B7]*2" office:value-type="float" office:value="131072" calcext:value-type="float">
            <text:p>131072</text:p>
          </table:table-cell>
          <table:table-cell table:formula="of:=([.G7]*8)/([.H$1]*1000000)" office:value-type="float" office:value="0.2097152" calcext:value-type="float">
            <text:p>0.2097152</text:p>
          </table:table-cell>
          <table:table-cell table:formula="of:=([.H7]*8)/[.I$1]" office:value-type="float" office:value="0.067108864" calcext:value-type="float">
            <text:p>0.067108864</text:p>
          </table:table-cell>
          <table:table-cell table:formula="of:=([.I7]*8)/[.J$1]" office:value-type="float" office:value="0.01073741824" calcext:value-type="float">
            <text:p>0.010737418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158936040" calcext:value-type="float">
            <text:p>158936040</text:p>
          </table:table-cell>
          <table:table-cell table:formula="of:=[.C8]/1000000000" office:value-type="float" office:value="0.15893604" calcext:value-type="float">
            <text:p>0.15893604</text:p>
          </table:table-cell>
          <table:table-cell table:formula="of:=[.D8]/([.A8]*[.B8])" office:value-type="float" office:value="0.00000485034301757813" calcext:value-type="float">
            <text:p>4.85034301757813E-06</text:p>
          </table:table-cell>
          <table:table-cell table:formula="of:=1/[.E8]" office:value-type="float" office:value="206170.985510901" calcext:value-type="float">
            <text:p>206170.985510901</text:p>
          </table:table-cell>
          <table:table-cell table:formula="of:=[.A8]*[.B8]*2" office:value-type="float" office:value="65536" calcext:value-type="float">
            <text:p>65536</text:p>
          </table:table-cell>
          <table:table-cell table:formula="of:=([.G8]*8)/([.H$1]*1000000)" office:value-type="float" office:value="0.1048576" calcext:value-type="float">
            <text:p>0.1048576</text:p>
          </table:table-cell>
          <table:table-cell table:formula="of:=([.H8]*8)/[.I$1]" office:value-type="float" office:value="0.033554432" calcext:value-type="float">
            <text:p>0.033554432</text:p>
          </table:table-cell>
          <table:table-cell table:formula="of:=([.I8]*8)/[.J$1]" office:value-type="float" office:value="0.00536870912" calcext:value-type="float">
            <text:p>0.005368709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384" calcext:value-type="float">
            <text:p>16384</text:p>
          </table:table-cell>
          <table:table-cell office:value-type="float" office:value="556196700" calcext:value-type="float">
            <text:p>556196700</text:p>
          </table:table-cell>
          <table:table-cell table:formula="of:=[.C9]/1000000000" office:value-type="float" office:value="0.5561967" calcext:value-type="float">
            <text:p>0.5561967</text:p>
          </table:table-cell>
          <table:table-cell table:formula="of:=[.D9]/([.A9]*[.B9])" office:value-type="float" office:value="0.00000484965035574777" calcext:value-type="float">
            <text:p>4.84965035574777E-06</text:p>
          </table:table-cell>
          <table:table-cell table:formula="of:=1/[.E9]" office:value-type="float" office:value="206200.432329066" calcext:value-type="float">
            <text:p>206200.432329066</text:p>
          </table:table-cell>
          <table:table-cell table:formula="of:=[.A9]*[.B9]*2" office:value-type="float" office:value="229376" calcext:value-type="float">
            <text:p>229376</text:p>
          </table:table-cell>
          <table:table-cell table:formula="of:=([.G9]*8)/([.H$1]*1000000)" office:value-type="float" office:value="0.3670016" calcext:value-type="float">
            <text:p>0.3670016</text:p>
          </table:table-cell>
          <table:table-cell table:formula="of:=([.H9]*8)/[.I$1]" office:value-type="float" office:value="0.117440512" calcext:value-type="float">
            <text:p>0.117440512</text:p>
          </table:table-cell>
          <table:table-cell table:formula="of:=([.I9]*8)/[.J$1]" office:value-type="float" office:value="0.01879048192" calcext:value-type="float">
            <text:p>0.018790481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278229780" calcext:value-type="float">
            <text:p>278229780</text:p>
          </table:table-cell>
          <table:table-cell table:formula="of:=[.C10]/1000000000" office:value-type="float" office:value="0.27822978" calcext:value-type="float">
            <text:p>0.27822978</text:p>
          </table:table-cell>
          <table:table-cell table:formula="of:=[.D10]/([.A10]*[.B10])" office:value-type="float" office:value="0.00000485194231305804" calcext:value-type="float">
            <text:p>4.85194231305804E-06</text:p>
          </table:table-cell>
          <table:table-cell table:formula="of:=1/[.E10]" office:value-type="float" office:value="206103.02750482" calcext:value-type="float">
            <text:p>206103.02750482</text:p>
          </table:table-cell>
          <table:table-cell table:formula="of:=[.A10]*[.B10]*2" office:value-type="float" office:value="114688" calcext:value-type="float">
            <text:p>114688</text:p>
          </table:table-cell>
          <table:table-cell table:formula="of:=([.G10]*8)/([.H$1]*1000000)" office:value-type="float" office:value="0.1835008" calcext:value-type="float">
            <text:p>0.1835008</text:p>
          </table:table-cell>
          <table:table-cell table:formula="of:=([.H10]*8)/[.I$1]" office:value-type="float" office:value="0.058720256" calcext:value-type="float">
            <text:p>0.058720256</text:p>
          </table:table-cell>
          <table:table-cell table:formula="of:=([.I10]*8)/[.J$1]" office:value-type="float" office:value="0.00939524096" calcext:value-type="float">
            <text:p>0.009395240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 number:title="User-defined">
      <number:number number:decimal-places="1" loext:min-decimal-places="1" number:min-integer-digits="1"/>
    </number:number-style>
    <number:number-style style:name="N123">
      <number:number number:decimal-places="8" loext:min-decimal-places="8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/00/0000</text:date>, <text:time style:data-style-name="N2" text:time-value="21:12:01.6931237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0T22:00:56.271070209</meta:creation-date>
    <meta:generator>LibreOffice/6.4.7.2$Linux_X86_64 LibreOffice_project/40$Build-2</meta:generator>
    <dc:date>2021-05-01T22:27:47.672045790</dc:date>
    <meta:editing-duration>PT23H21M57S</meta:editing-duration>
    <meta:editing-cycles>107</meta:editing-cycles>
    <meta:document-statistic meta:table-count="10" meta:cell-count="141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37cm" svg:y="0.316cm" chart:style-name="ch2">
          <text:p>Runtime of SLAP per user</text:p>
        </chart:title>
        <chart:legend chart:legend-position="end" svg:x="12.381cm" svg:y="3.454cm" style:legend-expansion="high" chart:style-name="ch3"/>
        <chart:plot-area chart:style-name="ch4" table:cell-range-address="incr_n.A29:incr_n.E33" chart:data-source-has-labels="both" svg:x="1.331cm" svg:y="1.275cm" svg:width="10.73cm" svg:height="6.564cm">
          <chartooo:coordinate-region svg:x="2.058cm" svg:y="1.474cm" svg:width="9.446cm" svg:height="5.718cm"/>
          <chart:axis chart:dimension="x" chart:name="primary-x" chart:style-name="ch5" chartooo:axis-type="auto">
            <chartooo:date-scale/>
            <chart:title svg:x="6.215cm" svg:y="8.019cm" chart:style-name="ch6">
              <text:p>Users</text:p>
            </chart:title>
            <chart:categories table:cell-range-address="incr_n.A30:incr_n.A33"/>
          </chart:axis>
          <chart:axis chart:dimension="y" chart:name="primary-y" chart:style-name="ch5">
            <chart:title svg:x="0.451cm" svg:y="5.937cm" chart:style-name="ch7">
              <text:p>Runtime/user (ms)</text:p>
            </chart:title>
            <chart:grid chart:style-name="ch8" chart:class="major"/>
          </chart:axis>
          <chart:series chart:style-name="ch9" chart:values-cell-range-address="incr_n.B30:incr_n.B33" chart:label-cell-address="incr_n.B29:incr_n.B29" chart:class="chart:line">
            <chart:data-point chart:repeated="4"/>
          </chart:series>
          <chart:series chart:style-name="ch10" chart:values-cell-range-address="incr_n.C30:incr_n.C33" chart:label-cell-address="incr_n.C29:incr_n.C29" chart:class="chart:line">
            <chart:data-point chart:repeated="4"/>
          </chart:series>
          <chart:series chart:style-name="ch11" chart:values-cell-range-address="incr_n.D30:incr_n.D33" chart:label-cell-address="incr_n.D29:incr_n.D29" chart:class="chart:line">
            <chart:data-point chart:repeated="4"/>
          </chart:series>
          <chart:series chart:style-name="ch12" chart:values-cell-range-address="incr_n.E30:incr_n.E33" chart:label-cell-address="incr_n.E29:incr_n.E29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NS Agg BGV</text:p>
                <draw:g>
                  <svg:desc>incr_n.B29:incr_n.B29</svg:desc>
                </draw:g>
              </table:table-cell>
              <table:table-cell office:value-type="string">
                <text:p>NTL Agg BGV</text:p>
                <draw:g>
                  <svg:desc>incr_n.C29:incr_n.C29</svg:desc>
                </draw:g>
              </table:table-cell>
              <table:table-cell office:value-type="string">
                <text:p>RNS Agg BFV</text:p>
                <draw:g>
                  <svg:desc>incr_n.D29:incr_n.D29</svg:desc>
                </draw:g>
              </table:table-cell>
              <table:table-cell office:value-type="string">
                <text:p>NTL Agg BFV</text:p>
                <draw:g>
                  <svg:desc>incr_n.E29:incr_n.E29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incr_n.A30:incr_n.A33</svg:desc>
                </draw:g>
              </table:table-cell>
              <table:table-cell office:value-type="float" office:value="0.01321168">
                <text:p>0.01321168</text:p>
                <draw:g>
                  <svg:desc>incr_n.B30:incr_n.B33</svg:desc>
                </draw:g>
              </table:table-cell>
              <table:table-cell office:value-type="float" office:value="0.4732482">
                <text:p>0.4732482</text:p>
                <draw:g>
                  <svg:desc>incr_n.C30:incr_n.C33</svg:desc>
                </draw:g>
              </table:table-cell>
              <table:table-cell office:value-type="float" office:value="0.07198986">
                <text:p>0.07198986</text:p>
                <draw:g>
                  <svg:desc>incr_n.D30:incr_n.D33</svg:desc>
                </draw:g>
              </table:table-cell>
              <table:table-cell office:value-type="float" office:value="1.744166">
                <text:p>1.744166</text:p>
                <draw:g>
                  <svg:desc>incr_n.E30:incr_n.E33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9312296">
                <text:p>0.019312296</text:p>
              </table:table-cell>
              <table:table-cell office:value-type="float" office:value="0.27187528">
                <text:p>0.27187528</text:p>
              </table:table-cell>
              <table:table-cell office:value-type="float" office:value="0.060009976">
                <text:p>0.060009976</text:p>
              </table:table-cell>
              <table:table-cell office:value-type="float" office:value="0.87900062">
                <text:p>0.8790006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14089906">
                <text:p>0.014089906</text:p>
              </table:table-cell>
              <table:table-cell office:value-type="float" office:value="0.12592038">
                <text:p>0.12592038</text:p>
              </table:table-cell>
              <table:table-cell office:value-type="float" office:value="0.042683154">
                <text:p>0.042683154</text:p>
              </table:table-cell>
              <table:table-cell office:value-type="float" office:value="0.2981647">
                <text:p>0.298164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13588454">
                <text:p>0.013588454</text:p>
              </table:table-cell>
              <table:table-cell office:value-type="float" office:value="0.11146886">
                <text:p>0.11146886</text:p>
              </table:table-cell>
              <table:table-cell office:value-type="float" office:value="0.04127407">
                <text:p>0.04127407</text:p>
              </table:table-cell>
              <table:table-cell office:value-type="float" office:value="0.24528086">
                <text:p>0.245280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646cm" svg:height="8.806cm" xlink:href=".." xlink:type="simple" chart:class="chart:line" chart:style-name="ch1">
        <chart:title svg:x="1.535cm" svg:y="0.312cm" chart:style-name="ch2">
          <text:p>Runtime of SLAP's aggregation with different numbers of users</text:p>
        </chart:title>
        <chart:legend chart:legend-position="end" svg:x="9.154cm" svg:y="5.689cm" style:legend-expansion="custom" chartooo:width="6.113cm" chartooo:height="2.047cm" style:legend-expansion-aspect-ratio="2.98632144601856" chart:style-name="ch3"/>
        <chart:plot-area chart:style-name="ch4" table:cell-range-address="incr_n.A30:incr_n.A33 incr_n.F29:incr_n.I33" chart:data-source-has-labels="both" svg:x="0.209cm" svg:y="1.241cm" svg:width="15.665cm" svg:height="7.477cm">
          <chartooo:coordinate-region svg:x="1.571cm" svg:y="1.44cm" svg:width="13.746cm" svg:height="6.631cm"/>
          <chart:axis chart:dimension="x" chart:name="primary-x" chart:style-name="ch5" chartooo:axis-type="auto">
            <chartooo:date-scale/>
            <chart:title svg:x="8.001cm" svg:y="8.07cm" chart:style-name="ch6">
              <text:p>Users</text:p>
            </chart:title>
            <chart:categories table:cell-range-address="incr_n.A30:incr_n.A33"/>
          </chart:axis>
          <chart:axis chart:dimension="y" chart:name="primary-y" chart:style-name="ch7">
            <chart:title svg:x="0.171cm" svg:y="6.646cm" chart:style-name="ch8">
              <text:p>Runtime (ms)</text:p>
            </chart:title>
            <chart:grid chart:style-name="ch9" chart:class="major"/>
          </chart:axis>
          <chart:series chart:style-name="ch10" chart:values-cell-range-address="incr_n.F30:incr_n.F33" chart:label-cell-address="incr_n.F29:incr_n.F29" chart:class="chart:line">
            <chart:data-point chart:repeated="4"/>
          </chart:series>
          <chart:series chart:style-name="ch11" chart:values-cell-range-address="incr_n.G30:incr_n.G33" chart:label-cell-address="incr_n.G29:incr_n.G29" chart:class="chart:line">
            <chart:data-point chart:repeated="4"/>
          </chart:series>
          <chart:series chart:style-name="ch12" chart:values-cell-range-address="incr_n.H30:incr_n.H33" chart:label-cell-address="incr_n.H29:incr_n.H29" chart:class="chart:line">
            <chart:data-point chart:repeated="4"/>
          </chart:series>
          <chart:series chart:style-name="ch13" chart:values-cell-range-address="incr_n.I30:incr_n.I33" chart:label-cell-address="incr_n.I29:incr_n.I29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ll-RNS Agg (Noise-Scaled)</text:p>
                <draw:g>
                  <svg:desc>incr_n.F29:incr_n.F29</svg:desc>
                </draw:g>
              </table:table-cell>
              <table:table-cell office:value-type="string">
                <text:p>Basic Agg (Noise-Scaled)</text:p>
                <draw:g>
                  <svg:desc>incr_n.G29:incr_n.G29</svg:desc>
                </draw:g>
              </table:table-cell>
              <table:table-cell office:value-type="string">
                <text:p>Full-RNS Agg (Message-Scaled)</text:p>
                <draw:g>
                  <svg:desc>incr_n.H29:incr_n.H29</svg:desc>
                </draw:g>
              </table:table-cell>
              <table:table-cell office:value-type="string">
                <text:p>Basic Agg (Message-Scaled)</text:p>
                <draw:g>
                  <svg:desc>incr_n.I29:incr_n.I29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incr_n.A30:incr_n.A33</svg:desc>
                </draw:g>
              </table:table-cell>
              <table:table-cell office:value-type="float" office:value="1.321168">
                <text:p>1.321168</text:p>
                <draw:g>
                  <svg:desc>incr_n.F30:incr_n.F33</svg:desc>
                </draw:g>
              </table:table-cell>
              <table:table-cell office:value-type="float" office:value="47.32482">
                <text:p>47.32482</text:p>
                <draw:g>
                  <svg:desc>incr_n.G30:incr_n.G33</svg:desc>
                </draw:g>
              </table:table-cell>
              <table:table-cell office:value-type="float" office:value="7.198986">
                <text:p>7.198986</text:p>
                <draw:g>
                  <svg:desc>incr_n.H30:incr_n.H33</svg:desc>
                </draw:g>
              </table:table-cell>
              <table:table-cell office:value-type="float" office:value="174.4166">
                <text:p>174.4166</text:p>
                <draw:g>
                  <svg:desc>incr_n.I30:incr_n.I33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9.312296">
                <text:p>19.312296</text:p>
              </table:table-cell>
              <table:table-cell office:value-type="float" office:value="271.87528">
                <text:p>271.87528</text:p>
              </table:table-cell>
              <table:table-cell office:value-type="float" office:value="60.009976">
                <text:p>60.009976</text:p>
              </table:table-cell>
              <table:table-cell office:value-type="float" office:value="879.00062">
                <text:p>879.0006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40.89906">
                <text:p>140.89906</text:p>
              </table:table-cell>
              <table:table-cell office:value-type="float" office:value="1259.2038">
                <text:p>1259.2038</text:p>
              </table:table-cell>
              <table:table-cell office:value-type="float" office:value="426.83154">
                <text:p>426.83154</text:p>
              </table:table-cell>
              <table:table-cell office:value-type="float" office:value="2981.647">
                <text:p>2981.64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358.8454">
                <text:p>1358.8454</text:p>
              </table:table-cell>
              <table:table-cell office:value-type="float" office:value="11146.886">
                <text:p>11146.886</text:p>
              </table:table-cell>
              <table:table-cell office:value-type="float" office:value="4127.407">
                <text:p>4127.407</text:p>
              </table:table-cell>
              <table:table-cell office:value-type="float" office:value="24528.086">
                <text:p>24528.0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